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21.4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91.96pt"/>
    </style:style>
    <style:style style:name="co16" style:family="table-column">
      <style:table-column-properties fo:break-before="auto" style:column-width="16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ogramsInfo_Metr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M_RF_F1</text:p>
          </table:table-cell>
          <table:table-cell office:value-type="string" calcext:value-type="string">
            <text:p>MM_DT_F1</text:p>
          </table:table-cell>
          <table:table-cell office:value-type="string" calcext:value-type="string">
            <text:p>MM_KNN_F1</text:p>
          </table:table-cell>
          <table:table-cell office:value-type="string" calcext:value-type="string">
            <text:p>MM_SVM_F1</text:p>
          </table:table-cell>
          <table:table-cell office:value-type="string" calcext:value-type="string">
            <text:p>MM_LDA_F1</text:p>
          </table:table-cell>
          <table:table-cell office:value-type="string" calcext:value-type="string">
            <text:p>MM_LR_F1</text:p>
          </table:table-cell>
          <table:table-cell office:value-type="string" calcext:value-type="string">
            <text:p>MM_GNB_F1</text:p>
          </table:table-cell>
          <table:table-cell office:value-type="string" calcext:value-type="string">
            <text:p>EM_RF_F1</text:p>
          </table:table-cell>
          <table:table-cell office:value-type="string" calcext:value-type="string">
            <text:p>EM_DT_F1</text:p>
          </table:table-cell>
          <table:table-cell office:value-type="string" calcext:value-type="string">
            <text:p>EM_KNN_F1</text:p>
          </table:table-cell>
          <table:table-cell office:value-type="string" calcext:value-type="string">
            <text:p>EM_SVM_F1</text:p>
          </table:table-cell>
          <table:table-cell office:value-type="string" calcext:value-type="string">
            <text:p>EM_LDA_F1</text:p>
          </table:table-cell>
          <table:table-cell office:value-type="string" calcext:value-type="string">
            <text:p>EM_LR_F1</text:p>
          </table:table-cell>
          <table:table-cell office:value-type="string" calcext:value-type="string">
            <text:p>EM_GNB_F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86.5166530862271" calcext:value-type="float">
            <text:p>86.5166530862271</text:p>
          </table:table-cell>
          <table:table-cell office:value-type="float" office:value="80.9205507136542" calcext:value-type="float">
            <text:p>80.9205507136542</text:p>
          </table:table-cell>
          <table:table-cell office:value-type="float" office:value="80.8194389110806" calcext:value-type="float">
            <text:p>80.8194389110806</text:p>
          </table:table-cell>
          <table:table-cell office:value-type="float" office:value="87.0066738816739" calcext:value-type="float">
            <text:p>87.0066738816739</text:p>
          </table:table-cell>
          <table:table-cell office:value-type="float" office:value="82.6128991060026" calcext:value-type="float">
            <text:p>82.6128991060026</text:p>
          </table:table-cell>
          <table:table-cell office:value-type="float" office:value="86.7436213212075" calcext:value-type="float">
            <text:p>86.7436213212075</text:p>
          </table:table-cell>
          <table:table-cell office:value-type="float" office:value="69.8894278863319" calcext:value-type="float">
            <text:p>69.8894278863319</text:p>
          </table:table-cell>
          <table:table-cell office:value-type="float" office:value="84.5336021048095" calcext:value-type="float">
            <text:p>84.5336021048095</text:p>
          </table:table-cell>
          <table:table-cell office:value-type="float" office:value="86.139540026537" calcext:value-type="float">
            <text:p>86.139540026537</text:p>
          </table:table-cell>
          <table:table-cell office:value-type="float" office:value="83.8013538748833" calcext:value-type="float">
            <text:p>83.8013538748833</text:p>
          </table:table-cell>
          <table:table-cell office:value-type="float" office:value="85.4455624355005" calcext:value-type="float">
            <text:p>85.4455624355005</text:p>
          </table:table-cell>
          <table:table-cell office:value-type="float" office:value="83.8085409602438" calcext:value-type="float">
            <text:p>83.8085409602438</text:p>
          </table:table-cell>
          <table:table-cell office:value-type="float" office:value="89.5042961854107" calcext:value-type="float">
            <text:p>89.5042961854107</text:p>
          </table:table-cell>
          <table:table-cell office:value-type="float" office:value="87.6636566907465" calcext:value-type="float">
            <text:p>87.663656690746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9.5115015703251" calcext:value-type="float">
            <text:p>59.5115015703251</text:p>
          </table:table-cell>
          <table:table-cell office:value-type="float" office:value="68.0546675546676" calcext:value-type="float">
            <text:p>68.0546675546676</text:p>
          </table:table-cell>
          <table:table-cell office:value-type="float" office:value="65.7188644688645" calcext:value-type="float">
            <text:p>65.7188644688645</text:p>
          </table:table-cell>
          <table:table-cell office:value-type="float" office:value="59.6421209509445" calcext:value-type="float">
            <text:p>59.6421209509445</text:p>
          </table:table-cell>
          <table:table-cell office:value-type="float" office:value="66.9187495511025" calcext:value-type="float">
            <text:p>66.9187495511025</text:p>
          </table:table-cell>
          <table:table-cell office:value-type="float" office:value="56.1995854163037" calcext:value-type="float">
            <text:p>56.1995854163037</text:p>
          </table:table-cell>
          <table:table-cell office:value-type="float" office:value="61.6388490736317" calcext:value-type="float">
            <text:p>61.6388490736317</text:p>
          </table:table-cell>
          <table:table-cell office:value-type="float" office:value="73.1907621102667" calcext:value-type="float">
            <text:p>73.1907621102667</text:p>
          </table:table-cell>
          <table:table-cell office:value-type="float" office:value="66.9418767507003" calcext:value-type="float">
            <text:p>66.9418767507003</text:p>
          </table:table-cell>
          <table:table-cell office:value-type="float" office:value="64.2263747604305" calcext:value-type="float">
            <text:p>64.2263747604305</text:p>
          </table:table-cell>
          <table:table-cell office:value-type="float" office:value="71.7937669485657" calcext:value-type="float">
            <text:p>71.7937669485657</text:p>
          </table:table-cell>
          <table:table-cell office:value-type="float" office:value="77.3294756499091" calcext:value-type="float">
            <text:p>77.3294756499091</text:p>
          </table:table-cell>
          <table:table-cell office:value-type="float" office:value="72.7170556481702" calcext:value-type="float">
            <text:p>72.7170556481702</text:p>
          </table:table-cell>
          <table:table-cell office:value-type="float" office:value="69.584305549523" calcext:value-type="float">
            <text:p>69.58430554952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68.5555555555556" calcext:value-type="float">
            <text:p>68.5555555555556</text:p>
          </table:table-cell>
          <table:table-cell office:value-type="float" office:value="74.9047619047619" calcext:value-type="float">
            <text:p>74.9047619047619</text:p>
          </table:table-cell>
          <table:table-cell office:value-type="float" office:value="65.5714285714286" calcext:value-type="float">
            <text:p>65.5714285714286</text:p>
          </table:table-cell>
          <table:table-cell office:value-type="float" office:value="71" calcext:value-type="float">
            <text:p>71</text:p>
          </table:table-cell>
          <table:table-cell office:value-type="float" office:value="72.1746031746032" calcext:value-type="float">
            <text:p>72.1746031746032</text:p>
          </table:table-cell>
          <table:table-cell office:value-type="float" office:value="79.9047619047619" calcext:value-type="float">
            <text:p>79.9047619047619</text:p>
          </table:table-cell>
          <table:table-cell office:value-type="float" office:value="67.9285714285714" calcext:value-type="float">
            <text:p>67.9285714285714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50" calcext:value-type="float">
            <text:p>50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46.3333333333333" calcext:value-type="float">
            <text:p>46.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59.3333333333333" calcext:value-type="float">
            <text:p>59.3333333333333</text:p>
          </table:table-cell>
          <table:table-cell office:value-type="float" office:value="89.3333333333333" calcext:value-type="float">
            <text:p>89.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70.6666666666667" calcext:value-type="float">
            <text:p>70.6666666666667</text:p>
          </table:table-cell>
          <table:table-cell office:value-type="float" office:value="64.3333333333333" calcext:value-type="float">
            <text:p>64.3333333333333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75" calcext:value-type="float">
            <text:p>75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55.5555555555556" calcext:value-type="float">
            <text:p>55.5555555555556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79.9778669439993" calcext:value-type="float">
            <text:p>79.9778669439993</text:p>
          </table:table-cell>
          <table:table-cell office:value-type="float" office:value="78.6465914947959" calcext:value-type="float">
            <text:p>78.6465914947959</text:p>
          </table:table-cell>
          <table:table-cell office:value-type="float" office:value="75.1554755685663" calcext:value-type="float">
            <text:p>75.1554755685663</text:p>
          </table:table-cell>
          <table:table-cell office:value-type="float" office:value="72.2929646621539" calcext:value-type="float">
            <text:p>72.2929646621539</text:p>
          </table:table-cell>
          <table:table-cell office:value-type="float" office:value="74.5395217778576" calcext:value-type="float">
            <text:p>74.5395217778576</text:p>
          </table:table-cell>
          <table:table-cell office:value-type="float" office:value="71.1775696261643" calcext:value-type="float">
            <text:p>71.1775696261643</text:p>
          </table:table-cell>
          <table:table-cell office:value-type="float" office:value="71.0010529898646" calcext:value-type="float">
            <text:p>71.0010529898646</text:p>
          </table:table-cell>
          <table:table-cell office:value-type="float" office:value="85.3412444735974" calcext:value-type="float">
            <text:p>85.3412444735974</text:p>
          </table:table-cell>
          <table:table-cell office:value-type="float" office:value="81.6989731258182" calcext:value-type="float">
            <text:p>81.6989731258182</text:p>
          </table:table-cell>
          <table:table-cell office:value-type="float" office:value="73.8675590834467" calcext:value-type="float">
            <text:p>73.8675590834467</text:p>
          </table:table-cell>
          <table:table-cell office:value-type="float" office:value="77.3293352241595" calcext:value-type="float">
            <text:p>77.3293352241595</text:p>
          </table:table-cell>
          <table:table-cell office:value-type="float" office:value="82.2757282230966" calcext:value-type="float">
            <text:p>82.2757282230966</text:p>
          </table:table-cell>
          <table:table-cell office:value-type="float" office:value="82.0940897772017" calcext:value-type="float">
            <text:p>82.0940897772017</text:p>
          </table:table-cell>
          <table:table-cell office:value-type="float" office:value="71.2941803105342" calcext:value-type="float">
            <text:p>71.2941803105342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76.1904761904762" calcext:value-type="float">
            <text:p>7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85.455266955267" calcext:value-type="float">
            <text:p>85.455266955267</text:p>
          </table:table-cell>
          <table:table-cell office:value-type="float" office:value="86.1031746031746" calcext:value-type="float">
            <text:p>86.1031746031746</text:p>
          </table:table-cell>
          <table:table-cell office:value-type="float" office:value="83.0772005772006" calcext:value-type="float">
            <text:p>83.0772005772006</text:p>
          </table:table-cell>
          <table:table-cell office:value-type="float" office:value="67.5" calcext:value-type="float">
            <text:p>67.5</text:p>
          </table:table-cell>
          <table:table-cell office:value-type="float" office:value="81.3607503607504" calcext:value-type="float">
            <text:p>81.3607503607504</text:p>
          </table:table-cell>
          <table:table-cell office:value-type="float" office:value="84.6024531024531" calcext:value-type="float">
            <text:p>84.6024531024531</text:p>
          </table:table-cell>
          <table:table-cell office:value-type="float" office:value="79.3044733044733" calcext:value-type="float">
            <text:p>79.3044733044733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78.3571428571429" calcext:value-type="float">
            <text:p>78.3571428571429</text:p>
          </table:table-cell>
          <table:table-cell office:value-type="float" office:value="70.4047619047619" calcext:value-type="float">
            <text:p>70.4047619047619</text:p>
          </table:table-cell>
          <table:table-cell office:value-type="float" office:value="67.9047619047619" calcext:value-type="float">
            <text:p>67.9047619047619</text:p>
          </table:table-cell>
          <table:table-cell office:value-type="float" office:value="74.9393939393939" calcext:value-type="float">
            <text:p>74.9393939393939</text:p>
          </table:table-cell>
          <table:table-cell office:value-type="float" office:value="62.7857142857143" calcext:value-type="float">
            <text:p>62.7857142857143</text:p>
          </table:table-cell>
          <table:table-cell office:value-type="float" office:value="66.6428571428572" calcext:value-type="float">
            <text:p>66.642857142857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70.3703703703704" calcext:value-type="float">
            <text:p>70.3703703703704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43.3333333333333" calcext:value-type="float">
            <text:p>43.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4.7619047619048" calcext:value-type="float">
            <text:p>64.7619047619048</text:p>
          </table:table-cell>
          <table:table-cell office:value-type="float" office:value="35" calcext:value-type="float">
            <text:p>35</text:p>
          </table:table-cell>
          <table:table-cell office:value-type="float" office:value="59.1666666666667" calcext:value-type="float">
            <text:p>59.1666666666667</text:p>
          </table:table-cell>
          <table:table-cell office:value-type="float" office:value="58.3809523809524" calcext:value-type="float">
            <text:p>58.3809523809524</text:p>
          </table:table-cell>
          <table:table-cell office:value-type="float" office:value="71.0714285714286" calcext:value-type="float">
            <text:p>71.0714285714286</text:p>
          </table:table-cell>
          <table:table-cell office:value-type="float" office:value="47.7142857142857" calcext:value-type="float">
            <text:p>47.7142857142857</text:p>
          </table:table-cell>
          <table:table-cell office:value-type="float" office:value="74.3333333333333" calcext:value-type="float">
            <text:p>74.3333333333333</text:p>
          </table:table-cell>
          <table:table-cell office:value-type="float" office:value="76.4514505961874" calcext:value-type="float">
            <text:p>76.4514505961874</text:p>
          </table:table-cell>
          <table:table-cell office:value-type="float" office:value="74.733709273183" calcext:value-type="float">
            <text:p>74.733709273183</text:p>
          </table:table-cell>
          <table:table-cell office:value-type="float" office:value="75.9467456520088" calcext:value-type="float">
            <text:p>75.9467456520088</text:p>
          </table:table-cell>
          <table:table-cell office:value-type="float" office:value="63.7740609064139" calcext:value-type="float">
            <text:p>63.7740609064139</text:p>
          </table:table-cell>
          <table:table-cell office:value-type="float" office:value="87.0893174480804" calcext:value-type="float">
            <text:p>87.0893174480804</text:p>
          </table:table-cell>
          <table:table-cell office:value-type="float" office:value="76.0209045340624" calcext:value-type="float">
            <text:p>76.0209045340624</text:p>
          </table:table-cell>
          <table:table-cell office:value-type="float" office:value="75.1648210082993" calcext:value-type="float">
            <text:p>75.1648210082993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63.1060606060606" calcext:value-type="float">
            <text:p>63.1060606060606</text:p>
          </table:table-cell>
          <table:table-cell office:value-type="float" office:value="63" calcext:value-type="float">
            <text:p>63</text:p>
          </table:table-cell>
          <table:table-cell office:value-type="float" office:value="67.1666666666667" calcext:value-type="float">
            <text:p>67.1666666666667</text:p>
          </table:table-cell>
          <table:table-cell office:value-type="float" office:value="73.2229437229437" calcext:value-type="float">
            <text:p>73.2229437229437</text:p>
          </table:table-cell>
          <table:table-cell office:value-type="float" office:value="57.7460317460317" calcext:value-type="float">
            <text:p>57.7460317460317</text:p>
          </table:table-cell>
          <table:table-cell office:value-type="float" office:value="66.4393939393939" calcext:value-type="float">
            <text:p>66.4393939393939</text:p>
          </table:table-cell>
          <table:table-cell office:value-type="float" office:value="59.5793650793651" calcext:value-type="float">
            <text:p>59.5793650793651</text:p>
          </table:table-cell>
          <table:table-cell office:value-type="float" office:value="77.7922077922078" calcext:value-type="float">
            <text:p>77.7922077922078</text:p>
          </table:table-cell>
          <table:table-cell office:value-type="float" office:value="76.9771894771895" calcext:value-type="float">
            <text:p>76.9771894771895</text:p>
          </table:table-cell>
          <table:table-cell office:value-type="float" office:value="47.4126984126984" calcext:value-type="float">
            <text:p>47.4126984126984</text:p>
          </table:table-cell>
          <table:table-cell office:value-type="float" office:value="65.9590409590409" calcext:value-type="float">
            <text:p>65.9590409590409</text:p>
          </table:table-cell>
          <table:table-cell office:value-type="float" office:value="74.2912087912088" calcext:value-type="float">
            <text:p>74.2912087912088</text:p>
          </table:table-cell>
          <table:table-cell office:value-type="float" office:value="78.7196137196137" calcext:value-type="float">
            <text:p>78.7196137196137</text:p>
          </table:table-cell>
          <table:table-cell office:value-type="float" office:value="86.0494505494505" calcext:value-type="float">
            <text:p>86.0494505494505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80.0676535516352" calcext:value-type="float">
            <text:p>80.0676535516352</text:p>
          </table:table-cell>
          <table:table-cell office:value-type="float" office:value="82.0363633146242" calcext:value-type="float">
            <text:p>82.0363633146242</text:p>
          </table:table-cell>
          <table:table-cell office:value-type="float" office:value="75.3924438508501" calcext:value-type="float">
            <text:p>75.3924438508501</text:p>
          </table:table-cell>
          <table:table-cell office:value-type="float" office:value="73.7655667495484" calcext:value-type="float">
            <text:p>73.7655667495484</text:p>
          </table:table-cell>
          <table:table-cell office:value-type="float" office:value="82.2948384948385" calcext:value-type="float">
            <text:p>82.2948384948385</text:p>
          </table:table-cell>
          <table:table-cell office:value-type="float" office:value="80.0784760624578" calcext:value-type="float">
            <text:p>80.0784760624578</text:p>
          </table:table-cell>
          <table:table-cell office:value-type="float" office:value="17.6734539969834" calcext:value-type="float">
            <text:p>17.6734539969834</text:p>
          </table:table-cell>
          <table:table-cell office:value-type="float" office:value="71.924073582002" calcext:value-type="float">
            <text:p>71.924073582002</text:p>
          </table:table-cell>
          <table:table-cell office:value-type="float" office:value="67.9105735352875" calcext:value-type="float">
            <text:p>67.9105735352875</text:p>
          </table:table-cell>
          <table:table-cell office:value-type="float" office:value="59.2151812083162" calcext:value-type="float">
            <text:p>59.2151812083162</text:p>
          </table:table-cell>
          <table:table-cell office:value-type="float" office:value="63.6067977915804" calcext:value-type="float">
            <text:p>63.6067977915804</text:p>
          </table:table-cell>
          <table:table-cell office:value-type="float" office:value="73.577694235589" calcext:value-type="float">
            <text:p>73.577694235589</text:p>
          </table:table-cell>
          <table:table-cell office:value-type="float" office:value="74.2630015323514" calcext:value-type="float">
            <text:p>74.2630015323514</text:p>
          </table:table-cell>
          <table:table-cell office:value-type="float" office:value="77.4131223044267" calcext:value-type="float">
            <text:p>77.413122304426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7.40740740740741" calcext:value-type="float">
            <text:p>7.40740740740741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44.4444444444444" calcext:value-type="float">
            <text:p>44.4444444444444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83.6289488289488" calcext:value-type="float">
            <text:p>83.6289488289488</text:p>
          </table:table-cell>
          <table:table-cell office:value-type="float" office:value="77.1541279976063" calcext:value-type="float">
            <text:p>77.1541279976063</text:p>
          </table:table-cell>
          <table:table-cell office:value-type="float" office:value="83.5386876006441" calcext:value-type="float">
            <text:p>83.5386876006441</text:p>
          </table:table-cell>
          <table:table-cell office:value-type="float" office:value="72.7478921317631" calcext:value-type="float">
            <text:p>72.7478921317631</text:p>
          </table:table-cell>
          <table:table-cell office:value-type="float" office:value="80.6257539561888" calcext:value-type="float">
            <text:p>80.6257539561888</text:p>
          </table:table-cell>
          <table:table-cell office:value-type="float" office:value="80.9770883788875" calcext:value-type="float">
            <text:p>80.9770883788875</text:p>
          </table:table-cell>
          <table:table-cell office:value-type="float" office:value="66.1570141570142" calcext:value-type="float">
            <text:p>66.1570141570142</text:p>
          </table:table-cell>
          <table:table-cell office:value-type="float" office:value="76.1063618623931" calcext:value-type="float">
            <text:p>76.1063618623931</text:p>
          </table:table-cell>
          <table:table-cell office:value-type="float" office:value="75.3537528470788" calcext:value-type="float">
            <text:p>75.3537528470788</text:p>
          </table:table-cell>
          <table:table-cell office:value-type="float" office:value="68.934792128093" calcext:value-type="float">
            <text:p>68.934792128093</text:p>
          </table:table-cell>
          <table:table-cell office:value-type="float" office:value="74.2608242930824" calcext:value-type="float">
            <text:p>74.2608242930824</text:p>
          </table:table-cell>
          <table:table-cell office:value-type="float" office:value="78.7185673676219" calcext:value-type="float">
            <text:p>78.7185673676219</text:p>
          </table:table-cell>
          <table:table-cell office:value-type="float" office:value="80.2249120511429" calcext:value-type="float">
            <text:p>80.2249120511429</text:p>
          </table:table-cell>
          <table:table-cell office:value-type="float" office:value="71.1800119530241" calcext:value-type="float">
            <text:p>71.180011953024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67.3809523809524" calcext:value-type="float">
            <text:p>67.3809523809524</text:p>
          </table:table-cell>
          <table:table-cell office:value-type="float" office:value="64.9047619047619" calcext:value-type="float">
            <text:p>64.9047619047619</text:p>
          </table:table-cell>
          <table:table-cell office:value-type="float" office:value="52.6190476190476" calcext:value-type="float">
            <text:p>52.6190476190476</text:p>
          </table:table-cell>
          <table:table-cell office:value-type="float" office:value="74.1190476190476" calcext:value-type="float">
            <text:p>74.1190476190476</text:p>
          </table:table-cell>
          <table:table-cell office:value-type="float" office:value="71.1904761904762" calcext:value-type="float">
            <text:p>71.1904761904762</text:p>
          </table:table-cell>
          <table:table-cell office:value-type="float" office:value="75.1666666666667" calcext:value-type="float">
            <text:p>75.1666666666667</text:p>
          </table:table-cell>
          <table:table-cell office:value-type="float" office:value="76.8095238095238" calcext:value-type="float">
            <text:p>76.8095238095238</text:p>
          </table:table-cell>
          <table:table-cell office:value-type="float" office:value="75.3809523809524" calcext:value-type="float">
            <text:p>75.3809523809524</text:p>
          </table:table-cell>
          <table:table-cell office:value-type="float" office:value="80.1031746031746" calcext:value-type="float">
            <text:p>80.1031746031746</text:p>
          </table:table-cell>
          <table:table-cell office:value-type="float" office:value="68.2380952380952" calcext:value-type="float">
            <text:p>68.2380952380952</text:p>
          </table:table-cell>
          <table:table-cell office:value-type="float" office:value="73.6031746031746" calcext:value-type="float">
            <text:p>73.6031746031746</text:p>
          </table:table-cell>
          <table:table-cell office:value-type="float" office:value="81.6428571428571" calcext:value-type="float">
            <text:p>81.6428571428571</text:p>
          </table:table-cell>
          <table:table-cell office:value-type="float" office:value="78.031746031746" calcext:value-type="float">
            <text:p>78.031746031746</text:p>
          </table:table-cell>
          <table:table-cell office:value-type="float" office:value="83.9920634920635" calcext:value-type="float">
            <text:p>83.9920634920635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41.6666666666667" calcext:value-type="float">
            <text:p>41.6666666666667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60.3564703270586" calcext:value-type="float">
            <text:p>60.3564703270586</text:p>
          </table:table-cell>
          <table:table-cell office:value-type="float" office:value="50.6526529026529" calcext:value-type="float">
            <text:p>50.6526529026529</text:p>
          </table:table-cell>
          <table:table-cell office:value-type="float" office:value="50.6605747193982" calcext:value-type="float">
            <text:p>50.6605747193982</text:p>
          </table:table-cell>
          <table:table-cell office:value-type="float" office:value="65.5730994152047" calcext:value-type="float">
            <text:p>65.5730994152047</text:p>
          </table:table-cell>
          <table:table-cell office:value-type="float" office:value="48.7685190626367" calcext:value-type="float">
            <text:p>48.7685190626367</text:p>
          </table:table-cell>
          <table:table-cell office:value-type="float" office:value="58.9460604754722" calcext:value-type="float">
            <text:p>58.9460604754722</text:p>
          </table:table-cell>
          <table:table-cell office:value-type="float" office:value="63.625730994152" calcext:value-type="float">
            <text:p>63.625730994152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94.4444444444444" calcext:value-type="float">
            <text:p>94.444444444444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4.4444444444444" calcext:value-type="float">
            <text:p>94.4444444444444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91" calcext:value-type="float">
            <text:p>91</text:p>
          </table:table-cell>
          <table:table-cell office:value-type="float" office:value="74.8333333333333" calcext:value-type="float">
            <text:p>74.8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.5714285714286" calcext:value-type="float">
            <text:p>86.5714285714286</text:p>
          </table:table-cell>
          <table:table-cell office:value-type="float" office:value="80.0714285714286" calcext:value-type="float">
            <text:p>80.0714285714286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84.8333333333333" calcext:value-type="float">
            <text:p>84.8333333333333</text:p>
          </table:table-cell>
          <table:table-cell office:value-type="float" office:value="69.684012066365" calcext:value-type="float">
            <text:p>69.684012066365</text:p>
          </table:table-cell>
          <table:table-cell office:value-type="float" office:value="70.9016394682029" calcext:value-type="float">
            <text:p>70.9016394682029</text:p>
          </table:table-cell>
          <table:table-cell office:value-type="float" office:value="72.4272445820433" calcext:value-type="float">
            <text:p>72.4272445820433</text:p>
          </table:table-cell>
          <table:table-cell office:value-type="float" office:value="69.963836816778" calcext:value-type="float">
            <text:p>69.963836816778</text:p>
          </table:table-cell>
          <table:table-cell office:value-type="float" office:value="80.4365079365079" calcext:value-type="float">
            <text:p>80.4365079365079</text:p>
          </table:table-cell>
          <table:table-cell office:value-type="float" office:value="70.6307665502712" calcext:value-type="float">
            <text:p>70.6307665502712</text:p>
          </table:table-cell>
          <table:table-cell office:value-type="float" office:value="74.6459654037053" calcext:value-type="float">
            <text:p>74.645965403705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66.3333333333333" calcext:value-type="float">
            <text:p>66.3333333333333</text:p>
          </table:table-cell>
          <table:table-cell office:value-type="float" office:value="60.6666666666667" calcext:value-type="float">
            <text:p>60.6666666666667</text:p>
          </table:table-cell>
          <table:table-cell office:value-type="float" office:value="69.1881128735012" calcext:value-type="float">
            <text:p>69.1881128735012</text:p>
          </table:table-cell>
          <table:table-cell office:value-type="float" office:value="73.3710804159721" calcext:value-type="float">
            <text:p>73.3710804159721</text:p>
          </table:table-cell>
          <table:table-cell office:value-type="float" office:value="73.4881320949432" calcext:value-type="float">
            <text:p>73.4881320949432</text:p>
          </table:table-cell>
          <table:table-cell office:value-type="float" office:value="75.2266573295985" calcext:value-type="float">
            <text:p>75.2266573295985</text:p>
          </table:table-cell>
          <table:table-cell office:value-type="float" office:value="69.7119023047816" calcext:value-type="float">
            <text:p>69.7119023047816</text:p>
          </table:table-cell>
          <table:table-cell office:value-type="float" office:value="70.8414843670262" calcext:value-type="float">
            <text:p>70.8414843670262</text:p>
          </table:table-cell>
          <table:table-cell office:value-type="float" office:value="66.966534914361" calcext:value-type="float">
            <text:p>66.966534914361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50.3333333333333" calcext:value-type="float">
            <text:p>50.3333333333333</text:p>
          </table:table-cell>
          <table:table-cell office:value-type="float" office:value="54.6666666666667" calcext:value-type="float">
            <text:p>54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6.3333333333333" calcext:value-type="float">
            <text:p>76.3333333333333</text:p>
          </table:table-cell>
          <table:table-cell office:value-type="float" office:value="86" calcext:value-type="float">
            <text:p>86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81.6428571428571" calcext:value-type="float">
            <text:p>81.6428571428571</text:p>
          </table:table-cell>
          <table:table-cell office:value-type="float" office:value="77.8441558441558" calcext:value-type="float">
            <text:p>77.8441558441558</text:p>
          </table:table-cell>
          <table:table-cell office:value-type="float" office:value="76.9047619047619" calcext:value-type="float">
            <text:p>76.9047619047619</text:p>
          </table:table-cell>
          <table:table-cell office:value-type="float" office:value="72.1536796536797" calcext:value-type="float">
            <text:p>72.1536796536797</text:p>
          </table:table-cell>
          <table:table-cell office:value-type="float" office:value="74.2251082251082" calcext:value-type="float">
            <text:p>74.2251082251082</text:p>
          </table:table-cell>
          <table:table-cell office:value-type="float" office:value="81.7539682539682" calcext:value-type="float">
            <text:p>81.7539682539682</text:p>
          </table:table-cell>
          <table:table-cell office:value-type="float" office:value="66.5476190476191" calcext:value-type="float">
            <text:p>66.547619047619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63.3333333333333" calcext:value-type="float">
            <text:p>63.3333333333333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72.4409676151162" calcext:value-type="float">
            <text:p>72.4409676151162</text:p>
          </table:table-cell>
          <table:table-cell office:value-type="float" office:value="74.6345274952086" calcext:value-type="float">
            <text:p>74.6345274952086</text:p>
          </table:table-cell>
          <table:table-cell office:value-type="float" office:value="50.2673992673993" calcext:value-type="float">
            <text:p>50.2673992673993</text:p>
          </table:table-cell>
          <table:table-cell office:value-type="float" office:value="73.2137977964065" calcext:value-type="float">
            <text:p>73.2137977964065</text:p>
          </table:table-cell>
          <table:table-cell office:value-type="float" office:value="74.6232761047003" calcext:value-type="float">
            <text:p>74.6232761047003</text:p>
          </table:table-cell>
          <table:table-cell office:value-type="float" office:value="75.1841033063943" calcext:value-type="float">
            <text:p>75.1841033063943</text:p>
          </table:table-cell>
          <table:table-cell office:value-type="float" office:value="71.8079051383399" calcext:value-type="float">
            <text:p>71.8079051383399</text:p>
          </table:table-cell>
          <table:table-cell office:value-type="float" office:value="76.9520679167878" calcext:value-type="float">
            <text:p>76.9520679167878</text:p>
          </table:table-cell>
          <table:table-cell office:value-type="float" office:value="78.1148236067915" calcext:value-type="float">
            <text:p>78.1148236067915</text:p>
          </table:table-cell>
          <table:table-cell office:value-type="float" office:value="60.4439162276403" calcext:value-type="float">
            <text:p>60.4439162276403</text:p>
          </table:table-cell>
          <table:table-cell office:value-type="float" office:value="75.0873285664265" calcext:value-type="float">
            <text:p>75.0873285664265</text:p>
          </table:table-cell>
          <table:table-cell office:value-type="float" office:value="76.2571537319755" calcext:value-type="float">
            <text:p>76.2571537319755</text:p>
          </table:table-cell>
          <table:table-cell office:value-type="float" office:value="75.9460174409941" calcext:value-type="float">
            <text:p>75.9460174409941</text:p>
          </table:table-cell>
          <table:table-cell office:value-type="float" office:value="68.6585546562744" calcext:value-type="float">
            <text:p>68.6585546562744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53.9269619269619" calcext:value-type="float">
            <text:p>53.9269619269619</text:p>
          </table:table-cell>
          <table:table-cell office:value-type="float" office:value="55.9570984570985" calcext:value-type="float">
            <text:p>55.9570984570985</text:p>
          </table:table-cell>
          <table:table-cell office:value-type="float" office:value="49.5555555555556" calcext:value-type="float">
            <text:p>49.5555555555556</text:p>
          </table:table-cell>
          <table:table-cell office:value-type="float" office:value="52.8023643023643" calcext:value-type="float">
            <text:p>52.8023643023643</text:p>
          </table:table-cell>
          <table:table-cell office:value-type="float" office:value="63.1884781884782" calcext:value-type="float">
            <text:p>63.1884781884782</text:p>
          </table:table-cell>
          <table:table-cell office:value-type="float" office:value="65.1789321789322" calcext:value-type="float">
            <text:p>65.1789321789322</text:p>
          </table:table-cell>
          <table:table-cell office:value-type="float" office:value="69.7740249946132" calcext:value-type="float">
            <text:p>69.7740249946132</text:p>
          </table:table-cell>
          <table:table-cell office:value-type="float" office:value="73.2459207459207" calcext:value-type="float">
            <text:p>73.2459207459207</text:p>
          </table:table-cell>
          <table:table-cell office:value-type="float" office:value="61.8383838383838" calcext:value-type="float">
            <text:p>61.8383838383838</text:p>
          </table:table-cell>
          <table:table-cell office:value-type="float" office:value="63.4545454545455" calcext:value-type="float">
            <text:p>63.4545454545455</text:p>
          </table:table-cell>
          <table:table-cell office:value-type="float" office:value="56.8630813630814" calcext:value-type="float">
            <text:p>56.8630813630814</text:p>
          </table:table-cell>
          <table:table-cell office:value-type="float" office:value="66.025641025641" calcext:value-type="float">
            <text:p>66.025641025641</text:p>
          </table:table-cell>
          <table:table-cell office:value-type="float" office:value="77.7955377955378" calcext:value-type="float">
            <text:p>77.7955377955378</text:p>
          </table:table-cell>
          <table:table-cell office:value-type="float" office:value="63.858543417367" calcext:value-type="float">
            <text:p>63.858543417367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88.4334856749718" calcext:value-type="float">
            <text:p>88.4334856749718</text:p>
          </table:table-cell>
          <table:table-cell office:value-type="float" office:value="83.9213139801375" calcext:value-type="float">
            <text:p>83.9213139801375</text:p>
          </table:table-cell>
          <table:table-cell office:value-type="float" office:value="83.5152876766822" calcext:value-type="float">
            <text:p>83.5152876766822</text:p>
          </table:table-cell>
          <table:table-cell office:value-type="float" office:value="78.2922005530701" calcext:value-type="float">
            <text:p>78.2922005530701</text:p>
          </table:table-cell>
          <table:table-cell office:value-type="float" office:value="82.3183854777609" calcext:value-type="float">
            <text:p>82.3183854777609</text:p>
          </table:table-cell>
          <table:table-cell office:value-type="float" office:value="84.3819132812268" calcext:value-type="float">
            <text:p>84.3819132812268</text:p>
          </table:table-cell>
          <table:table-cell office:value-type="float" office:value="66.1681501129777" calcext:value-type="float">
            <text:p>66.1681501129777</text:p>
          </table:table-cell>
          <table:table-cell office:value-type="float" office:value="82.1666666666667" calcext:value-type="float">
            <text:p>82.1666666666667</text:p>
          </table:table-cell>
          <table:table-cell office:value-type="float" office:value="86.5714285714286" calcext:value-type="float">
            <text:p>86.5714285714286</text:p>
          </table:table-cell>
          <table:table-cell office:value-type="float" office:value="72.3809523809524" calcext:value-type="float">
            <text:p>72.3809523809524</text:p>
          </table:table-cell>
          <table:table-cell office:value-type="float" office:value="66" calcext:value-type="float">
            <text:p>66</text:p>
          </table:table-cell>
          <table:table-cell office:value-type="float" office:value="89.2142857142857" calcext:value-type="float">
            <text:p>89.2142857142857</text:p>
          </table:table-cell>
          <table:table-cell office:value-type="float" office:value="80.6428571428572" calcext:value-type="float">
            <text:p>80.6428571428572</text:p>
          </table:table-cell>
          <table:table-cell office:value-type="float" office:value="73.1904761904762" calcext:value-type="float">
            <text:p>73.1904761904762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71.6666666666667" calcext:value-type="float">
            <text:p>71.6666666666667</text:p>
          </table:table-cell>
          <table:table-cell office:value-type="float" office:value="71.3333333333333" calcext:value-type="float">
            <text:p>71.3333333333333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75" calcext:value-type="float">
            <text:p>75</text:p>
          </table:table-cell>
          <table:table-cell office:value-type="float" office:value="69.3333333333333" calcext:value-type="float">
            <text:p>69.3333333333333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5.3333333333333" calcext:value-type="float">
            <text:p>75.3333333333333</text:p>
          </table:table-cell>
          <table:table-cell office:value-type="float" office:value="85.3333333333333" calcext:value-type="float">
            <text:p>85.3333333333333</text:p>
          </table:table-cell>
          <table:table-cell office:value-type="float" office:value="76" calcext:value-type="float">
            <text:p>76</text:p>
          </table:table-cell>
          <table:table-cell office:value-type="float" office:value="81.3333333333333" calcext:value-type="float">
            <text:p>81.3333333333333</text:p>
          </table:table-cell>
          <table:table-cell office:value-type="float" office:value="84.3333333333333" calcext:value-type="float">
            <text:p>84.3333333333333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93.4795675342866" calcext:value-type="float">
            <text:p>93.4795675342866</text:p>
          </table:table-cell>
          <table:table-cell office:value-type="float" office:value="94.3839882169245" calcext:value-type="float">
            <text:p>94.3839882169245</text:p>
          </table:table-cell>
          <table:table-cell office:value-type="float" office:value="94.6060424695612" calcext:value-type="float">
            <text:p>94.6060424695612</text:p>
          </table:table-cell>
          <table:table-cell office:value-type="float" office:value="90.9648015725504" calcext:value-type="float">
            <text:p>90.9648015725504</text:p>
          </table:table-cell>
          <table:table-cell office:value-type="float" office:value="91.6734424425891" calcext:value-type="float">
            <text:p>91.6734424425891</text:p>
          </table:table-cell>
          <table:table-cell office:value-type="float" office:value="93.6252386798169" calcext:value-type="float">
            <text:p>93.6252386798169</text:p>
          </table:table-cell>
          <table:table-cell office:value-type="float" office:value="82.1858397343908" calcext:value-type="float">
            <text:p>82.1858397343908</text:p>
          </table:table-cell>
          <table:table-cell office:value-type="float" office:value="82.5454015752523" calcext:value-type="float">
            <text:p>82.5454015752523</text:p>
          </table:table-cell>
          <table:table-cell office:value-type="float" office:value="79.3874233273626" calcext:value-type="float">
            <text:p>79.3874233273626</text:p>
          </table:table-cell>
          <table:table-cell office:value-type="float" office:value="74.5027167631125" calcext:value-type="float">
            <text:p>74.5027167631125</text:p>
          </table:table-cell>
          <table:table-cell office:value-type="float" office:value="73.9831622873021" calcext:value-type="float">
            <text:p>73.9831622873021</text:p>
          </table:table-cell>
          <table:table-cell office:value-type="float" office:value="78.3913070974786" calcext:value-type="float">
            <text:p>78.3913070974786</text:p>
          </table:table-cell>
          <table:table-cell office:value-type="float" office:value="78.3869101934578" calcext:value-type="float">
            <text:p>78.3869101934578</text:p>
          </table:table-cell>
          <table:table-cell office:value-type="float" office:value="73.2979248132573" calcext:value-type="float">
            <text:p>73.2979248132573</text:p>
          </table:table-cell>
        </table:table-row>
      </table:table>
      <table:table table:name="LatexTable_Metrics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6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caption{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label{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resizebox{\columnwidth}{!}{%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begin{tabular}{ll||r|r|r|r|r|r|r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textbf{Program ID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KNN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DT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RF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SVM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DA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LR} 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<text:s/>\textbf{GNB} </text:p>
          </table:table-cell>
          <table:table-cell office:value-type="string" calcext:value-type="string">
            <text:p>\\ \hline \hline</text:p>
          </table:table-cell>
          <table:table-cell/>
          <table:table-cell office:value-type="string" calcext:value-type="string">
            <text:p>Best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2]" office:value-type="float" office:value="80.8194389110806" calcext:value-type="float">
            <text:p>80.82</text:p>
          </table:table-cell>
          <table:table-cell office:value-type="string" calcext:value-type="string">
            <text:p>&amp;</text:p>
          </table:table-cell>
          <table:table-cell table:formula="of:=[$ProgramsInfo_Metrics.C2]" office:value-type="float" office:value="80.9205507136542" calcext:value-type="float">
            <text:p>80.92</text:p>
          </table:table-cell>
          <table:table-cell office:value-type="string" calcext:value-type="string">
            <text:p>&amp;</text:p>
          </table:table-cell>
          <table:table-cell table:formula="of:=[$ProgramsInfo_Metrics.B2]" office:value-type="float" office:value="86.5166530862271" calcext:value-type="float">
            <text:p>86.52</text:p>
          </table:table-cell>
          <table:table-cell office:value-type="string" calcext:value-type="string">
            <text:p>&amp;</text:p>
          </table:table-cell>
          <table:table-cell table:formula="of:=[$ProgramsInfo_Metrics.E2]" office:value-type="float" office:value="87.0066738816739" calcext:value-type="float">
            <text:p>87.01</text:p>
          </table:table-cell>
          <table:table-cell office:value-type="string" calcext:value-type="string">
            <text:p>&amp;</text:p>
          </table:table-cell>
          <table:table-cell table:formula="of:=[$ProgramsInfo_Metrics.F2]" office:value-type="float" office:value="82.6128991060026" calcext:value-type="float">
            <text:p>82.61</text:p>
          </table:table-cell>
          <table:table-cell office:value-type="string" calcext:value-type="string">
            <text:p>&amp;</text:p>
          </table:table-cell>
          <table:table-cell table:formula="of:=[$ProgramsInfo_Metrics.G2]" office:value-type="float" office:value="86.7436213212075" calcext:value-type="float">
            <text:p>86.74</text:p>
          </table:table-cell>
          <table:table-cell office:value-type="string" calcext:value-type="string">
            <text:p>&amp;</text:p>
          </table:table-cell>
          <table:table-cell table:formula="of:=[$ProgramsInfo_Metrics.H2]" office:value-type="float" office:value="69.8894278863319" calcext:value-type="float">
            <text:p>69.89</text:p>
          </table:table-cell>
          <table:table-cell office:value-type="string" calcext:value-type="string">
            <text:p>\\</text:p>
          </table:table-cell>
          <table:table-cell/>
          <table:table-cell table:formula="of:=IF(MAX([.E9:.Q9]) = [.E9]; &quot;KNN&quot;;  IF(MAX([.E9:.Q9]) = [.G9]; &quot;DT&quot;;   IF(MAX([.E9:.Q9]) = [.I9]; &quot;RF&quot;;    IF(MAX([.E9:.Q9]) = [.K9]; &quot;SVM&quot;;     IF(MAX([.E9:.Q9]) = [.M9]; &quot;LDA&quot;;      IF(MAX([.E9:.Q9]) = [.O9]; &quot;LR&quot;;       IF(MAX([.E9:.Q9]) = [.Q9]; &quot;GNB&quot;;        &quot;&quot;       )      )     )    )   )  ) )" office:value-type="string" office:string-value="SVM" calcext:value-type="string">
            <text:p>SVM</text:p>
          </table:table-cell>
          <table:table-cell/>
          <table:table-cell office:value-type="string" calcext:value-type="string">
            <text:p>Min</text:p>
          </table:table-cell>
          <table:table-cell table:style-name="ce3" table:formula="of:=COUNTIFS([.$T$9:.$T$62]; [.W$8]; [.$C$9:.$C$62]; &quot;Min&quot;)" office:value-type="float" office:value="5" calcext:value-type="float">
            <text:p>5</text:p>
          </table:table-cell>
          <table:table-cell table:style-name="ce3" table:formula="of:=COUNTIFS([.$T$9:.$T$62]; [.X$8]; [.$C$9:.$C$62]; &quot;Min&quot;)" office:value-type="float" office:value="3" calcext:value-type="float">
            <text:p>3</text:p>
          </table:table-cell>
          <table:table-cell table:style-name="ce3" table:formula="of:=COUNTIFS([.$T$9:.$T$62]; [.Y$8]; [.$C$9:.$C$62]; &quot;Min&quot;)" office:value-type="float" office:value="5" calcext:value-type="float">
            <text:p>5</text:p>
          </table:table-cell>
          <table:table-cell table:style-name="ce3" table:formula="of:=COUNTIFS([.$T$9:.$T$62]; [.Z$8]; [.$C$9:.$C$62]; &quot;Min&quot;)" office:value-type="float" office:value="3" calcext:value-type="float">
            <text:p>3</text:p>
          </table:table-cell>
          <table:table-cell table:style-name="ce3" table:formula="of:=COUNTIFS([.$T$9:.$T$62]; [.AA$8]; [.$C$9:.$C$62]; &quot;Min&quot;)" office:value-type="float" office:value="2" calcext:value-type="float">
            <text:p>2</text:p>
          </table:table-cell>
          <table:table-cell table:style-name="ce3" table:formula="of:=COUNTIFS([.$T$9:.$T$62]; [.AB$8]; [.$C$9:.$C$62]; &quot;Min&quot;)" office:value-type="float" office:value="5" calcext:value-type="float">
            <text:p>5</text:p>
          </table:table-cell>
          <table:table-cell table:style-name="ce3" table:formula="of:=COUNTIFS([.$T$9:.$T$62]; [.AC$8]; [.$C$9:.$C$62]; &quot;Min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]" office:value-type="float" office:value="83.8013538748833" calcext:value-type="float">
            <text:p>83.80</text:p>
          </table:table-cell>
          <table:table-cell office:value-type="string" calcext:value-type="string">
            <text:p>&amp;</text:p>
          </table:table-cell>
          <table:table-cell table:formula="of:=[$ProgramsInfo_Metrics.J2]" office:value-type="float" office:value="86.139540026537" calcext:value-type="float">
            <text:p>86.14</text:p>
          </table:table-cell>
          <table:table-cell office:value-type="string" calcext:value-type="string">
            <text:p>&amp;</text:p>
          </table:table-cell>
          <table:table-cell table:formula="of:=[$ProgramsInfo_Metrics.I2]" office:value-type="float" office:value="84.5336021048095" calcext:value-type="float">
            <text:p>84.53</text:p>
          </table:table-cell>
          <table:table-cell office:value-type="string" calcext:value-type="string">
            <text:p>&amp;</text:p>
          </table:table-cell>
          <table:table-cell table:formula="of:=[$ProgramsInfo_Metrics.L2]" office:value-type="float" office:value="85.4455624355005" calcext:value-type="float">
            <text:p>85.45</text:p>
          </table:table-cell>
          <table:table-cell office:value-type="string" calcext:value-type="string">
            <text:p>&amp;</text:p>
          </table:table-cell>
          <table:table-cell table:formula="of:=[$ProgramsInfo_Metrics.M2]" office:value-type="float" office:value="83.8085409602438" calcext:value-type="float">
            <text:p>83.81</text:p>
          </table:table-cell>
          <table:table-cell office:value-type="string" calcext:value-type="string">
            <text:p>&amp;</text:p>
          </table:table-cell>
          <table:table-cell table:formula="of:=[$ProgramsInfo_Metrics.N2]" office:value-type="float" office:value="89.5042961854107" calcext:value-type="float">
            <text:p>89.50</text:p>
          </table:table-cell>
          <table:table-cell office:value-type="string" calcext:value-type="string">
            <text:p>&amp;</text:p>
          </table:table-cell>
          <table:table-cell table:formula="of:=[$ProgramsInfo_Metrics.O2]" office:value-type="float" office:value="87.6636566907465" calcext:value-type="float">
            <text:p>87.6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10:.Q10]) = [.E10]; &quot;KNN&quot;;  IF(MAX([.E10:.Q10]) = [.G10]; &quot;DT&quot;;   IF(MAX([.E10:.Q10]) = [.I10]; &quot;RF&quot;;    IF(MAX([.E10:.Q10]) = [.K10]; &quot;SVM&quot;;     IF(MAX([.E10:.Q10]) = [.M10]; &quot;LDA&quot;;      IF(MAX([.E10:.Q10]) = [.O10]; &quot;LR&quot;;       IF(MAX([.E10:.Q10]) = [.Q10]; &quot;GNB&quot;;        &quot;&quot;       )      )     )    )   )  ) )" office:value-type="string" office:string-value="LR" calcext:value-type="string">
            <text:p>LR</text:p>
          </table:table-cell>
          <table:table-cell/>
          <table:table-cell office:value-type="string" calcext:value-type="string">
            <text:p>Equi</text:p>
          </table:table-cell>
          <table:table-cell table:style-name="ce3" table:formula="of:=COUNTIFS([.$T$9:.$T$62]; [.W$8]; [.$C$9:.$C$62]; &quot;Equi&quot;)" office:value-type="float" office:value="1" calcext:value-type="float">
            <text:p>1</text:p>
          </table:table-cell>
          <table:table-cell table:style-name="ce3" table:formula="of:=COUNTIFS([.$T$9:.$T$62]; [.X$8]; [.$C$9:.$C$62]; &quot;Equi&quot;)" office:value-type="float" office:value="4" calcext:value-type="float">
            <text:p>4</text:p>
          </table:table-cell>
          <table:table-cell table:style-name="ce3" table:formula="of:=COUNTIFS([.$T$9:.$T$62]; [.Y$8]; [.$C$9:.$C$62]; &quot;Equi&quot;)" office:value-type="float" office:value="2" calcext:value-type="float">
            <text:p>2</text:p>
          </table:table-cell>
          <table:table-cell table:style-name="ce3" table:formula="of:=COUNTIFS([.$T$9:.$T$62]; [.Z$8]; [.$C$9:.$C$62]; &quot;Equi&quot;)" office:value-type="float" office:value="4" calcext:value-type="float">
            <text:p>4</text:p>
          </table:table-cell>
          <table:table-cell table:style-name="ce3" table:formula="of:=COUNTIFS([.$T$9:.$T$62]; [.AA$8]; [.$C$9:.$C$62]; &quot;Equi&quot;)" office:value-type="float" office:value="5" calcext:value-type="float">
            <text:p>5</text:p>
          </table:table-cell>
          <table:table-cell table:style-name="ce3" table:formula="of:=COUNTIFS([.$T$9:.$T$62]; [.AB$8]; [.$C$9:.$C$62]; &quot;Equi&quot;)" office:value-type="float" office:value="7" calcext:value-type="float">
            <text:p>7</text:p>
          </table:table-cell>
          <table:table-cell table:style-name="ce3" table:formula="of:=COUNTIFS([.$T$9:.$T$62]; [.AC$8]; [.$C$9:.$C$62]; &quot;Equi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3]" office:value-type="float" office:value="65.7188644688645" calcext:value-type="float">
            <text:p>65.72</text:p>
          </table:table-cell>
          <table:table-cell office:value-type="string" calcext:value-type="string">
            <text:p>&amp;</text:p>
          </table:table-cell>
          <table:table-cell table:formula="of:=[$ProgramsInfo_Metrics.C3]" office:value-type="float" office:value="68.0546675546676" calcext:value-type="float">
            <text:p>68.05</text:p>
          </table:table-cell>
          <table:table-cell office:value-type="string" calcext:value-type="string">
            <text:p>&amp;</text:p>
          </table:table-cell>
          <table:table-cell table:formula="of:=[$ProgramsInfo_Metrics.B3]" office:value-type="float" office:value="59.5115015703251" calcext:value-type="float">
            <text:p>59.51</text:p>
          </table:table-cell>
          <table:table-cell office:value-type="string" calcext:value-type="string">
            <text:p>&amp;</text:p>
          </table:table-cell>
          <table:table-cell table:formula="of:=[$ProgramsInfo_Metrics.E3]" office:value-type="float" office:value="59.6421209509445" calcext:value-type="float">
            <text:p>59.64</text:p>
          </table:table-cell>
          <table:table-cell office:value-type="string" calcext:value-type="string">
            <text:p>&amp;</text:p>
          </table:table-cell>
          <table:table-cell table:formula="of:=[$ProgramsInfo_Metrics.F3]" office:value-type="float" office:value="66.9187495511025" calcext:value-type="float">
            <text:p>66.92</text:p>
          </table:table-cell>
          <table:table-cell office:value-type="string" calcext:value-type="string">
            <text:p>&amp;</text:p>
          </table:table-cell>
          <table:table-cell table:formula="of:=[$ProgramsInfo_Metrics.G3]" office:value-type="float" office:value="56.1995854163037" calcext:value-type="float">
            <text:p>56.20</text:p>
          </table:table-cell>
          <table:table-cell office:value-type="string" calcext:value-type="string">
            <text:p>&amp;</text:p>
          </table:table-cell>
          <table:table-cell table:formula="of:=[$ProgramsInfo_Metrics.H3]" office:value-type="float" office:value="61.6388490736317" calcext:value-type="float">
            <text:p>61.64</text:p>
          </table:table-cell>
          <table:table-cell office:value-type="string" calcext:value-type="string">
            <text:p>\\</text:p>
          </table:table-cell>
          <table:table-cell/>
          <table:table-cell table:formula="of:=IF(MAX([.E11:.Q11]) = [.E11]; &quot;KNN&quot;;  IF(MAX([.E11:.Q11]) = [.G11]; &quot;DT&quot;;   IF(MAX([.E11:.Q11]) = [.I11]; &quot;RF&quot;;    IF(MAX([.E11:.Q11]) = [.K11]; &quot;SVM&quot;;     IF(MAX([.E11:.Q11]) = [.M11]; &quot;LDA&quot;;      IF(MAX([.E11:.Q11]) = [.O11]; &quot;LR&quot;;       IF(MAX([.E11:.Q11]) = [.Q11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3]" office:value-type="float" office:value="64.2263747604305" calcext:value-type="float">
            <text:p>64.23</text:p>
          </table:table-cell>
          <table:table-cell office:value-type="string" calcext:value-type="string">
            <text:p>&amp;</text:p>
          </table:table-cell>
          <table:table-cell table:formula="of:=[$ProgramsInfo_Metrics.J3]" office:value-type="float" office:value="66.9418767507003" calcext:value-type="float">
            <text:p>66.94</text:p>
          </table:table-cell>
          <table:table-cell office:value-type="string" calcext:value-type="string">
            <text:p>&amp;</text:p>
          </table:table-cell>
          <table:table-cell table:formula="of:=[$ProgramsInfo_Metrics.I3]" office:value-type="float" office:value="73.1907621102667" calcext:value-type="float">
            <text:p>73.19</text:p>
          </table:table-cell>
          <table:table-cell office:value-type="string" calcext:value-type="string">
            <text:p>&amp;</text:p>
          </table:table-cell>
          <table:table-cell table:formula="of:=[$ProgramsInfo_Metrics.L3]" office:value-type="float" office:value="71.7937669485657" calcext:value-type="float">
            <text:p>71.79</text:p>
          </table:table-cell>
          <table:table-cell office:value-type="string" calcext:value-type="string">
            <text:p>&amp;</text:p>
          </table:table-cell>
          <table:table-cell table:formula="of:=[$ProgramsInfo_Metrics.M3]" office:value-type="float" office:value="77.3294756499091" calcext:value-type="float">
            <text:p>77.33</text:p>
          </table:table-cell>
          <table:table-cell office:value-type="string" calcext:value-type="string">
            <text:p>&amp;</text:p>
          </table:table-cell>
          <table:table-cell table:formula="of:=[$ProgramsInfo_Metrics.N3]" office:value-type="float" office:value="72.7170556481702" calcext:value-type="float">
            <text:p>72.72</text:p>
          </table:table-cell>
          <table:table-cell office:value-type="string" calcext:value-type="string">
            <text:p>&amp;</text:p>
          </table:table-cell>
          <table:table-cell table:formula="of:=[$ProgramsInfo_Metrics.O3]" office:value-type="float" office:value="69.584305549523" calcext:value-type="float">
            <text:p>69.5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12:.Q12]) = [.E12]; &quot;KNN&quot;;  IF(MAX([.E12:.Q12]) = [.G12]; &quot;DT&quot;;   IF(MAX([.E12:.Q12]) = [.I12]; &quot;RF&quot;;    IF(MAX([.E12:.Q12]) = [.K12]; &quot;SVM&quot;;     IF(MAX([.E12:.Q12]) = [.M12]; &quot;LDA&quot;;      IF(MAX([.E12:.Q12]) = [.O12]; &quot;LR&quot;;       IF(MAX([.E12:.Q12]) = [.Q12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4]" office:value-type="float" office:value="65.5714285714286" calcext:value-type="float">
            <text:p>65.57</text:p>
          </table:table-cell>
          <table:table-cell office:value-type="string" calcext:value-type="string">
            <text:p>&amp;</text:p>
          </table:table-cell>
          <table:table-cell table:formula="of:=[$ProgramsInfo_Metrics.C4]" office:value-type="float" office:value="74.9047619047619" calcext:value-type="float">
            <text:p>74.90</text:p>
          </table:table-cell>
          <table:table-cell office:value-type="string" calcext:value-type="string">
            <text:p>&amp;</text:p>
          </table:table-cell>
          <table:table-cell table:formula="of:=[$ProgramsInfo_Metrics.B4]" office:value-type="float" office:value="68.5555555555556" calcext:value-type="float">
            <text:p>68.56</text:p>
          </table:table-cell>
          <table:table-cell office:value-type="string" calcext:value-type="string">
            <text:p>&amp;</text:p>
          </table:table-cell>
          <table:table-cell table:formula="of:=[$ProgramsInfo_Metrics.E4]" office:value-type="float" office:value="71" calcext:value-type="float">
            <text:p>71.00</text:p>
          </table:table-cell>
          <table:table-cell office:value-type="string" calcext:value-type="string">
            <text:p>&amp;</text:p>
          </table:table-cell>
          <table:table-cell table:formula="of:=[$ProgramsInfo_Metrics.F4]" office:value-type="float" office:value="72.1746031746032" calcext:value-type="float">
            <text:p>72.17</text:p>
          </table:table-cell>
          <table:table-cell office:value-type="string" calcext:value-type="string">
            <text:p>&amp;</text:p>
          </table:table-cell>
          <table:table-cell table:formula="of:=[$ProgramsInfo_Metrics.G4]" office:value-type="float" office:value="79.9047619047619" calcext:value-type="float">
            <text:p>79.90</text:p>
          </table:table-cell>
          <table:table-cell office:value-type="string" calcext:value-type="string">
            <text:p>&amp;</text:p>
          </table:table-cell>
          <table:table-cell table:formula="of:=[$ProgramsInfo_Metrics.H4]" office:value-type="float" office:value="67.9285714285714" calcext:value-type="float">
            <text:p>67.93</text:p>
          </table:table-cell>
          <table:table-cell office:value-type="string" calcext:value-type="string">
            <text:p>\\</text:p>
          </table:table-cell>
          <table:table-cell/>
          <table:table-cell table:formula="of:=IF(MAX([.E13:.Q13]) = [.E13]; &quot;KNN&quot;;  IF(MAX([.E13:.Q13]) = [.G13]; &quot;DT&quot;;   IF(MAX([.E13:.Q13]) = [.I13]; &quot;RF&quot;;    IF(MAX([.E13:.Q13]) = [.K13]; &quot;SVM&quot;;     IF(MAX([.E13:.Q13]) = [.M13]; &quot;LDA&quot;;      IF(MAX([.E13:.Q13]) = [.O13]; &quot;LR&quot;;       IF(MAX([.E13:.Q13]) = [.Q13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J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ProgramsInfo_Metrics.L4]" office:value-type="float" office:value="88.8888888888889" calcext:value-type="float">
            <text:p>88.89</text:p>
          </table:table-cell>
          <table:table-cell office:value-type="string" calcext:value-type="string">
            <text:p>&amp;</text:p>
          </table:table-cell>
          <table:table-cell table:formula="of:=[$ProgramsInfo_Metrics.M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N4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ProgramsInfo_Metrics.O4]" office:value-type="float" office:value="88.8888888888889" calcext:value-type="float">
            <text:p>88.8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14:.Q14]) = [.E14]; &quot;KNN&quot;;  IF(MAX([.E14:.Q14]) = [.G14]; &quot;DT&quot;;   IF(MAX([.E14:.Q14]) = [.I14]; &quot;RF&quot;;    IF(MAX([.E14:.Q14]) = [.K14]; &quot;SVM&quot;;     IF(MAX([.E14:.Q14]) = [.M14]; &quot;LDA&quot;;      IF(MAX([.E14:.Q14]) = [.O14]; &quot;LR&quot;;       IF(MAX([.E14:.Q14]) = [.Q14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5]" office:value-type="float" office:value="14.6666666666667" calcext:value-type="float">
            <text:p>14.67</text:p>
          </table:table-cell>
          <table:table-cell office:value-type="string" calcext:value-type="string">
            <text:p>&amp;</text:p>
          </table:table-cell>
          <table:table-cell table:formula="of:=[$ProgramsInfo_Metrics.C5]" office:value-type="float" office:value="41.6666666666667" calcext:value-type="float">
            <text:p>41.67</text:p>
          </table:table-cell>
          <table:table-cell office:value-type="string" calcext:value-type="string">
            <text:p>&amp;</text:p>
          </table:table-cell>
          <table:table-cell table:formula="of:=[$ProgramsInfo_Metrics.B5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ProgramsInfo_Metrics.E5]" office:value-type="float" office:value="46.3333333333333" calcext:value-type="float">
            <text:p>46.33</text:p>
          </table:table-cell>
          <table:table-cell office:value-type="string" calcext:value-type="string">
            <text:p>&amp;</text:p>
          </table:table-cell>
          <table:table-cell table:formula="of:=[$ProgramsInfo_Metrics.F5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ProgramsInfo_Metrics.G5]" office:value-type="float" office:value="88" calcext:value-type="float">
            <text:p>88.00</text:p>
          </table:table-cell>
          <table:table-cell office:value-type="string" calcext:value-type="string">
            <text:p>&amp;</text:p>
          </table:table-cell>
          <table:table-cell table:formula="of:=[$ProgramsInfo_Metrics.H5]" office:value-type="float" office:value="71.3333333333333" calcext:value-type="float">
            <text:p>71.33</text:p>
          </table:table-cell>
          <table:table-cell office:value-type="string" calcext:value-type="string">
            <text:p>\\</text:p>
          </table:table-cell>
          <table:table-cell/>
          <table:table-cell table:formula="of:=IF(MAX([.E15:.Q15]) = [.E15]; &quot;KNN&quot;;  IF(MAX([.E15:.Q15]) = [.G15]; &quot;DT&quot;;   IF(MAX([.E15:.Q15]) = [.I15]; &quot;RF&quot;;    IF(MAX([.E15:.Q15]) = [.K15]; &quot;SVM&quot;;     IF(MAX([.E15:.Q15]) = [.M15]; &quot;LDA&quot;;      IF(MAX([.E15:.Q15]) = [.O15]; &quot;LR&quot;;       IF(MAX([.E15:.Q15]) = [.Q15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5]" office:value-type="float" office:value="13" calcext:value-type="float">
            <text:p>13.00</text:p>
          </table:table-cell>
          <table:table-cell office:value-type="string" calcext:value-type="string">
            <text:p>&amp;</text:p>
          </table:table-cell>
          <table:table-cell table:formula="of:=[$ProgramsInfo_Metrics.J5]" office:value-type="float" office:value="89.3333333333333" calcext:value-type="float">
            <text:p>89.33</text:p>
          </table:table-cell>
          <table:table-cell office:value-type="string" calcext:value-type="string">
            <text:p>&amp;</text:p>
          </table:table-cell>
          <table:table-cell table:formula="of:=[$ProgramsInfo_Metrics.I5]" office:value-type="float" office:value="59.3333333333333" calcext:value-type="float">
            <text:p>59.33</text:p>
          </table:table-cell>
          <table:table-cell office:value-type="string" calcext:value-type="string">
            <text:p>&amp;</text:p>
          </table:table-cell>
          <table:table-cell table:formula="of:=[$ProgramsInfo_Metrics.L5]" office:value-type="float" office:value="65" calcext:value-type="float">
            <text:p>65.00</text:p>
          </table:table-cell>
          <table:table-cell office:value-type="string" calcext:value-type="string">
            <text:p>&amp;</text:p>
          </table:table-cell>
          <table:table-cell table:formula="of:=[$ProgramsInfo_Metrics.M5]" office:value-type="float" office:value="53.3333333333333" calcext:value-type="float">
            <text:p>53.33</text:p>
          </table:table-cell>
          <table:table-cell office:value-type="string" calcext:value-type="string">
            <text:p>&amp;</text:p>
          </table:table-cell>
          <table:table-cell table:formula="of:=[$ProgramsInfo_Metrics.N5]" office:value-type="float" office:value="70.6666666666667" calcext:value-type="float">
            <text:p>70.67</text:p>
          </table:table-cell>
          <table:table-cell office:value-type="string" calcext:value-type="string">
            <text:p>&amp;</text:p>
          </table:table-cell>
          <table:table-cell table:formula="of:=[$ProgramsInfo_Metrics.O5]" office:value-type="float" office:value="64.3333333333333" calcext:value-type="float">
            <text:p>64.3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16:.Q16]) = [.E16]; &quot;KNN&quot;;  IF(MAX([.E16:.Q16]) = [.G16]; &quot;DT&quot;;   IF(MAX([.E16:.Q16]) = [.I16]; &quot;RF&quot;;    IF(MAX([.E16:.Q16]) = [.K16]; &quot;SVM&quot;;     IF(MAX([.E16:.Q16]) = [.M16]; &quot;LDA&quot;;      IF(MAX([.E16:.Q16]) = [.O16]; &quot;LR&quot;;       IF(MAX([.E16:.Q16]) = [.Q16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6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ProgramsInfo_Metrics.C6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6]" office:value-type="float" office:value="62.5" calcext:value-type="float">
            <text:p>62.50</text:p>
          </table:table-cell>
          <table:table-cell office:value-type="string" calcext:value-type="string">
            <text:p>&amp;</text:p>
          </table:table-cell>
          <table:table-cell table:formula="of:=[$ProgramsInfo_Metrics.E6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$ProgramsInfo_Metrics.F6]" office:value-type="float" office:value="70.8333333333333" calcext:value-type="float">
            <text:p>70.83</text:p>
          </table:table-cell>
          <table:table-cell office:value-type="string" calcext:value-type="string">
            <text:p>&amp;</text:p>
          </table:table-cell>
          <table:table-cell table:formula="of:=[$ProgramsInfo_Metrics.G6]" office:value-type="float" office:value="75" calcext:value-type="float">
            <text:p>75.00</text:p>
          </table:table-cell>
          <table:table-cell office:value-type="string" calcext:value-type="string">
            <text:p>&amp;</text:p>
          </table:table-cell>
          <table:table-cell table:formula="of:=[$ProgramsInfo_Metrics.H6]" office:value-type="float" office:value="58.3333333333333" calcext:value-type="float">
            <text:p>58.33</text:p>
          </table:table-cell>
          <table:table-cell office:value-type="string" calcext:value-type="string">
            <text:p>\\</text:p>
          </table:table-cell>
          <table:table-cell/>
          <table:table-cell table:formula="of:=IF(MAX([.E17:.Q17]) = [.E17]; &quot;KNN&quot;;  IF(MAX([.E17:.Q17]) = [.G17]; &quot;DT&quot;;   IF(MAX([.E17:.Q17]) = [.I17]; &quot;RF&quot;;    IF(MAX([.E17:.Q17]) = [.K17]; &quot;SVM&quot;;     IF(MAX([.E17:.Q17]) = [.M17]; &quot;LDA&quot;;      IF(MAX([.E17:.Q17]) = [.O17]; &quot;LR&quot;;       IF(MAX([.E17:.Q17]) = [.Q17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6]" office:value-type="float" office:value="25.9259259259259" calcext:value-type="float">
            <text:p>25.93</text:p>
          </table:table-cell>
          <table:table-cell office:value-type="string" calcext:value-type="string">
            <text:p>&amp;</text:p>
          </table:table-cell>
          <table:table-cell table:formula="of:=[$ProgramsInfo_Metrics.J6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ProgramsInfo_Metrics.I6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L6]" office:value-type="float" office:value="74.0740740740741" calcext:value-type="float">
            <text:p>74.07</text:p>
          </table:table-cell>
          <table:table-cell office:value-type="string" calcext:value-type="string">
            <text:p>&amp;</text:p>
          </table:table-cell>
          <table:table-cell table:formula="of:=[$ProgramsInfo_Metrics.M6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N6]" office:value-type="float" office:value="62.962962962963" calcext:value-type="float">
            <text:p>62.96</text:p>
          </table:table-cell>
          <table:table-cell office:value-type="string" calcext:value-type="string">
            <text:p>&amp;</text:p>
          </table:table-cell>
          <table:table-cell table:formula="of:=[$ProgramsInfo_Metrics.O6]" office:value-type="float" office:value="55.5555555555556" calcext:value-type="float">
            <text:p>55.5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18:.Q18]) = [.E18]; &quot;KNN&quot;;  IF(MAX([.E18:.Q18]) = [.G18]; &quot;DT&quot;;   IF(MAX([.E18:.Q18]) = [.I18]; &quot;RF&quot;;    IF(MAX([.E18:.Q18]) = [.K18]; &quot;SVM&quot;;     IF(MAX([.E18:.Q18]) = [.M18]; &quot;LDA&quot;;      IF(MAX([.E18:.Q18]) = [.O18]; &quot;LR&quot;;       IF(MAX([.E18:.Q18]) = [.Q18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D7]" office:value-type="float" office:value="75.1554755685663" calcext:value-type="float">
            <text:p>75.16</text:p>
          </table:table-cell>
          <table:table-cell office:value-type="string" calcext:value-type="string">
            <text:p>&amp;</text:p>
          </table:table-cell>
          <table:table-cell table:formula="of:=[$ProgramsInfo_Metrics.C7]" office:value-type="float" office:value="78.6465914947959" calcext:value-type="float">
            <text:p>78.65</text:p>
          </table:table-cell>
          <table:table-cell office:value-type="string" calcext:value-type="string">
            <text:p>&amp;</text:p>
          </table:table-cell>
          <table:table-cell table:formula="of:=[$ProgramsInfo_Metrics.B7]" office:value-type="float" office:value="79.9778669439993" calcext:value-type="float">
            <text:p>79.98</text:p>
          </table:table-cell>
          <table:table-cell office:value-type="string" calcext:value-type="string">
            <text:p>&amp;</text:p>
          </table:table-cell>
          <table:table-cell table:formula="of:=[$ProgramsInfo_Metrics.E7]" office:value-type="float" office:value="72.2929646621539" calcext:value-type="float">
            <text:p>72.29</text:p>
          </table:table-cell>
          <table:table-cell office:value-type="string" calcext:value-type="string">
            <text:p>&amp;</text:p>
          </table:table-cell>
          <table:table-cell table:formula="of:=[$ProgramsInfo_Metrics.F7]" office:value-type="float" office:value="74.5395217778576" calcext:value-type="float">
            <text:p>74.54</text:p>
          </table:table-cell>
          <table:table-cell office:value-type="string" calcext:value-type="string">
            <text:p>&amp;</text:p>
          </table:table-cell>
          <table:table-cell table:formula="of:=[$ProgramsInfo_Metrics.G7]" office:value-type="float" office:value="71.1775696261643" calcext:value-type="float">
            <text:p>71.18</text:p>
          </table:table-cell>
          <table:table-cell office:value-type="string" calcext:value-type="string">
            <text:p>&amp;</text:p>
          </table:table-cell>
          <table:table-cell table:formula="of:=[$ProgramsInfo_Metrics.H7]" office:value-type="float" office:value="71.0010529898646" calcext:value-type="float">
            <text:p>71.00</text:p>
          </table:table-cell>
          <table:table-cell office:value-type="string" calcext:value-type="string">
            <text:p>\\</text:p>
          </table:table-cell>
          <table:table-cell/>
          <table:table-cell table:formula="of:=IF(MAX([.E19:.Q19]) = [.E19]; &quot;KNN&quot;;  IF(MAX([.E19:.Q19]) = [.G19]; &quot;DT&quot;;   IF(MAX([.E19:.Q19]) = [.I19]; &quot;RF&quot;;    IF(MAX([.E19:.Q19]) = [.K19]; &quot;SVM&quot;;     IF(MAX([.E19:.Q19]) = [.M19]; &quot;LDA&quot;;      IF(MAX([.E19:.Q19]) = [.O19]; &quot;LR&quot;;       IF(MAX([.E19:.Q19]) = [.Q19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7]" office:value-type="float" office:value="73.8675590834467" calcext:value-type="float">
            <text:p>73.87</text:p>
          </table:table-cell>
          <table:table-cell office:value-type="string" calcext:value-type="string">
            <text:p>&amp;</text:p>
          </table:table-cell>
          <table:table-cell table:formula="of:=[$ProgramsInfo_Metrics.J7]" office:value-type="float" office:value="81.6989731258182" calcext:value-type="float">
            <text:p>81.70</text:p>
          </table:table-cell>
          <table:table-cell office:value-type="string" calcext:value-type="string">
            <text:p>&amp;</text:p>
          </table:table-cell>
          <table:table-cell table:formula="of:=[$ProgramsInfo_Metrics.I7]" office:value-type="float" office:value="85.3412444735974" calcext:value-type="float">
            <text:p>85.34</text:p>
          </table:table-cell>
          <table:table-cell office:value-type="string" calcext:value-type="string">
            <text:p>&amp;</text:p>
          </table:table-cell>
          <table:table-cell table:formula="of:=[$ProgramsInfo_Metrics.L7]" office:value-type="float" office:value="77.3293352241595" calcext:value-type="float">
            <text:p>77.33</text:p>
          </table:table-cell>
          <table:table-cell office:value-type="string" calcext:value-type="string">
            <text:p>&amp;</text:p>
          </table:table-cell>
          <table:table-cell table:formula="of:=[$ProgramsInfo_Metrics.M7]" office:value-type="float" office:value="82.2757282230966" calcext:value-type="float">
            <text:p>82.28</text:p>
          </table:table-cell>
          <table:table-cell office:value-type="string" calcext:value-type="string">
            <text:p>&amp;</text:p>
          </table:table-cell>
          <table:table-cell table:formula="of:=[$ProgramsInfo_Metrics.N7]" office:value-type="float" office:value="82.0940897772017" calcext:value-type="float">
            <text:p>82.09</text:p>
          </table:table-cell>
          <table:table-cell office:value-type="string" calcext:value-type="string">
            <text:p>&amp;</text:p>
          </table:table-cell>
          <table:table-cell table:formula="of:=[$ProgramsInfo_Metrics.O7]" office:value-type="float" office:value="71.2941803105342" calcext:value-type="float">
            <text:p>71.2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20:.Q20]) = [.E20]; &quot;KNN&quot;;  IF(MAX([.E20:.Q20]) = [.G20]; &quot;DT&quot;;   IF(MAX([.E20:.Q20]) = [.I20]; &quot;RF&quot;;    IF(MAX([.E20:.Q20]) = [.K20]; &quot;SVM&quot;;     IF(MAX([.E20:.Q20]) = [.M20]; &quot;LDA&quot;;      IF(MAX([.E20:.Q20]) = [.O20]; &quot;LR&quot;;       IF(MAX([.E20:.Q20]) = [.Q20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8]" office:value-type="float" office:value="83.0772005772006" calcext:value-type="float">
            <text:p>83.08</text:p>
          </table:table-cell>
          <table:table-cell office:value-type="string" calcext:value-type="string">
            <text:p>&amp;</text:p>
          </table:table-cell>
          <table:table-cell table:formula="of:=[$ProgramsInfo_Metrics.C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8]" office:value-type="float" office:value="76.1904761904762" calcext:value-type="float">
            <text:p>76.19</text:p>
          </table:table-cell>
          <table:table-cell office:value-type="string" calcext:value-type="string">
            <text:p>&amp;</text:p>
          </table:table-cell>
          <table:table-cell table:formula="of:=[$ProgramsInfo_Metrics.E8]" office:value-type="float" office:value="42.8571428571429" calcext:value-type="float">
            <text:p>42.86</text:p>
          </table:table-cell>
          <table:table-cell office:value-type="string" calcext:value-type="string">
            <text:p>&amp;</text:p>
          </table:table-cell>
          <table:table-cell table:formula="of:=[$ProgramsInfo_Metrics.F8]" office:value-type="float" office:value="80.952380952381" calcext:value-type="float">
            <text:p>80.95</text:p>
          </table:table-cell>
          <table:table-cell office:value-type="string" calcext:value-type="string">
            <text:p>&amp;</text:p>
          </table:table-cell>
          <table:table-cell table:formula="of:=[$ProgramsInfo_Metrics.G8]" office:value-type="float" office:value="38.0952380952381" calcext:value-type="float">
            <text:p>38.10</text:p>
          </table:table-cell>
          <table:table-cell office:value-type="string" calcext:value-type="string">
            <text:p>&amp;</text:p>
          </table:table-cell>
          <table:table-cell table:formula="of:=[$ProgramsInfo_Metrics.H8]" office:value-type="float" office:value="57.1428571428571" calcext:value-type="float">
            <text:p>57.14</text:p>
          </table:table-cell>
          <table:table-cell office:value-type="string" calcext:value-type="string">
            <text:p>\\</text:p>
          </table:table-cell>
          <table:table-cell/>
          <table:table-cell table:formula="of:=IF(MAX([.E21:.Q21]) = [.E21]; &quot;KNN&quot;;  IF(MAX([.E21:.Q21]) = [.G21]; &quot;DT&quot;;   IF(MAX([.E21:.Q21]) = [.I21]; &quot;RF&quot;;    IF(MAX([.E21:.Q21]) = [.K21]; &quot;SVM&quot;;     IF(MAX([.E21:.Q21]) = [.M21]; &quot;LDA&quot;;      IF(MAX([.E21:.Q21]) = [.O21]; &quot;LR&quot;;       IF(MAX([.E21:.Q21]) = [.Q21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8]" office:value-type="float" office:value="83.0772005772006" calcext:value-type="float">
            <text:p>83.08</text:p>
          </table:table-cell>
          <table:table-cell office:value-type="string" calcext:value-type="string">
            <text:p>&amp;</text:p>
          </table:table-cell>
          <table:table-cell table:formula="of:=[$ProgramsInfo_Metrics.J8]" office:value-type="float" office:value="86.1031746031746" calcext:value-type="float">
            <text:p>86.10</text:p>
          </table:table-cell>
          <table:table-cell office:value-type="string" calcext:value-type="string">
            <text:p>&amp;</text:p>
          </table:table-cell>
          <table:table-cell table:formula="of:=[$ProgramsInfo_Metrics.I8]" office:value-type="float" office:value="85.455266955267" calcext:value-type="float">
            <text:p>85.46</text:p>
          </table:table-cell>
          <table:table-cell office:value-type="string" calcext:value-type="string">
            <text:p>&amp;</text:p>
          </table:table-cell>
          <table:table-cell table:formula="of:=[$ProgramsInfo_Metrics.L8]" office:value-type="float" office:value="67.5" calcext:value-type="float">
            <text:p>67.50</text:p>
          </table:table-cell>
          <table:table-cell office:value-type="string" calcext:value-type="string">
            <text:p>&amp;</text:p>
          </table:table-cell>
          <table:table-cell table:formula="of:=[$ProgramsInfo_Metrics.M8]" office:value-type="float" office:value="81.3607503607504" calcext:value-type="float">
            <text:p>81.36</text:p>
          </table:table-cell>
          <table:table-cell office:value-type="string" calcext:value-type="string">
            <text:p>&amp;</text:p>
          </table:table-cell>
          <table:table-cell table:formula="of:=[$ProgramsInfo_Metrics.N8]" office:value-type="float" office:value="84.6024531024531" calcext:value-type="float">
            <text:p>84.60</text:p>
          </table:table-cell>
          <table:table-cell office:value-type="string" calcext:value-type="string">
            <text:p>&amp;</text:p>
          </table:table-cell>
          <table:table-cell table:formula="of:=[$ProgramsInfo_Metrics.O8]" office:value-type="float" office:value="79.3044733044733" calcext:value-type="float">
            <text:p>79.3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22:.Q22]) = [.E22]; &quot;KNN&quot;;  IF(MAX([.E22:.Q22]) = [.G22]; &quot;DT&quot;;   IF(MAX([.E22:.Q22]) = [.I22]; &quot;RF&quot;;    IF(MAX([.E22:.Q22]) = [.K22]; &quot;SVM&quot;;     IF(MAX([.E22:.Q22]) = [.M22]; &quot;LDA&quot;;      IF(MAX([.E22:.Q22]) = [.O22]; &quot;LR&quot;;       IF(MAX([.E22:.Q22]) = [.Q22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9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ProgramsInfo_Metrics.C9]" office:value-type="float" office:value="70.4047619047619" calcext:value-type="float">
            <text:p>70.40</text:p>
          </table:table-cell>
          <table:table-cell office:value-type="string" calcext:value-type="string">
            <text:p>&amp;</text:p>
          </table:table-cell>
          <table:table-cell table:formula="of:=[$ProgramsInfo_Metrics.B9]" office:value-type="float" office:value="78.3571428571429" calcext:value-type="float">
            <text:p>78.36</text:p>
          </table:table-cell>
          <table:table-cell office:value-type="string" calcext:value-type="string">
            <text:p>&amp;</text:p>
          </table:table-cell>
          <table:table-cell table:formula="of:=[$ProgramsInfo_Metrics.E9]" office:value-type="float" office:value="74.9393939393939" calcext:value-type="float">
            <text:p>74.94</text:p>
          </table:table-cell>
          <table:table-cell office:value-type="string" calcext:value-type="string">
            <text:p>&amp;</text:p>
          </table:table-cell>
          <table:table-cell table:formula="of:=[$ProgramsInfo_Metrics.F9]" office:value-type="float" office:value="62.7857142857143" calcext:value-type="float">
            <text:p>62.79</text:p>
          </table:table-cell>
          <table:table-cell office:value-type="string" calcext:value-type="string">
            <text:p>&amp;</text:p>
          </table:table-cell>
          <table:table-cell table:formula="of:=[$ProgramsInfo_Metrics.G9]" office:value-type="float" office:value="66.6428571428572" calcext:value-type="float">
            <text:p>66.64</text:p>
          </table:table-cell>
          <table:table-cell office:value-type="string" calcext:value-type="string">
            <text:p>&amp;</text:p>
          </table:table-cell>
          <table:table-cell table:formula="of:=[$ProgramsInfo_Metrics.H9]" office:value-type="float" office:value="66.6666666666667" calcext:value-type="float">
            <text:p>66.67</text:p>
          </table:table-cell>
          <table:table-cell office:value-type="string" calcext:value-type="string">
            <text:p>\\</text:p>
          </table:table-cell>
          <table:table-cell/>
          <table:table-cell table:formula="of:=IF(MAX([.E23:.Q23]) = [.E23]; &quot;KNN&quot;;  IF(MAX([.E23:.Q23]) = [.G23]; &quot;DT&quot;;   IF(MAX([.E23:.Q23]) = [.I23]; &quot;RF&quot;;    IF(MAX([.E23:.Q23]) = [.K23]; &quot;SVM&quot;;     IF(MAX([.E23:.Q23]) = [.M23]; &quot;LDA&quot;;      IF(MAX([.E23:.Q23]) = [.O23]; &quot;LR&quot;;       IF(MAX([.E23:.Q23]) = [.Q23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9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ProgramsInfo_Metrics.J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9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ProgramsInfo_Metrics.L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M9]" office:value-type="float" office:value="45.8333333333333" calcext:value-type="float">
            <text:p>45.83</text:p>
          </table:table-cell>
          <table:table-cell office:value-type="string" calcext:value-type="string">
            <text:p>&amp;</text:p>
          </table:table-cell>
          <table:table-cell table:formula="of:=[$ProgramsInfo_Metrics.N9]" office:value-type="float" office:value="54.1666666666667" calcext:value-type="float">
            <text:p>54.17</text:p>
          </table:table-cell>
          <table:table-cell office:value-type="string" calcext:value-type="string">
            <text:p>&amp;</text:p>
          </table:table-cell>
          <table:table-cell table:formula="of:=[$ProgramsInfo_Metrics.O9]" office:value-type="float" office:value="50" calcext:value-type="float">
            <text:p>50.0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24:.Q24]) = [.E24]; &quot;KNN&quot;;  IF(MAX([.E24:.Q24]) = [.G24]; &quot;DT&quot;;   IF(MAX([.E24:.Q24]) = [.I24]; &quot;RF&quot;;    IF(MAX([.E24:.Q24]) = [.K24]; &quot;SVM&quot;;     IF(MAX([.E24:.Q24]) = [.M24]; &quot;LDA&quot;;      IF(MAX([.E24:.Q24]) = [.O24]; &quot;LR&quot;;       IF(MAX([.E24:.Q24]) = [.Q24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$ProgramsInfo_Metrics.C10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B10]" office:value-type="float" office:value="85.1851851851852" calcext:value-type="float">
            <text:p>85.19</text:p>
          </table:table-cell>
          <table:table-cell office:value-type="string" calcext:value-type="string">
            <text:p>&amp;</text:p>
          </table:table-cell>
          <table:table-cell table:formula="of:=[$ProgramsInfo_Metrics.E10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ProgramsInfo_Metrics.F10]" office:value-type="float" office:value="88.8888888888889" calcext:value-type="float">
            <text:p>88.89</text:p>
          </table:table-cell>
          <table:table-cell office:value-type="string" calcext:value-type="string">
            <text:p>&amp;</text:p>
          </table:table-cell>
          <table:table-cell table:formula="of:=[$ProgramsInfo_Metrics.G10]" office:value-type="float" office:value="70.3703703703704" calcext:value-type="float">
            <text:p>70.37</text:p>
          </table:table-cell>
          <table:table-cell office:value-type="string" calcext:value-type="string">
            <text:p>&amp;</text:p>
          </table:table-cell>
          <table:table-cell table:formula="of:=[$ProgramsInfo_Metrics.H10]" office:value-type="float" office:value="62.962962962963" calcext:value-type="float">
            <text:p>62.96</text:p>
          </table:table-cell>
          <table:table-cell office:value-type="string" calcext:value-type="string">
            <text:p>\\</text:p>
          </table:table-cell>
          <table:table-cell/>
          <table:table-cell table:formula="of:=IF(MAX([.E25:.Q25]) = [.E25]; &quot;KNN&quot;;  IF(MAX([.E25:.Q25]) = [.G25]; &quot;DT&quot;;   IF(MAX([.E25:.Q25]) = [.I25]; &quot;RF&quot;;    IF(MAX([.E25:.Q25]) = [.K25]; &quot;SVM&quot;;     IF(MAX([.E25:.Q25]) = [.M25]; &quot;LDA&quot;;      IF(MAX([.E25:.Q25]) = [.O25]; &quot;LR&quot;;       IF(MAX([.E25:.Q25]) = [.Q25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0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$ProgramsInfo_Metrics.J10]" office:value-type="float" office:value="43.3333333333333" calcext:value-type="float">
            <text:p>43.33</text:p>
          </table:table-cell>
          <table:table-cell office:value-type="string" calcext:value-type="string">
            <text:p>&amp;</text:p>
          </table:table-cell>
          <table:table-cell table:formula="of:=[$ProgramsInfo_Metrics.I10]" office:value-type="float" office:value="43.3333333333333" calcext:value-type="float">
            <text:p>43.33</text:p>
          </table:table-cell>
          <table:table-cell office:value-type="string" calcext:value-type="string">
            <text:p>&amp;</text:p>
          </table:table-cell>
          <table:table-cell table:formula="of:=[$ProgramsInfo_Metrics.L10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ProgramsInfo_Metrics.M10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N10]" office:value-type="float" office:value="56.6666666666667" calcext:value-type="float">
            <text:p>56.67</text:p>
          </table:table-cell>
          <table:table-cell office:value-type="string" calcext:value-type="string">
            <text:p>&amp;</text:p>
          </table:table-cell>
          <table:table-cell table:formula="of:=[$ProgramsInfo_Metrics.O10]" office:value-type="float" office:value="83.3333333333333" calcext:value-type="float">
            <text:p>83.3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26:.Q26]) = [.E26]; &quot;KNN&quot;;  IF(MAX([.E26:.Q26]) = [.G26]; &quot;DT&quot;;   IF(MAX([.E26:.Q26]) = [.I26]; &quot;RF&quot;;    IF(MAX([.E26:.Q26]) = [.K26]; &quot;SVM&quot;;     IF(MAX([.E26:.Q26]) = [.M26]; &quot;LDA&quot;;      IF(MAX([.E26:.Q26]) = [.O26]; &quot;LR&quot;;       IF(MAX([.E26:.Q26]) = [.Q26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1]" office:value-type="float" office:value="75.9467456520088" calcext:value-type="float">
            <text:p>75.95</text:p>
          </table:table-cell>
          <table:table-cell office:value-type="string" calcext:value-type="string">
            <text:p>&amp;</text:p>
          </table:table-cell>
          <table:table-cell table:formula="of:=[$ProgramsInfo_Metrics.C11]" office:value-type="float" office:value="35" calcext:value-type="float">
            <text:p>35.00</text:p>
          </table:table-cell>
          <table:table-cell office:value-type="string" calcext:value-type="string">
            <text:p>&amp;</text:p>
          </table:table-cell>
          <table:table-cell table:formula="of:=[$ProgramsInfo_Metrics.B11]" office:value-type="float" office:value="64.7619047619048" calcext:value-type="float">
            <text:p>64.76</text:p>
          </table:table-cell>
          <table:table-cell office:value-type="string" calcext:value-type="string">
            <text:p>&amp;</text:p>
          </table:table-cell>
          <table:table-cell table:formula="of:=[$ProgramsInfo_Metrics.E11]" office:value-type="float" office:value="58.3809523809524" calcext:value-type="float">
            <text:p>58.38</text:p>
          </table:table-cell>
          <table:table-cell office:value-type="string" calcext:value-type="string">
            <text:p>&amp;</text:p>
          </table:table-cell>
          <table:table-cell table:formula="of:=[$ProgramsInfo_Metrics.F11]" office:value-type="float" office:value="71.0714285714286" calcext:value-type="float">
            <text:p>71.07</text:p>
          </table:table-cell>
          <table:table-cell office:value-type="string" calcext:value-type="string">
            <text:p>&amp;</text:p>
          </table:table-cell>
          <table:table-cell table:formula="of:=[$ProgramsInfo_Metrics.G11]" office:value-type="float" office:value="47.7142857142857" calcext:value-type="float">
            <text:p>47.71</text:p>
          </table:table-cell>
          <table:table-cell office:value-type="string" calcext:value-type="string">
            <text:p>&amp;</text:p>
          </table:table-cell>
          <table:table-cell table:formula="of:=[$ProgramsInfo_Metrics.H11]" office:value-type="float" office:value="74.3333333333333" calcext:value-type="float">
            <text:p>74.33</text:p>
          </table:table-cell>
          <table:table-cell office:value-type="string" calcext:value-type="string">
            <text:p>\\</text:p>
          </table:table-cell>
          <table:table-cell/>
          <table:table-cell table:formula="of:=IF(MAX([.E27:.Q27]) = [.E27]; &quot;KNN&quot;;  IF(MAX([.E27:.Q27]) = [.G27]; &quot;DT&quot;;   IF(MAX([.E27:.Q27]) = [.I27]; &quot;RF&quot;;    IF(MAX([.E27:.Q27]) = [.K27]; &quot;SVM&quot;;     IF(MAX([.E27:.Q27]) = [.M27]; &quot;LDA&quot;;      IF(MAX([.E27:.Q27]) = [.O27]; &quot;LR&quot;;       IF(MAX([.E27:.Q27]) = [.Q27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1]" office:value-type="float" office:value="75.9467456520088" calcext:value-type="float">
            <text:p>75.95</text:p>
          </table:table-cell>
          <table:table-cell office:value-type="string" calcext:value-type="string">
            <text:p>&amp;</text:p>
          </table:table-cell>
          <table:table-cell table:formula="of:=[$ProgramsInfo_Metrics.J11]" office:value-type="float" office:value="74.733709273183" calcext:value-type="float">
            <text:p>74.73</text:p>
          </table:table-cell>
          <table:table-cell office:value-type="string" calcext:value-type="string">
            <text:p>&amp;</text:p>
          </table:table-cell>
          <table:table-cell table:formula="of:=[$ProgramsInfo_Metrics.I11]" office:value-type="float" office:value="76.4514505961874" calcext:value-type="float">
            <text:p>76.45</text:p>
          </table:table-cell>
          <table:table-cell office:value-type="string" calcext:value-type="string">
            <text:p>&amp;</text:p>
          </table:table-cell>
          <table:table-cell table:formula="of:=[$ProgramsInfo_Metrics.L11]" office:value-type="float" office:value="63.7740609064139" calcext:value-type="float">
            <text:p>63.77</text:p>
          </table:table-cell>
          <table:table-cell office:value-type="string" calcext:value-type="string">
            <text:p>&amp;</text:p>
          </table:table-cell>
          <table:table-cell table:formula="of:=[$ProgramsInfo_Metrics.M11]" office:value-type="float" office:value="87.0893174480804" calcext:value-type="float">
            <text:p>87.09</text:p>
          </table:table-cell>
          <table:table-cell office:value-type="string" calcext:value-type="string">
            <text:p>&amp;</text:p>
          </table:table-cell>
          <table:table-cell table:formula="of:=[$ProgramsInfo_Metrics.N11]" office:value-type="float" office:value="76.0209045340624" calcext:value-type="float">
            <text:p>76.02</text:p>
          </table:table-cell>
          <table:table-cell office:value-type="string" calcext:value-type="string">
            <text:p>&amp;</text:p>
          </table:table-cell>
          <table:table-cell table:formula="of:=[$ProgramsInfo_Metrics.O11]" office:value-type="float" office:value="75.1648210082993" calcext:value-type="float">
            <text:p>75.1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28:.Q28]) = [.E28]; &quot;KNN&quot;;  IF(MAX([.E28:.Q28]) = [.G28]; &quot;DT&quot;;   IF(MAX([.E28:.Q28]) = [.I28]; &quot;RF&quot;;    IF(MAX([.E28:.Q28]) = [.K28]; &quot;SVM&quot;;     IF(MAX([.E28:.Q28]) = [.M28]; &quot;LDA&quot;;      IF(MAX([.E28:.Q28]) = [.O28]; &quot;LR&quot;;       IF(MAX([.E28:.Q28]) = [.Q28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2]" office:value-type="float" office:value="47.4126984126984" calcext:value-type="float">
            <text:p>47.41</text:p>
          </table:table-cell>
          <table:table-cell office:value-type="string" calcext:value-type="string">
            <text:p>&amp;</text:p>
          </table:table-cell>
          <table:table-cell table:formula="of:=[$ProgramsInfo_Metrics.C12]" office:value-type="float" office:value="63" calcext:value-type="float">
            <text:p>63.00</text:p>
          </table:table-cell>
          <table:table-cell office:value-type="string" calcext:value-type="string">
            <text:p>&amp;</text:p>
          </table:table-cell>
          <table:table-cell table:formula="of:=[$ProgramsInfo_Metrics.B12]" office:value-type="float" office:value="63.1060606060606" calcext:value-type="float">
            <text:p>63.11</text:p>
          </table:table-cell>
          <table:table-cell office:value-type="string" calcext:value-type="string">
            <text:p>&amp;</text:p>
          </table:table-cell>
          <table:table-cell table:formula="of:=[$ProgramsInfo_Metrics.E12]" office:value-type="float" office:value="73.2229437229437" calcext:value-type="float">
            <text:p>73.22</text:p>
          </table:table-cell>
          <table:table-cell office:value-type="string" calcext:value-type="string">
            <text:p>&amp;</text:p>
          </table:table-cell>
          <table:table-cell table:formula="of:=[$ProgramsInfo_Metrics.F12]" office:value-type="float" office:value="57.7460317460317" calcext:value-type="float">
            <text:p>57.75</text:p>
          </table:table-cell>
          <table:table-cell office:value-type="string" calcext:value-type="string">
            <text:p>&amp;</text:p>
          </table:table-cell>
          <table:table-cell table:formula="of:=[$ProgramsInfo_Metrics.G12]" office:value-type="float" office:value="66.4393939393939" calcext:value-type="float">
            <text:p>66.44</text:p>
          </table:table-cell>
          <table:table-cell office:value-type="string" calcext:value-type="string">
            <text:p>&amp;</text:p>
          </table:table-cell>
          <table:table-cell table:formula="of:=[$ProgramsInfo_Metrics.H12]" office:value-type="float" office:value="59.5793650793651" calcext:value-type="float">
            <text:p>59.58</text:p>
          </table:table-cell>
          <table:table-cell office:value-type="string" calcext:value-type="string">
            <text:p>\\</text:p>
          </table:table-cell>
          <table:table-cell/>
          <table:table-cell table:formula="of:=IF(MAX([.E29:.Q29]) = [.E29]; &quot;KNN&quot;;  IF(MAX([.E29:.Q29]) = [.G29]; &quot;DT&quot;;   IF(MAX([.E29:.Q29]) = [.I29]; &quot;RF&quot;;    IF(MAX([.E29:.Q29]) = [.K29]; &quot;SVM&quot;;     IF(MAX([.E29:.Q29]) = [.M29]; &quot;LDA&quot;;      IF(MAX([.E29:.Q29]) = [.O29]; &quot;LR&quot;;       IF(MAX([.E29:.Q29]) = [.Q29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2]" office:value-type="float" office:value="47.4126984126984" calcext:value-type="float">
            <text:p>47.41</text:p>
          </table:table-cell>
          <table:table-cell office:value-type="string" calcext:value-type="string">
            <text:p>&amp;</text:p>
          </table:table-cell>
          <table:table-cell table:formula="of:=[$ProgramsInfo_Metrics.J12]" office:value-type="float" office:value="76.9771894771895" calcext:value-type="float">
            <text:p>76.98</text:p>
          </table:table-cell>
          <table:table-cell office:value-type="string" calcext:value-type="string">
            <text:p>&amp;</text:p>
          </table:table-cell>
          <table:table-cell table:formula="of:=[$ProgramsInfo_Metrics.I12]" office:value-type="float" office:value="77.7922077922078" calcext:value-type="float">
            <text:p>77.79</text:p>
          </table:table-cell>
          <table:table-cell office:value-type="string" calcext:value-type="string">
            <text:p>&amp;</text:p>
          </table:table-cell>
          <table:table-cell table:formula="of:=[$ProgramsInfo_Metrics.L12]" office:value-type="float" office:value="65.9590409590409" calcext:value-type="float">
            <text:p>65.96</text:p>
          </table:table-cell>
          <table:table-cell office:value-type="string" calcext:value-type="string">
            <text:p>&amp;</text:p>
          </table:table-cell>
          <table:table-cell table:formula="of:=[$ProgramsInfo_Metrics.M12]" office:value-type="float" office:value="74.2912087912088" calcext:value-type="float">
            <text:p>74.29</text:p>
          </table:table-cell>
          <table:table-cell office:value-type="string" calcext:value-type="string">
            <text:p>&amp;</text:p>
          </table:table-cell>
          <table:table-cell table:formula="of:=[$ProgramsInfo_Metrics.N12]" office:value-type="float" office:value="78.7196137196137" calcext:value-type="float">
            <text:p>78.72</text:p>
          </table:table-cell>
          <table:table-cell office:value-type="string" calcext:value-type="string">
            <text:p>&amp;</text:p>
          </table:table-cell>
          <table:table-cell table:formula="of:=[$ProgramsInfo_Metrics.O12]" office:value-type="float" office:value="86.0494505494505" calcext:value-type="float">
            <text:p>86.0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30:.Q30]) = [.E30]; &quot;KNN&quot;;  IF(MAX([.E30:.Q30]) = [.G30]; &quot;DT&quot;;   IF(MAX([.E30:.Q30]) = [.I30]; &quot;RF&quot;;    IF(MAX([.E30:.Q30]) = [.K30]; &quot;SVM&quot;;     IF(MAX([.E30:.Q30]) = [.M30]; &quot;LDA&quot;;      IF(MAX([.E30:.Q30]) = [.O30]; &quot;LR&quot;;       IF(MAX([.E30:.Q30]) = [.Q30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3]" office:value-type="float" office:value="59.2151812083162" calcext:value-type="float">
            <text:p>59.22</text:p>
          </table:table-cell>
          <table:table-cell office:value-type="string" calcext:value-type="string">
            <text:p>&amp;</text:p>
          </table:table-cell>
          <table:table-cell table:formula="of:=[$ProgramsInfo_Metrics.C13]" office:value-type="float" office:value="82.0363633146242" calcext:value-type="float">
            <text:p>82.04</text:p>
          </table:table-cell>
          <table:table-cell office:value-type="string" calcext:value-type="string">
            <text:p>&amp;</text:p>
          </table:table-cell>
          <table:table-cell table:formula="of:=[$ProgramsInfo_Metrics.B13]" office:value-type="float" office:value="80.0676535516352" calcext:value-type="float">
            <text:p>80.07</text:p>
          </table:table-cell>
          <table:table-cell office:value-type="string" calcext:value-type="string">
            <text:p>&amp;</text:p>
          </table:table-cell>
          <table:table-cell table:formula="of:=[$ProgramsInfo_Metrics.E13]" office:value-type="float" office:value="73.7655667495484" calcext:value-type="float">
            <text:p>73.77</text:p>
          </table:table-cell>
          <table:table-cell office:value-type="string" calcext:value-type="string">
            <text:p>&amp;</text:p>
          </table:table-cell>
          <table:table-cell table:formula="of:=[$ProgramsInfo_Metrics.F13]" office:value-type="float" office:value="82.2948384948385" calcext:value-type="float">
            <text:p>82.29</text:p>
          </table:table-cell>
          <table:table-cell office:value-type="string" calcext:value-type="string">
            <text:p>&amp;</text:p>
          </table:table-cell>
          <table:table-cell table:formula="of:=[$ProgramsInfo_Metrics.G13]" office:value-type="float" office:value="80.0784760624578" calcext:value-type="float">
            <text:p>80.08</text:p>
          </table:table-cell>
          <table:table-cell office:value-type="string" calcext:value-type="string">
            <text:p>&amp;</text:p>
          </table:table-cell>
          <table:table-cell table:formula="of:=[$ProgramsInfo_Metrics.H13]" office:value-type="float" office:value="17.6734539969834" calcext:value-type="float">
            <text:p>17.67</text:p>
          </table:table-cell>
          <table:table-cell office:value-type="string" calcext:value-type="string">
            <text:p>\\</text:p>
          </table:table-cell>
          <table:table-cell/>
          <table:table-cell table:formula="of:=IF(MAX([.E31:.Q31]) = [.E31]; &quot;KNN&quot;;  IF(MAX([.E31:.Q31]) = [.G31]; &quot;DT&quot;;   IF(MAX([.E31:.Q31]) = [.I31]; &quot;RF&quot;;    IF(MAX([.E31:.Q31]) = [.K31]; &quot;SVM&quot;;     IF(MAX([.E31:.Q31]) = [.M31]; &quot;LDA&quot;;      IF(MAX([.E31:.Q31]) = [.O31]; &quot;LR&quot;;       IF(MAX([.E31:.Q31]) = [.Q31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3]" office:value-type="float" office:value="59.2151812083162" calcext:value-type="float">
            <text:p>59.22</text:p>
          </table:table-cell>
          <table:table-cell office:value-type="string" calcext:value-type="string">
            <text:p>&amp;</text:p>
          </table:table-cell>
          <table:table-cell table:formula="of:=[$ProgramsInfo_Metrics.J13]" office:value-type="float" office:value="67.9105735352875" calcext:value-type="float">
            <text:p>67.91</text:p>
          </table:table-cell>
          <table:table-cell office:value-type="string" calcext:value-type="string">
            <text:p>&amp;</text:p>
          </table:table-cell>
          <table:table-cell table:formula="of:=[$ProgramsInfo_Metrics.I13]" office:value-type="float" office:value="71.924073582002" calcext:value-type="float">
            <text:p>71.92</text:p>
          </table:table-cell>
          <table:table-cell office:value-type="string" calcext:value-type="string">
            <text:p>&amp;</text:p>
          </table:table-cell>
          <table:table-cell table:formula="of:=[$ProgramsInfo_Metrics.L13]" office:value-type="float" office:value="63.6067977915804" calcext:value-type="float">
            <text:p>63.61</text:p>
          </table:table-cell>
          <table:table-cell office:value-type="string" calcext:value-type="string">
            <text:p>&amp;</text:p>
          </table:table-cell>
          <table:table-cell table:formula="of:=[$ProgramsInfo_Metrics.M13]" office:value-type="float" office:value="73.577694235589" calcext:value-type="float">
            <text:p>73.58</text:p>
          </table:table-cell>
          <table:table-cell office:value-type="string" calcext:value-type="string">
            <text:p>&amp;</text:p>
          </table:table-cell>
          <table:table-cell table:formula="of:=[$ProgramsInfo_Metrics.N13]" office:value-type="float" office:value="74.2630015323514" calcext:value-type="float">
            <text:p>74.26</text:p>
          </table:table-cell>
          <table:table-cell office:value-type="string" calcext:value-type="string">
            <text:p>&amp;</text:p>
          </table:table-cell>
          <table:table-cell table:formula="of:=[$ProgramsInfo_Metrics.O13]" office:value-type="float" office:value="77.4131223044267" calcext:value-type="float">
            <text:p>77.41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32:.Q32]) = [.E32]; &quot;KNN&quot;;  IF(MAX([.E32:.Q32]) = [.G32]; &quot;DT&quot;;   IF(MAX([.E32:.Q32]) = [.I32]; &quot;RF&quot;;    IF(MAX([.E32:.Q32]) = [.K32]; &quot;SVM&quot;;     IF(MAX([.E32:.Q32]) = [.M32]; &quot;LDA&quot;;      IF(MAX([.E32:.Q32]) = [.O32]; &quot;LR&quot;;       IF(MAX([.E32:.Q32]) = [.Q32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4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ProgramsInfo_Metrics.C14]" office:value-type="float" office:value="7.40740740740741" calcext:value-type="float">
            <text:p>7.41</text:p>
          </table:table-cell>
          <table:table-cell office:value-type="string" calcext:value-type="string">
            <text:p>&amp;</text:p>
          </table:table-cell>
          <table:table-cell table:formula="of:=[$ProgramsInfo_Metrics.B14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ProgramsInfo_Metrics.E14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ProgramsInfo_Metrics.F14]" office:value-type="float" office:value="29.6296296296296" calcext:value-type="float">
            <text:p>29.63</text:p>
          </table:table-cell>
          <table:table-cell office:value-type="string" calcext:value-type="string">
            <text:p>&amp;</text:p>
          </table:table-cell>
          <table:table-cell table:formula="of:=[$ProgramsInfo_Metrics.G14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ProgramsInfo_Metrics.H14]" office:value-type="float" office:value="74.0740740740741" calcext:value-type="float">
            <text:p>74.07</text:p>
          </table:table-cell>
          <table:table-cell office:value-type="string" calcext:value-type="string">
            <text:p>\\</text:p>
          </table:table-cell>
          <table:table-cell/>
          <table:table-cell table:formula="of:=IF(MAX([.E33:.Q33]) = [.E33]; &quot;KNN&quot;;  IF(MAX([.E33:.Q33]) = [.G33]; &quot;DT&quot;;   IF(MAX([.E33:.Q33]) = [.I33]; &quot;RF&quot;;    IF(MAX([.E33:.Q33]) = [.K33]; &quot;SVM&quot;;     IF(MAX([.E33:.Q33]) = [.M33]; &quot;LDA&quot;;      IF(MAX([.E33:.Q33]) = [.O33]; &quot;LR&quot;;       IF(MAX([.E33:.Q33]) = [.Q33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4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ProgramsInfo_Metrics.J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ProgramsInfo_Metrics.I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L14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M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N14]" office:value-type="float" office:value="74.0740740740741" calcext:value-type="float">
            <text:p>74.07</text:p>
          </table:table-cell>
          <table:table-cell office:value-type="string" calcext:value-type="string">
            <text:p>&amp;</text:p>
          </table:table-cell>
          <table:table-cell table:formula="of:=[$ProgramsInfo_Metrics.O14]" office:value-type="float" office:value="44.4444444444444" calcext:value-type="float">
            <text:p>44.44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34:.Q34]) = [.E34]; &quot;KNN&quot;;  IF(MAX([.E34:.Q34]) = [.G34]; &quot;DT&quot;;   IF(MAX([.E34:.Q34]) = [.I34]; &quot;RF&quot;;    IF(MAX([.E34:.Q34]) = [.K34]; &quot;SVM&quot;;     IF(MAX([.E34:.Q34]) = [.M34]; &quot;LDA&quot;;      IF(MAX([.E34:.Q34]) = [.O34]; &quot;LR&quot;;       IF(MAX([.E34:.Q34]) = [.Q34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5]" office:value-type="float" office:value="68.934792128093" calcext:value-type="float">
            <text:p>68.93</text:p>
          </table:table-cell>
          <table:table-cell office:value-type="string" calcext:value-type="string">
            <text:p>&amp;</text:p>
          </table:table-cell>
          <table:table-cell table:formula="of:=[$ProgramsInfo_Metrics.C15]" office:value-type="float" office:value="77.1541279976063" calcext:value-type="float">
            <text:p>77.15</text:p>
          </table:table-cell>
          <table:table-cell office:value-type="string" calcext:value-type="string">
            <text:p>&amp;</text:p>
          </table:table-cell>
          <table:table-cell table:formula="of:=[$ProgramsInfo_Metrics.B15]" office:value-type="float" office:value="83.6289488289488" calcext:value-type="float">
            <text:p>83.63</text:p>
          </table:table-cell>
          <table:table-cell office:value-type="string" calcext:value-type="string">
            <text:p>&amp;</text:p>
          </table:table-cell>
          <table:table-cell table:formula="of:=[$ProgramsInfo_Metrics.E15]" office:value-type="float" office:value="72.7478921317631" calcext:value-type="float">
            <text:p>72.75</text:p>
          </table:table-cell>
          <table:table-cell office:value-type="string" calcext:value-type="string">
            <text:p>&amp;</text:p>
          </table:table-cell>
          <table:table-cell table:formula="of:=[$ProgramsInfo_Metrics.F15]" office:value-type="float" office:value="80.6257539561888" calcext:value-type="float">
            <text:p>80.63</text:p>
          </table:table-cell>
          <table:table-cell office:value-type="string" calcext:value-type="string">
            <text:p>&amp;</text:p>
          </table:table-cell>
          <table:table-cell table:formula="of:=[$ProgramsInfo_Metrics.G15]" office:value-type="float" office:value="80.9770883788875" calcext:value-type="float">
            <text:p>80.98</text:p>
          </table:table-cell>
          <table:table-cell office:value-type="string" calcext:value-type="string">
            <text:p>&amp;</text:p>
          </table:table-cell>
          <table:table-cell table:formula="of:=[$ProgramsInfo_Metrics.H15]" office:value-type="float" office:value="66.1570141570142" calcext:value-type="float">
            <text:p>66.16</text:p>
          </table:table-cell>
          <table:table-cell office:value-type="string" calcext:value-type="string">
            <text:p>\\</text:p>
          </table:table-cell>
          <table:table-cell/>
          <table:table-cell table:formula="of:=IF(MAX([.E35:.Q35]) = [.E35]; &quot;KNN&quot;;  IF(MAX([.E35:.Q35]) = [.G35]; &quot;DT&quot;;   IF(MAX([.E35:.Q35]) = [.I35]; &quot;RF&quot;;    IF(MAX([.E35:.Q35]) = [.K35]; &quot;SVM&quot;;     IF(MAX([.E35:.Q35]) = [.M35]; &quot;LDA&quot;;      IF(MAX([.E35:.Q35]) = [.O35]; &quot;LR&quot;;       IF(MAX([.E35:.Q35]) = [.Q35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5]" office:value-type="float" office:value="68.934792128093" calcext:value-type="float">
            <text:p>68.93</text:p>
          </table:table-cell>
          <table:table-cell office:value-type="string" calcext:value-type="string">
            <text:p>&amp;</text:p>
          </table:table-cell>
          <table:table-cell table:formula="of:=[$ProgramsInfo_Metrics.J15]" office:value-type="float" office:value="75.3537528470788" calcext:value-type="float">
            <text:p>75.35</text:p>
          </table:table-cell>
          <table:table-cell office:value-type="string" calcext:value-type="string">
            <text:p>&amp;</text:p>
          </table:table-cell>
          <table:table-cell table:formula="of:=[$ProgramsInfo_Metrics.I15]" office:value-type="float" office:value="76.1063618623931" calcext:value-type="float">
            <text:p>76.11</text:p>
          </table:table-cell>
          <table:table-cell office:value-type="string" calcext:value-type="string">
            <text:p>&amp;</text:p>
          </table:table-cell>
          <table:table-cell table:formula="of:=[$ProgramsInfo_Metrics.L15]" office:value-type="float" office:value="74.2608242930824" calcext:value-type="float">
            <text:p>74.26</text:p>
          </table:table-cell>
          <table:table-cell office:value-type="string" calcext:value-type="string">
            <text:p>&amp;</text:p>
          </table:table-cell>
          <table:table-cell table:formula="of:=[$ProgramsInfo_Metrics.M15]" office:value-type="float" office:value="78.7185673676219" calcext:value-type="float">
            <text:p>78.72</text:p>
          </table:table-cell>
          <table:table-cell office:value-type="string" calcext:value-type="string">
            <text:p>&amp;</text:p>
          </table:table-cell>
          <table:table-cell table:formula="of:=[$ProgramsInfo_Metrics.N15]" office:value-type="float" office:value="80.2249120511429" calcext:value-type="float">
            <text:p>80.22</text:p>
          </table:table-cell>
          <table:table-cell office:value-type="string" calcext:value-type="string">
            <text:p>&amp;</text:p>
          </table:table-cell>
          <table:table-cell table:formula="of:=[$ProgramsInfo_Metrics.O15]" office:value-type="float" office:value="71.1800119530241" calcext:value-type="float">
            <text:p>71.18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36:.Q36]) = [.E36]; &quot;KNN&quot;;  IF(MAX([.E36:.Q36]) = [.G36]; &quot;DT&quot;;   IF(MAX([.E36:.Q36]) = [.I36]; &quot;RF&quot;;    IF(MAX([.E36:.Q36]) = [.K36]; &quot;SVM&quot;;     IF(MAX([.E36:.Q36]) = [.M36]; &quot;LDA&quot;;      IF(MAX([.E36:.Q36]) = [.O36]; &quot;LR&quot;;       IF(MAX([.E36:.Q36]) = [.Q36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6]" office:value-type="float" office:value="68.2380952380952" calcext:value-type="float">
            <text:p>68.24</text:p>
          </table:table-cell>
          <table:table-cell office:value-type="string" calcext:value-type="string">
            <text:p>&amp;</text:p>
          </table:table-cell>
          <table:table-cell table:formula="of:=[$ProgramsInfo_Metrics.C16]" office:value-type="float" office:value="64.9047619047619" calcext:value-type="float">
            <text:p>64.90</text:p>
          </table:table-cell>
          <table:table-cell office:value-type="string" calcext:value-type="string">
            <text:p>&amp;</text:p>
          </table:table-cell>
          <table:table-cell table:formula="of:=[$ProgramsInfo_Metrics.B16]" office:value-type="float" office:value="67.3809523809524" calcext:value-type="float">
            <text:p>67.38</text:p>
          </table:table-cell>
          <table:table-cell office:value-type="string" calcext:value-type="string">
            <text:p>&amp;</text:p>
          </table:table-cell>
          <table:table-cell table:formula="of:=[$ProgramsInfo_Metrics.E16]" office:value-type="float" office:value="74.1190476190476" calcext:value-type="float">
            <text:p>74.12</text:p>
          </table:table-cell>
          <table:table-cell office:value-type="string" calcext:value-type="string">
            <text:p>&amp;</text:p>
          </table:table-cell>
          <table:table-cell table:formula="of:=[$ProgramsInfo_Metrics.F16]" office:value-type="float" office:value="71.1904761904762" calcext:value-type="float">
            <text:p>71.19</text:p>
          </table:table-cell>
          <table:table-cell office:value-type="string" calcext:value-type="string">
            <text:p>&amp;</text:p>
          </table:table-cell>
          <table:table-cell table:formula="of:=[$ProgramsInfo_Metrics.G16]" office:value-type="float" office:value="75.1666666666667" calcext:value-type="float">
            <text:p>75.17</text:p>
          </table:table-cell>
          <table:table-cell office:value-type="string" calcext:value-type="string">
            <text:p>&amp;</text:p>
          </table:table-cell>
          <table:table-cell table:formula="of:=[$ProgramsInfo_Metrics.H16]" office:value-type="float" office:value="76.8095238095238" calcext:value-type="float">
            <text:p>76.81</text:p>
          </table:table-cell>
          <table:table-cell office:value-type="string" calcext:value-type="string">
            <text:p>\\</text:p>
          </table:table-cell>
          <table:table-cell/>
          <table:table-cell table:formula="of:=IF(MAX([.E37:.Q37]) = [.E37]; &quot;KNN&quot;;  IF(MAX([.E37:.Q37]) = [.G37]; &quot;DT&quot;;   IF(MAX([.E37:.Q37]) = [.I37]; &quot;RF&quot;;    IF(MAX([.E37:.Q37]) = [.K37]; &quot;SVM&quot;;     IF(MAX([.E37:.Q37]) = [.M37]; &quot;LDA&quot;;      IF(MAX([.E37:.Q37]) = [.O37]; &quot;LR&quot;;       IF(MAX([.E37:.Q37]) = [.Q37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6]" office:value-type="float" office:value="68.2380952380952" calcext:value-type="float">
            <text:p>68.24</text:p>
          </table:table-cell>
          <table:table-cell office:value-type="string" calcext:value-type="string">
            <text:p>&amp;</text:p>
          </table:table-cell>
          <table:table-cell table:formula="of:=[$ProgramsInfo_Metrics.J16]" office:value-type="float" office:value="80.1031746031746" calcext:value-type="float">
            <text:p>80.10</text:p>
          </table:table-cell>
          <table:table-cell office:value-type="string" calcext:value-type="string">
            <text:p>&amp;</text:p>
          </table:table-cell>
          <table:table-cell table:formula="of:=[$ProgramsInfo_Metrics.I16]" office:value-type="float" office:value="75.3809523809524" calcext:value-type="float">
            <text:p>75.38</text:p>
          </table:table-cell>
          <table:table-cell office:value-type="string" calcext:value-type="string">
            <text:p>&amp;</text:p>
          </table:table-cell>
          <table:table-cell table:formula="of:=[$ProgramsInfo_Metrics.L16]" office:value-type="float" office:value="73.6031746031746" calcext:value-type="float">
            <text:p>73.60</text:p>
          </table:table-cell>
          <table:table-cell office:value-type="string" calcext:value-type="string">
            <text:p>&amp;</text:p>
          </table:table-cell>
          <table:table-cell table:formula="of:=[$ProgramsInfo_Metrics.M16]" office:value-type="float" office:value="81.6428571428571" calcext:value-type="float">
            <text:p>81.64</text:p>
          </table:table-cell>
          <table:table-cell office:value-type="string" calcext:value-type="string">
            <text:p>&amp;</text:p>
          </table:table-cell>
          <table:table-cell table:formula="of:=[$ProgramsInfo_Metrics.N16]" office:value-type="float" office:value="78.031746031746" calcext:value-type="float">
            <text:p>78.03</text:p>
          </table:table-cell>
          <table:table-cell office:value-type="string" calcext:value-type="string">
            <text:p>&amp;</text:p>
          </table:table-cell>
          <table:table-cell table:formula="of:=[$ProgramsInfo_Metrics.O16]" office:value-type="float" office:value="83.9920634920635" calcext:value-type="float">
            <text:p>83.9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38:.Q38]) = [.E38]; &quot;KNN&quot;;  IF(MAX([.E38:.Q38]) = [.G38]; &quot;DT&quot;;   IF(MAX([.E38:.Q38]) = [.I38]; &quot;RF&quot;;    IF(MAX([.E38:.Q38]) = [.K38]; &quot;SVM&quot;;     IF(MAX([.E38:.Q38]) = [.M38]; &quot;LDA&quot;;      IF(MAX([.E38:.Q38]) = [.O38]; &quot;LR&quot;;       IF(MAX([.E38:.Q38]) = [.Q38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7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ProgramsInfo_Metrics.C1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17]" office:value-type="float" office:value="38.8888888888889" calcext:value-type="float">
            <text:p>38.89</text:p>
          </table:table-cell>
          <table:table-cell office:value-type="string" calcext:value-type="string">
            <text:p>&amp;</text:p>
          </table:table-cell>
          <table:table-cell table:formula="of:=[$ProgramsInfo_Metrics.E17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F17]" office:value-type="float" office:value="38.8888888888889" calcext:value-type="float">
            <text:p>38.89</text:p>
          </table:table-cell>
          <table:table-cell office:value-type="string" calcext:value-type="string">
            <text:p>&amp;</text:p>
          </table:table-cell>
          <table:table-cell table:formula="of:=[$ProgramsInfo_Metrics.G17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ProgramsInfo_Metrics.H17]" office:value-type="float" office:value="72.2222222222222" calcext:value-type="float">
            <text:p>72.22</text:p>
          </table:table-cell>
          <table:table-cell office:value-type="string" calcext:value-type="string">
            <text:p>\\</text:p>
          </table:table-cell>
          <table:table-cell/>
          <table:table-cell table:formula="of:=IF(MAX([.E39:.Q39]) = [.E39]; &quot;KNN&quot;;  IF(MAX([.E39:.Q39]) = [.G39]; &quot;DT&quot;;   IF(MAX([.E39:.Q39]) = [.I39]; &quot;RF&quot;;    IF(MAX([.E39:.Q39]) = [.K39]; &quot;SVM&quot;;     IF(MAX([.E39:.Q39]) = [.M39]; &quot;LDA&quot;;      IF(MAX([.E39:.Q39]) = [.O39]; &quot;LR&quot;;       IF(MAX([.E39:.Q39]) = [.Q39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7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ProgramsInfo_Metrics.J17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I17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L17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ProgramsInfo_Metrics.M17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N17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ProgramsInfo_Metrics.O17]" office:value-type="float" office:value="46.6666666666667" calcext:value-type="float">
            <text:p>46.6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40:.Q40]) = [.E40]; &quot;KNN&quot;;  IF(MAX([.E40:.Q40]) = [.G40]; &quot;DT&quot;;   IF(MAX([.E40:.Q40]) = [.I40]; &quot;RF&quot;;    IF(MAX([.E40:.Q40]) = [.K40]; &quot;SVM&quot;;     IF(MAX([.E40:.Q40]) = [.M40]; &quot;LDA&quot;;      IF(MAX([.E40:.Q40]) = [.O40]; &quot;LR&quot;;       IF(MAX([.E40:.Q40]) = [.Q40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8]" office:value-type="float" office:value="50.6605747193982" calcext:value-type="float">
            <text:p>50.66</text:p>
          </table:table-cell>
          <table:table-cell office:value-type="string" calcext:value-type="string">
            <text:p>&amp;</text:p>
          </table:table-cell>
          <table:table-cell table:formula="of:=[$ProgramsInfo_Metrics.C1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B18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E18]" office:value-type="float" office:value="41.6666666666667" calcext:value-type="float">
            <text:p>41.67</text:p>
          </table:table-cell>
          <table:table-cell office:value-type="string" calcext:value-type="string">
            <text:p>&amp;</text:p>
          </table:table-cell>
          <table:table-cell table:formula="of:=[$ProgramsInfo_Metrics.F18]" office:value-type="float" office:value="41.6666666666667" calcext:value-type="float">
            <text:p>41.67</text:p>
          </table:table-cell>
          <table:table-cell office:value-type="string" calcext:value-type="string">
            <text:p>&amp;</text:p>
          </table:table-cell>
          <table:table-cell table:formula="of:=[$ProgramsInfo_Metrics.G18]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[$ProgramsInfo_Metrics.H18]" office:value-type="float" office:value="45.8333333333333" calcext:value-type="float">
            <text:p>45.83</text:p>
          </table:table-cell>
          <table:table-cell office:value-type="string" calcext:value-type="string">
            <text:p>\\</text:p>
          </table:table-cell>
          <table:table-cell/>
          <table:table-cell table:formula="of:=IF(MAX([.E41:.Q41]) = [.E41]; &quot;KNN&quot;;  IF(MAX([.E41:.Q41]) = [.G41]; &quot;DT&quot;;   IF(MAX([.E41:.Q41]) = [.I41]; &quot;RF&quot;;    IF(MAX([.E41:.Q41]) = [.K41]; &quot;SVM&quot;;     IF(MAX([.E41:.Q41]) = [.M41]; &quot;LDA&quot;;      IF(MAX([.E41:.Q41]) = [.O41]; &quot;LR&quot;;       IF(MAX([.E41:.Q41]) = [.Q41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8]" office:value-type="float" office:value="50.6605747193982" calcext:value-type="float">
            <text:p>50.66</text:p>
          </table:table-cell>
          <table:table-cell office:value-type="string" calcext:value-type="string">
            <text:p>&amp;</text:p>
          </table:table-cell>
          <table:table-cell table:formula="of:=[$ProgramsInfo_Metrics.J18]" office:value-type="float" office:value="50.6526529026529" calcext:value-type="float">
            <text:p>50.65</text:p>
          </table:table-cell>
          <table:table-cell office:value-type="string" calcext:value-type="string">
            <text:p>&amp;</text:p>
          </table:table-cell>
          <table:table-cell table:formula="of:=[$ProgramsInfo_Metrics.I18]" office:value-type="float" office:value="60.3564703270586" calcext:value-type="float">
            <text:p>60.36</text:p>
          </table:table-cell>
          <table:table-cell office:value-type="string" calcext:value-type="string">
            <text:p>&amp;</text:p>
          </table:table-cell>
          <table:table-cell table:formula="of:=[$ProgramsInfo_Metrics.L18]" office:value-type="float" office:value="65.5730994152047" calcext:value-type="float">
            <text:p>65.57</text:p>
          </table:table-cell>
          <table:table-cell office:value-type="string" calcext:value-type="string">
            <text:p>&amp;</text:p>
          </table:table-cell>
          <table:table-cell table:formula="of:=[$ProgramsInfo_Metrics.M18]" office:value-type="float" office:value="48.7685190626367" calcext:value-type="float">
            <text:p>48.77</text:p>
          </table:table-cell>
          <table:table-cell office:value-type="string" calcext:value-type="string">
            <text:p>&amp;</text:p>
          </table:table-cell>
          <table:table-cell table:formula="of:=[$ProgramsInfo_Metrics.N18]" office:value-type="float" office:value="58.9460604754722" calcext:value-type="float">
            <text:p>58.95</text:p>
          </table:table-cell>
          <table:table-cell office:value-type="string" calcext:value-type="string">
            <text:p>&amp;</text:p>
          </table:table-cell>
          <table:table-cell table:formula="of:=[$ProgramsInfo_Metrics.O18]" office:value-type="float" office:value="63.625730994152" calcext:value-type="float">
            <text:p>63.6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42:.Q42]) = [.E42]; &quot;KNN&quot;;  IF(MAX([.E42:.Q42]) = [.G42]; &quot;DT&quot;;   IF(MAX([.E42:.Q42]) = [.I42]; &quot;RF&quot;;    IF(MAX([.E42:.Q42]) = [.K42]; &quot;SVM&quot;;     IF(MAX([.E42:.Q42]) = [.M42]; &quot;LDA&quot;;      IF(MAX([.E42:.Q42]) = [.O42]; &quot;LR&quot;;       IF(MAX([.E42:.Q42]) = [.Q42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1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C19]" office:value-type="float" office:value="74.0740740740741" calcext:value-type="float">
            <text:p>74.07</text:p>
          </table:table-cell>
          <table:table-cell office:value-type="string" calcext:value-type="string">
            <text:p>&amp;</text:p>
          </table:table-cell>
          <table:table-cell table:formula="of:=[$ProgramsInfo_Metrics.B19]" office:value-type="float" office:value="40.7407407407407" calcext:value-type="float">
            <text:p>40.74</text:p>
          </table:table-cell>
          <table:table-cell office:value-type="string" calcext:value-type="string">
            <text:p>&amp;</text:p>
          </table:table-cell>
          <table:table-cell table:formula="of:=[$ProgramsInfo_Metrics.E19]" office:value-type="float" office:value="74.0740740740741" calcext:value-type="float">
            <text:p>74.07</text:p>
          </table:table-cell>
          <table:table-cell office:value-type="string" calcext:value-type="string">
            <text:p>&amp;</text:p>
          </table:table-cell>
          <table:table-cell table:formula="of:=[$ProgramsInfo_Metrics.F19]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[$ProgramsInfo_Metrics.G1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H19]" office:value-type="float" office:value="66.6666666666667" calcext:value-type="float">
            <text:p>66.67</text:p>
          </table:table-cell>
          <table:table-cell office:value-type="string" calcext:value-type="string">
            <text:p>\\</text:p>
          </table:table-cell>
          <table:table-cell/>
          <table:table-cell table:formula="of:=IF(MAX([.E43:.Q43]) = [.E43]; &quot;KNN&quot;;  IF(MAX([.E43:.Q43]) = [.G43]; &quot;DT&quot;;   IF(MAX([.E43:.Q43]) = [.I43]; &quot;RF&quot;;    IF(MAX([.E43:.Q43]) = [.K43]; &quot;SVM&quot;;     IF(MAX([.E43:.Q43]) = [.M43]; &quot;LDA&quot;;      IF(MAX([.E43:.Q43]) = [.O43]; &quot;LR&quot;;       IF(MAX([.E43:.Q43]) = [.Q43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1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J1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19]" office:value-type="float" office:value="61.1111111111111" calcext:value-type="float">
            <text:p>61.11</text:p>
          </table:table-cell>
          <table:table-cell office:value-type="string" calcext:value-type="string">
            <text:p>&amp;</text:p>
          </table:table-cell>
          <table:table-cell table:formula="of:=[$ProgramsInfo_Metrics.L19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ProgramsInfo_Metrics.M19]" office:value-type="float" office:value="94.4444444444444" calcext:value-type="float">
            <text:p>94.44</text:p>
          </table:table-cell>
          <table:table-cell office:value-type="string" calcext:value-type="string">
            <text:p>&amp;</text:p>
          </table:table-cell>
          <table:table-cell table:formula="of:=[$ProgramsInfo_Metrics.N19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O19]" office:value-type="float" office:value="94.4444444444444" calcext:value-type="float">
            <text:p>94.44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44:.Q44]) = [.E44]; &quot;KNN&quot;;  IF(MAX([.E44:.Q44]) = [.G44]; &quot;DT&quot;;   IF(MAX([.E44:.Q44]) = [.I44]; &quot;RF&quot;;    IF(MAX([.E44:.Q44]) = [.K44]; &quot;SVM&quot;;     IF(MAX([.E44:.Q44]) = [.M44]; &quot;LDA&quot;;      IF(MAX([.E44:.Q44]) = [.O44]; &quot;LR&quot;;       IF(MAX([.E44:.Q44]) = [.Q44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0]" office:value-type="float" office:value="72.4272445820433" calcext:value-type="float">
            <text:p>72.43</text:p>
          </table:table-cell>
          <table:table-cell office:value-type="string" calcext:value-type="string">
            <text:p>&amp;</text:p>
          </table:table-cell>
          <table:table-cell table:formula="of:=[$ProgramsInfo_Metrics.C20]" office:value-type="float" office:value="74.8333333333333" calcext:value-type="float">
            <text:p>74.83</text:p>
          </table:table-cell>
          <table:table-cell office:value-type="string" calcext:value-type="string">
            <text:p>&amp;</text:p>
          </table:table-cell>
          <table:table-cell table:formula="of:=[$ProgramsInfo_Metrics.B20]" office:value-type="float" office:value="91" calcext:value-type="float">
            <text:p>91.00</text:p>
          </table:table-cell>
          <table:table-cell office:value-type="string" calcext:value-type="string">
            <text:p>&amp;</text:p>
          </table:table-cell>
          <table:table-cell table:formula="of:=[$ProgramsInfo_Metrics.E20]" office:value-type="float" office:value="86.5714285714286" calcext:value-type="float">
            <text:p>86.57</text:p>
          </table:table-cell>
          <table:table-cell office:value-type="string" calcext:value-type="string">
            <text:p>&amp;</text:p>
          </table:table-cell>
          <table:table-cell table:formula="of:=[$ProgramsInfo_Metrics.F20]" office:value-type="float" office:value="80.0714285714286" calcext:value-type="float">
            <text:p>80.07</text:p>
          </table:table-cell>
          <table:table-cell office:value-type="string" calcext:value-type="string">
            <text:p>&amp;</text:p>
          </table:table-cell>
          <table:table-cell table:formula="of:=[$ProgramsInfo_Metrics.G20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ProgramsInfo_Metrics.H20]" office:value-type="float" office:value="84.8333333333333" calcext:value-type="float">
            <text:p>84.83</text:p>
          </table:table-cell>
          <table:table-cell office:value-type="string" calcext:value-type="string">
            <text:p>\\</text:p>
          </table:table-cell>
          <table:table-cell/>
          <table:table-cell table:formula="of:=IF(MAX([.E45:.Q45]) = [.E45]; &quot;KNN&quot;;  IF(MAX([.E45:.Q45]) = [.G45]; &quot;DT&quot;;   IF(MAX([.E45:.Q45]) = [.I45]; &quot;RF&quot;;    IF(MAX([.E45:.Q45]) = [.K45]; &quot;SVM&quot;;     IF(MAX([.E45:.Q45]) = [.M45]; &quot;LDA&quot;;      IF(MAX([.E45:.Q45]) = [.O45]; &quot;LR&quot;;       IF(MAX([.E45:.Q45]) = [.Q45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0]" office:value-type="float" office:value="72.4272445820433" calcext:value-type="float">
            <text:p>72.43</text:p>
          </table:table-cell>
          <table:table-cell office:value-type="string" calcext:value-type="string">
            <text:p>&amp;</text:p>
          </table:table-cell>
          <table:table-cell table:formula="of:=[$ProgramsInfo_Metrics.J20]" office:value-type="float" office:value="70.9016394682029" calcext:value-type="float">
            <text:p>70.90</text:p>
          </table:table-cell>
          <table:table-cell office:value-type="string" calcext:value-type="string">
            <text:p>&amp;</text:p>
          </table:table-cell>
          <table:table-cell table:formula="of:=[$ProgramsInfo_Metrics.I20]" office:value-type="float" office:value="69.684012066365" calcext:value-type="float">
            <text:p>69.68</text:p>
          </table:table-cell>
          <table:table-cell office:value-type="string" calcext:value-type="string">
            <text:p>&amp;</text:p>
          </table:table-cell>
          <table:table-cell table:formula="of:=[$ProgramsInfo_Metrics.L20]" office:value-type="float" office:value="69.963836816778" calcext:value-type="float">
            <text:p>69.96</text:p>
          </table:table-cell>
          <table:table-cell office:value-type="string" calcext:value-type="string">
            <text:p>&amp;</text:p>
          </table:table-cell>
          <table:table-cell table:formula="of:=[$ProgramsInfo_Metrics.M20]" office:value-type="float" office:value="80.4365079365079" calcext:value-type="float">
            <text:p>80.44</text:p>
          </table:table-cell>
          <table:table-cell office:value-type="string" calcext:value-type="string">
            <text:p>&amp;</text:p>
          </table:table-cell>
          <table:table-cell table:formula="of:=[$ProgramsInfo_Metrics.N20]" office:value-type="float" office:value="70.6307665502712" calcext:value-type="float">
            <text:p>70.63</text:p>
          </table:table-cell>
          <table:table-cell office:value-type="string" calcext:value-type="string">
            <text:p>&amp;</text:p>
          </table:table-cell>
          <table:table-cell table:formula="of:=[$ProgramsInfo_Metrics.O20]" office:value-type="float" office:value="74.6459654037053" calcext:value-type="float">
            <text:p>74.6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46:.Q46]) = [.E46]; &quot;KNN&quot;;  IF(MAX([.E46:.Q46]) = [.G46]; &quot;DT&quot;;   IF(MAX([.E46:.Q46]) = [.I46]; &quot;RF&quot;;    IF(MAX([.E46:.Q46]) = [.K46]; &quot;SVM&quot;;     IF(MAX([.E46:.Q46]) = [.M46]; &quot;LDA&quot;;      IF(MAX([.E46:.Q46]) = [.O46]; &quot;LR&quot;;       IF(MAX([.E46:.Q46]) = [.Q46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1]" office:value-type="float" office:value="73.4881320949432" calcext:value-type="float">
            <text:p>73.49</text:p>
          </table:table-cell>
          <table:table-cell office:value-type="string" calcext:value-type="string">
            <text:p>&amp;</text:p>
          </table:table-cell>
          <table:table-cell table:formula="of:=[$ProgramsInfo_Metrics.C21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$ProgramsInfo_Metrics.B21]" office:value-type="float" office:value="66.3333333333333" calcext:value-type="float">
            <text:p>66.33</text:p>
          </table:table-cell>
          <table:table-cell office:value-type="string" calcext:value-type="string">
            <text:p>&amp;</text:p>
          </table:table-cell>
          <table:table-cell table:formula="of:=[$ProgramsInfo_Metrics.E21]" office:value-type="float" office:value="63.3333333333333" calcext:value-type="float">
            <text:p>63.33</text:p>
          </table:table-cell>
          <table:table-cell office:value-type="string" calcext:value-type="string">
            <text:p>&amp;</text:p>
          </table:table-cell>
          <table:table-cell table:formula="of:=[$ProgramsInfo_Metrics.F21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$ProgramsInfo_Metrics.G21]" office:value-type="float" office:value="66.3333333333333" calcext:value-type="float">
            <text:p>66.33</text:p>
          </table:table-cell>
          <table:table-cell office:value-type="string" calcext:value-type="string">
            <text:p>&amp;</text:p>
          </table:table-cell>
          <table:table-cell table:formula="of:=[$ProgramsInfo_Metrics.H21]" office:value-type="float" office:value="60.6666666666667" calcext:value-type="float">
            <text:p>60.67</text:p>
          </table:table-cell>
          <table:table-cell office:value-type="string" calcext:value-type="string">
            <text:p>\\</text:p>
          </table:table-cell>
          <table:table-cell/>
          <table:table-cell table:formula="of:=IF(MAX([.E47:.Q47]) = [.E47]; &quot;KNN&quot;;  IF(MAX([.E47:.Q47]) = [.G47]; &quot;DT&quot;;   IF(MAX([.E47:.Q47]) = [.I47]; &quot;RF&quot;;    IF(MAX([.E47:.Q47]) = [.K47]; &quot;SVM&quot;;     IF(MAX([.E47:.Q47]) = [.M47]; &quot;LDA&quot;;      IF(MAX([.E47:.Q47]) = [.O47]; &quot;LR&quot;;       IF(MAX([.E47:.Q47]) = [.Q47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1]" office:value-type="float" office:value="73.4881320949432" calcext:value-type="float">
            <text:p>73.49</text:p>
          </table:table-cell>
          <table:table-cell office:value-type="string" calcext:value-type="string">
            <text:p>&amp;</text:p>
          </table:table-cell>
          <table:table-cell table:formula="of:=[$ProgramsInfo_Metrics.J21]" office:value-type="float" office:value="73.3710804159721" calcext:value-type="float">
            <text:p>73.37</text:p>
          </table:table-cell>
          <table:table-cell office:value-type="string" calcext:value-type="string">
            <text:p>&amp;</text:p>
          </table:table-cell>
          <table:table-cell table:formula="of:=[$ProgramsInfo_Metrics.I21]" office:value-type="float" office:value="69.1881128735012" calcext:value-type="float">
            <text:p>69.19</text:p>
          </table:table-cell>
          <table:table-cell office:value-type="string" calcext:value-type="string">
            <text:p>&amp;</text:p>
          </table:table-cell>
          <table:table-cell table:formula="of:=[$ProgramsInfo_Metrics.L21]" office:value-type="float" office:value="75.2266573295985" calcext:value-type="float">
            <text:p>75.23</text:p>
          </table:table-cell>
          <table:table-cell office:value-type="string" calcext:value-type="string">
            <text:p>&amp;</text:p>
          </table:table-cell>
          <table:table-cell table:formula="of:=[$ProgramsInfo_Metrics.M21]" office:value-type="float" office:value="69.7119023047816" calcext:value-type="float">
            <text:p>69.71</text:p>
          </table:table-cell>
          <table:table-cell office:value-type="string" calcext:value-type="string">
            <text:p>&amp;</text:p>
          </table:table-cell>
          <table:table-cell table:formula="of:=[$ProgramsInfo_Metrics.N21]" office:value-type="float" office:value="70.8414843670262" calcext:value-type="float">
            <text:p>70.84</text:p>
          </table:table-cell>
          <table:table-cell office:value-type="string" calcext:value-type="string">
            <text:p>&amp;</text:p>
          </table:table-cell>
          <table:table-cell table:formula="of:=[$ProgramsInfo_Metrics.O21]" office:value-type="float" office:value="66.966534914361" calcext:value-type="float">
            <text:p>66.97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48:.Q48]) = [.E48]; &quot;KNN&quot;;  IF(MAX([.E48:.Q48]) = [.G48]; &quot;DT&quot;;   IF(MAX([.E48:.Q48]) = [.I48]; &quot;RF&quot;;    IF(MAX([.E48:.Q48]) = [.K48]; &quot;SVM&quot;;     IF(MAX([.E48:.Q48]) = [.M48]; &quot;LDA&quot;;      IF(MAX([.E48:.Q48]) = [.O48]; &quot;LR&quot;;       IF(MAX([.E48:.Q48]) = [.Q48]; &quot;GNB&quot;;        &quot;&quot;       )      )     )    )   )  ) )" office:value-type="string" office:string-value="SVM" calcext:value-type="string">
            <text:p>SV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2]" office:value-type="float" office:value="76.9047619047619" calcext:value-type="float">
            <text:p>76.90</text:p>
          </table:table-cell>
          <table:table-cell office:value-type="string" calcext:value-type="string">
            <text:p>&amp;</text:p>
          </table:table-cell>
          <table:table-cell table:formula="of:=[$ProgramsInfo_Metrics.C22]" office:value-type="float" office:value="54.6666666666667" calcext:value-type="float">
            <text:p>54.67</text:p>
          </table:table-cell>
          <table:table-cell office:value-type="string" calcext:value-type="string">
            <text:p>&amp;</text:p>
          </table:table-cell>
          <table:table-cell table:formula="of:=[$ProgramsInfo_Metrics.B22]" office:value-type="float" office:value="50.3333333333333" calcext:value-type="float">
            <text:p>50.33</text:p>
          </table:table-cell>
          <table:table-cell office:value-type="string" calcext:value-type="string">
            <text:p>&amp;</text:p>
          </table:table-cell>
          <table:table-cell table:formula="of:=[$ProgramsInfo_Metrics.E22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F22]" office:value-type="float" office:value="76.3333333333333" calcext:value-type="float">
            <text:p>76.33</text:p>
          </table:table-cell>
          <table:table-cell office:value-type="string" calcext:value-type="string">
            <text:p>&amp;</text:p>
          </table:table-cell>
          <table:table-cell table:formula="of:=[$ProgramsInfo_Metrics.G22]" office:value-type="float" office:value="86" calcext:value-type="float">
            <text:p>86.00</text:p>
          </table:table-cell>
          <table:table-cell office:value-type="string" calcext:value-type="string">
            <text:p>&amp;</text:p>
          </table:table-cell>
          <table:table-cell table:formula="of:=[$ProgramsInfo_Metrics.H22]" office:value-type="float" office:value="68.3333333333333" calcext:value-type="float">
            <text:p>68.33</text:p>
          </table:table-cell>
          <table:table-cell office:value-type="string" calcext:value-type="string">
            <text:p>\\</text:p>
          </table:table-cell>
          <table:table-cell/>
          <table:table-cell table:formula="of:=IF(MAX([.E49:.Q49]) = [.E49]; &quot;KNN&quot;;  IF(MAX([.E49:.Q49]) = [.G49]; &quot;DT&quot;;   IF(MAX([.E49:.Q49]) = [.I49]; &quot;RF&quot;;    IF(MAX([.E49:.Q49]) = [.K49]; &quot;SVM&quot;;     IF(MAX([.E49:.Q49]) = [.M49]; &quot;LDA&quot;;      IF(MAX([.E49:.Q49]) = [.O49]; &quot;LR&quot;;       IF(MAX([.E49:.Q49]) = [.Q49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2]" office:value-type="float" office:value="76.9047619047619" calcext:value-type="float">
            <text:p>76.90</text:p>
          </table:table-cell>
          <table:table-cell office:value-type="string" calcext:value-type="string">
            <text:p>&amp;</text:p>
          </table:table-cell>
          <table:table-cell table:formula="of:=[$ProgramsInfo_Metrics.V2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I22]" office:value-type="float" office:value="81.6428571428571" calcext:value-type="float">
            <text:p>81.64</text:p>
          </table:table-cell>
          <table:table-cell office:value-type="string" calcext:value-type="string">
            <text:p>&amp;</text:p>
          </table:table-cell>
          <table:table-cell table:formula="of:=[$ProgramsInfo_Metrics.L22]" office:value-type="float" office:value="72.1536796536797" calcext:value-type="float">
            <text:p>72.15</text:p>
          </table:table-cell>
          <table:table-cell office:value-type="string" calcext:value-type="string">
            <text:p>&amp;</text:p>
          </table:table-cell>
          <table:table-cell table:formula="of:=[$ProgramsInfo_Metrics.M22]" office:value-type="float" office:value="74.2251082251082" calcext:value-type="float">
            <text:p>74.23</text:p>
          </table:table-cell>
          <table:table-cell office:value-type="string" calcext:value-type="string">
            <text:p>&amp;</text:p>
          </table:table-cell>
          <table:table-cell table:formula="of:=[$ProgramsInfo_Metrics.N22]" office:value-type="float" office:value="81.7539682539682" calcext:value-type="float">
            <text:p>81.75</text:p>
          </table:table-cell>
          <table:table-cell office:value-type="string" calcext:value-type="string">
            <text:p>&amp;</text:p>
          </table:table-cell>
          <table:table-cell table:formula="of:=[$ProgramsInfo_Metrics.O22]" office:value-type="float" office:value="66.5476190476191" calcext:value-type="float">
            <text:p>66.55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50:.Q50]) = [.E50]; &quot;KNN&quot;;  IF(MAX([.E50:.Q50]) = [.G50]; &quot;DT&quot;;   IF(MAX([.E50:.Q50]) = [.I50]; &quot;RF&quot;;    IF(MAX([.E50:.Q50]) = [.K50]; &quot;SVM&quot;;     IF(MAX([.E50:.Q50]) = [.M50]; &quot;LDA&quot;;      IF(MAX([.E50:.Q50]) = [.O50]; &quot;LR&quot;;       IF(MAX([.E50:.Q50]) = [.Q50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C23]" office:value-type="float" office:value="26.6666666666667" calcext:value-type="float">
            <text:p>26.67</text:p>
          </table:table-cell>
          <table:table-cell office:value-type="string" calcext:value-type="string">
            <text:p>&amp;</text:p>
          </table:table-cell>
          <table:table-cell table:formula="of:=[$ProgramsInfo_Metrics.B23]" office:value-type="float" office:value="36.6666666666667" calcext:value-type="float">
            <text:p>36.67</text:p>
          </table:table-cell>
          <table:table-cell office:value-type="string" calcext:value-type="string">
            <text:p>&amp;</text:p>
          </table:table-cell>
          <table:table-cell table:formula="of:=[$ProgramsInfo_Metrics.E23]" office:value-type="float" office:value="26.6666666666667" calcext:value-type="float">
            <text:p>26.67</text:p>
          </table:table-cell>
          <table:table-cell office:value-type="string" calcext:value-type="string">
            <text:p>&amp;</text:p>
          </table:table-cell>
          <table:table-cell table:formula="of:=[$ProgramsInfo_Metrics.F23]" office:value-type="float" office:value="16.6666666666667" calcext:value-type="float">
            <text:p>16.67</text:p>
          </table:table-cell>
          <table:table-cell office:value-type="string" calcext:value-type="string">
            <text:p>&amp;</text:p>
          </table:table-cell>
          <table:table-cell table:formula="of:=[$ProgramsInfo_Metrics.G23]" office:value-type="float" office:value="76.6666666666667" calcext:value-type="float">
            <text:p>76.67</text:p>
          </table:table-cell>
          <table:table-cell office:value-type="string" calcext:value-type="string">
            <text:p>&amp;</text:p>
          </table:table-cell>
          <table:table-cell table:formula="of:=[$ProgramsInfo_Metrics.H23]" office:value-type="float" office:value="53.3333333333333" calcext:value-type="float">
            <text:p>53.33</text:p>
          </table:table-cell>
          <table:table-cell office:value-type="string" calcext:value-type="string">
            <text:p>\\</text:p>
          </table:table-cell>
          <table:table-cell/>
          <table:table-cell table:formula="of:=IF(MAX([.E51:.Q51]) = [.E51]; &quot;KNN&quot;;  IF(MAX([.E51:.Q51]) = [.G51]; &quot;DT&quot;;   IF(MAX([.E51:.Q51]) = [.I51]; &quot;RF&quot;;    IF(MAX([.E51:.Q51]) = [.K51]; &quot;SVM&quot;;     IF(MAX([.E51:.Q51]) = [.M51]; &quot;LDA&quot;;      IF(MAX([.E51:.Q51]) = [.O51]; &quot;LR&quot;;       IF(MAX([.E51:.Q51]) = [.Q51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ProgramsInfo_Metrics.J23]" office:value-type="float" office:value="85" calcext:value-type="float">
            <text:p>85.00</text:p>
          </table:table-cell>
          <table:table-cell office:value-type="string" calcext:value-type="string">
            <text:p>&amp;</text:p>
          </table:table-cell>
          <table:table-cell table:formula="of:=[$ProgramsInfo_Metrics.I23]" office:value-type="float" office:value="63.3333333333333" calcext:value-type="float">
            <text:p>63.33</text:p>
          </table:table-cell>
          <table:table-cell office:value-type="string" calcext:value-type="string">
            <text:p>&amp;</text:p>
          </table:table-cell>
          <table:table-cell table:formula="of:=[$ProgramsInfo_Metrics.L23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ProgramsInfo_Metrics.M23]" office:value-type="float" office:value="66.6666666666667" calcext:value-type="float">
            <text:p>66.67</text:p>
          </table:table-cell>
          <table:table-cell office:value-type="string" calcext:value-type="string">
            <text:p>&amp;</text:p>
          </table:table-cell>
          <table:table-cell table:formula="of:=[$ProgramsInfo_Metrics.N23]" office:value-type="float" office:value="73.3333333333333" calcext:value-type="float">
            <text:p>73.33</text:p>
          </table:table-cell>
          <table:table-cell office:value-type="string" calcext:value-type="string">
            <text:p>&amp;</text:p>
          </table:table-cell>
          <table:table-cell table:formula="of:=[$ProgramsInfo_Metrics.O23]" office:value-type="float" office:value="63.3333333333333" calcext:value-type="float">
            <text:p>63.33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52:.Q52]) = [.E52]; &quot;KNN&quot;;  IF(MAX([.E52:.Q52]) = [.G52]; &quot;DT&quot;;   IF(MAX([.E52:.Q52]) = [.I52]; &quot;RF&quot;;    IF(MAX([.E52:.Q52]) = [.K52]; &quot;SVM&quot;;     IF(MAX([.E52:.Q52]) = [.M52]; &quot;LDA&quot;;      IF(MAX([.E52:.Q52]) = [.O52]; &quot;LR&quot;;       IF(MAX([.E52:.Q52]) = [.Q52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4]" office:value-type="float" office:value="60.4439162276403" calcext:value-type="float">
            <text:p>60.44</text:p>
          </table:table-cell>
          <table:table-cell office:value-type="string" calcext:value-type="string">
            <text:p>&amp;</text:p>
          </table:table-cell>
          <table:table-cell table:formula="of:=[$ProgramsInfo_Metrics.C24]" office:value-type="float" office:value="74.6345274952086" calcext:value-type="float">
            <text:p>74.63</text:p>
          </table:table-cell>
          <table:table-cell office:value-type="string" calcext:value-type="string">
            <text:p>&amp;</text:p>
          </table:table-cell>
          <table:table-cell table:formula="of:=[$ProgramsInfo_Metrics.B24]" office:value-type="float" office:value="72.4409676151162" calcext:value-type="float">
            <text:p>72.44</text:p>
          </table:table-cell>
          <table:table-cell office:value-type="string" calcext:value-type="string">
            <text:p>&amp;</text:p>
          </table:table-cell>
          <table:table-cell table:formula="of:=[$ProgramsInfo_Metrics.E24]" office:value-type="float" office:value="73.2137977964065" calcext:value-type="float">
            <text:p>73.21</text:p>
          </table:table-cell>
          <table:table-cell office:value-type="string" calcext:value-type="string">
            <text:p>&amp;</text:p>
          </table:table-cell>
          <table:table-cell table:formula="of:=[$ProgramsInfo_Metrics.F24]" office:value-type="float" office:value="74.6232761047003" calcext:value-type="float">
            <text:p>74.62</text:p>
          </table:table-cell>
          <table:table-cell office:value-type="string" calcext:value-type="string">
            <text:p>&amp;</text:p>
          </table:table-cell>
          <table:table-cell table:formula="of:=[$ProgramsInfo_Metrics.G24]" office:value-type="float" office:value="75.1841033063943" calcext:value-type="float">
            <text:p>75.18</text:p>
          </table:table-cell>
          <table:table-cell office:value-type="string" calcext:value-type="string">
            <text:p>&amp;</text:p>
          </table:table-cell>
          <table:table-cell table:formula="of:=[$ProgramsInfo_Metrics.H24]" office:value-type="float" office:value="71.8079051383399" calcext:value-type="float">
            <text:p>71.81</text:p>
          </table:table-cell>
          <table:table-cell office:value-type="string" calcext:value-type="string">
            <text:p>\\</text:p>
          </table:table-cell>
          <table:table-cell/>
          <table:table-cell table:formula="of:=IF(MAX([.E53:.Q53]) = [.E53]; &quot;KNN&quot;;  IF(MAX([.E53:.Q53]) = [.G53]; &quot;DT&quot;;   IF(MAX([.E53:.Q53]) = [.I53]; &quot;RF&quot;;    IF(MAX([.E53:.Q53]) = [.K53]; &quot;SVM&quot;;     IF(MAX([.E53:.Q53]) = [.M53]; &quot;LDA&quot;;      IF(MAX([.E53:.Q53]) = [.O53]; &quot;LR&quot;;       IF(MAX([.E53:.Q53]) = [.Q53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4]" office:value-type="float" office:value="60.4439162276403" calcext:value-type="float">
            <text:p>60.44</text:p>
          </table:table-cell>
          <table:table-cell office:value-type="string" calcext:value-type="string">
            <text:p>&amp;</text:p>
          </table:table-cell>
          <table:table-cell table:formula="of:=[$ProgramsInfo_Metrics.J24]" office:value-type="float" office:value="78.1148236067915" calcext:value-type="float">
            <text:p>78.11</text:p>
          </table:table-cell>
          <table:table-cell office:value-type="string" calcext:value-type="string">
            <text:p>&amp;</text:p>
          </table:table-cell>
          <table:table-cell table:formula="of:=[$ProgramsInfo_Metrics.I24]" office:value-type="float" office:value="76.9520679167878" calcext:value-type="float">
            <text:p>76.95</text:p>
          </table:table-cell>
          <table:table-cell office:value-type="string" calcext:value-type="string">
            <text:p>&amp;</text:p>
          </table:table-cell>
          <table:table-cell table:formula="of:=[$ProgramsInfo_Metrics.L24]" office:value-type="float" office:value="75.0873285664265" calcext:value-type="float">
            <text:p>75.09</text:p>
          </table:table-cell>
          <table:table-cell office:value-type="string" calcext:value-type="string">
            <text:p>&amp;</text:p>
          </table:table-cell>
          <table:table-cell table:formula="of:=[$ProgramsInfo_Metrics.M24]" office:value-type="float" office:value="76.2571537319755" calcext:value-type="float">
            <text:p>76.26</text:p>
          </table:table-cell>
          <table:table-cell office:value-type="string" calcext:value-type="string">
            <text:p>&amp;</text:p>
          </table:table-cell>
          <table:table-cell table:formula="of:=[$ProgramsInfo_Metrics.N24]" office:value-type="float" office:value="75.9460174409941" calcext:value-type="float">
            <text:p>75.95</text:p>
          </table:table-cell>
          <table:table-cell office:value-type="string" calcext:value-type="string">
            <text:p>&amp;</text:p>
          </table:table-cell>
          <table:table-cell table:formula="of:=[$ProgramsInfo_Metrics.O24]" office:value-type="float" office:value="68.6585546562744" calcext:value-type="float">
            <text:p>68.6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54:.Q54]) = [.E54]; &quot;KNN&quot;;  IF(MAX([.E54:.Q54]) = [.G54]; &quot;DT&quot;;   IF(MAX([.E54:.Q54]) = [.I54]; &quot;RF&quot;;    IF(MAX([.E54:.Q54]) = [.K54]; &quot;SVM&quot;;     IF(MAX([.E54:.Q54]) = [.M54]; &quot;LDA&quot;;      IF(MAX([.E54:.Q54]) = [.O54]; &quot;LR&quot;;       IF(MAX([.E54:.Q54]) = [.Q54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5]" office:value-type="float" office:value="63.4545454545455" calcext:value-type="float">
            <text:p>63.45</text:p>
          </table:table-cell>
          <table:table-cell office:value-type="string" calcext:value-type="string">
            <text:p>&amp;</text:p>
          </table:table-cell>
          <table:table-cell table:formula="of:=[$ProgramsInfo_Metrics.C25]" office:value-type="float" office:value="55.9570984570985" calcext:value-type="float">
            <text:p>55.96</text:p>
          </table:table-cell>
          <table:table-cell office:value-type="string" calcext:value-type="string">
            <text:p>&amp;</text:p>
          </table:table-cell>
          <table:table-cell table:formula="of:=[$ProgramsInfo_Metrics.B25]" office:value-type="float" office:value="53.9269619269619" calcext:value-type="float">
            <text:p>53.93</text:p>
          </table:table-cell>
          <table:table-cell office:value-type="string" calcext:value-type="string">
            <text:p>&amp;</text:p>
          </table:table-cell>
          <table:table-cell table:formula="of:=[$ProgramsInfo_Metrics.E25]" office:value-type="float" office:value="52.8023643023643" calcext:value-type="float">
            <text:p>52.80</text:p>
          </table:table-cell>
          <table:table-cell office:value-type="string" calcext:value-type="string">
            <text:p>&amp;</text:p>
          </table:table-cell>
          <table:table-cell table:formula="of:=[$ProgramsInfo_Metrics.F25]" office:value-type="float" office:value="63.1884781884782" calcext:value-type="float">
            <text:p>63.19</text:p>
          </table:table-cell>
          <table:table-cell office:value-type="string" calcext:value-type="string">
            <text:p>&amp;</text:p>
          </table:table-cell>
          <table:table-cell table:formula="of:=[$ProgramsInfo_Metrics.G25]" office:value-type="float" office:value="65.1789321789322" calcext:value-type="float">
            <text:p>65.18</text:p>
          </table:table-cell>
          <table:table-cell office:value-type="string" calcext:value-type="string">
            <text:p>&amp;</text:p>
          </table:table-cell>
          <table:table-cell table:formula="of:=[$ProgramsInfo_Metrics.H25]" office:value-type="float" office:value="69.7740249946132" calcext:value-type="float">
            <text:p>69.77</text:p>
          </table:table-cell>
          <table:table-cell office:value-type="string" calcext:value-type="string">
            <text:p>\\</text:p>
          </table:table-cell>
          <table:table-cell/>
          <table:table-cell table:formula="of:=IF(MAX([.E55:.Q55]) = [.E55]; &quot;KNN&quot;;  IF(MAX([.E55:.Q55]) = [.G55]; &quot;DT&quot;;   IF(MAX([.E55:.Q55]) = [.I55]; &quot;RF&quot;;    IF(MAX([.E55:.Q55]) = [.K55]; &quot;SVM&quot;;     IF(MAX([.E55:.Q55]) = [.M55]; &quot;LDA&quot;;      IF(MAX([.E55:.Q55]) = [.O55]; &quot;LR&quot;;       IF(MAX([.E55:.Q55]) = [.Q55]; &quot;GNB&quot;;        &quot;&quot;       )      )     )    )   )  ) )" office:value-type="string" office:string-value="GNB" calcext:value-type="string">
            <text:p>GN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5]" office:value-type="float" office:value="63.4545454545455" calcext:value-type="float">
            <text:p>63.45</text:p>
          </table:table-cell>
          <table:table-cell office:value-type="string" calcext:value-type="string">
            <text:p>&amp;</text:p>
          </table:table-cell>
          <table:table-cell table:formula="of:=[$ProgramsInfo_Metrics.J25]" office:value-type="float" office:value="61.8383838383838" calcext:value-type="float">
            <text:p>61.84</text:p>
          </table:table-cell>
          <table:table-cell office:value-type="string" calcext:value-type="string">
            <text:p>&amp;</text:p>
          </table:table-cell>
          <table:table-cell table:formula="of:=[$ProgramsInfo_Metrics.I25]" office:value-type="float" office:value="73.2459207459207" calcext:value-type="float">
            <text:p>73.25</text:p>
          </table:table-cell>
          <table:table-cell office:value-type="string" calcext:value-type="string">
            <text:p>&amp;</text:p>
          </table:table-cell>
          <table:table-cell table:formula="of:=[$ProgramsInfo_Metrics.L25]" office:value-type="float" office:value="56.8630813630814" calcext:value-type="float">
            <text:p>56.86</text:p>
          </table:table-cell>
          <table:table-cell office:value-type="string" calcext:value-type="string">
            <text:p>&amp;</text:p>
          </table:table-cell>
          <table:table-cell table:formula="of:=[$ProgramsInfo_Metrics.M25]" office:value-type="float" office:value="66.025641025641" calcext:value-type="float">
            <text:p>66.03</text:p>
          </table:table-cell>
          <table:table-cell office:value-type="string" calcext:value-type="string">
            <text:p>&amp;</text:p>
          </table:table-cell>
          <table:table-cell table:formula="of:=[$ProgramsInfo_Metrics.N25]" office:value-type="float" office:value="77.7955377955378" calcext:value-type="float">
            <text:p>77.80</text:p>
          </table:table-cell>
          <table:table-cell office:value-type="string" calcext:value-type="string">
            <text:p>&amp;</text:p>
          </table:table-cell>
          <table:table-cell table:formula="of:=[$ProgramsInfo_Metrics.O25]" office:value-type="float" office:value="63.858543417367" calcext:value-type="float">
            <text:p>63.86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56:.Q56]) = [.E56]; &quot;KNN&quot;;  IF(MAX([.E56:.Q56]) = [.G56]; &quot;DT&quot;;   IF(MAX([.E56:.Q56]) = [.I56]; &quot;RF&quot;;    IF(MAX([.E56:.Q56]) = [.K56]; &quot;SVM&quot;;     IF(MAX([.E56:.Q56]) = [.M56]; &quot;LDA&quot;;      IF(MAX([.E56:.Q56]) = [.O56]; &quot;LR&quot;;       IF(MAX([.E56:.Q56]) = [.Q56]; &quot;GNB&quot;;        &quot;&quot;       )      )     )    )   )  ) )" office:value-type="string" office:string-value="LR" calcext:value-type="string">
            <text:p>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6]" office:value-type="float" office:value="72.3809523809524" calcext:value-type="float">
            <text:p>72.38</text:p>
          </table:table-cell>
          <table:table-cell office:value-type="string" calcext:value-type="string">
            <text:p>&amp;</text:p>
          </table:table-cell>
          <table:table-cell table:formula="of:=[$ProgramsInfo_Metrics.C26]" office:value-type="float" office:value="83.9213139801375" calcext:value-type="float">
            <text:p>83.92</text:p>
          </table:table-cell>
          <table:table-cell office:value-type="string" calcext:value-type="string">
            <text:p>&amp;</text:p>
          </table:table-cell>
          <table:table-cell table:formula="of:=[$ProgramsInfo_Metrics.B26]" office:value-type="float" office:value="88.4334856749718" calcext:value-type="float">
            <text:p>88.43</text:p>
          </table:table-cell>
          <table:table-cell office:value-type="string" calcext:value-type="string">
            <text:p>&amp;</text:p>
          </table:table-cell>
          <table:table-cell table:formula="of:=[$ProgramsInfo_Metrics.E26]" office:value-type="float" office:value="78.2922005530701" calcext:value-type="float">
            <text:p>78.29</text:p>
          </table:table-cell>
          <table:table-cell office:value-type="string" calcext:value-type="string">
            <text:p>&amp;</text:p>
          </table:table-cell>
          <table:table-cell table:formula="of:=[$ProgramsInfo_Metrics.F26]" office:value-type="float" office:value="82.3183854777609" calcext:value-type="float">
            <text:p>82.32</text:p>
          </table:table-cell>
          <table:table-cell office:value-type="string" calcext:value-type="string">
            <text:p>&amp;</text:p>
          </table:table-cell>
          <table:table-cell table:formula="of:=[$ProgramsInfo_Metrics.G26]" office:value-type="float" office:value="84.3819132812268" calcext:value-type="float">
            <text:p>84.38</text:p>
          </table:table-cell>
          <table:table-cell office:value-type="string" calcext:value-type="string">
            <text:p>&amp;</text:p>
          </table:table-cell>
          <table:table-cell table:formula="of:=[$ProgramsInfo_Metrics.H26]" office:value-type="float" office:value="66.1681501129777" calcext:value-type="float">
            <text:p>66.17</text:p>
          </table:table-cell>
          <table:table-cell office:value-type="string" calcext:value-type="string">
            <text:p>\\</text:p>
          </table:table-cell>
          <table:table-cell/>
          <table:table-cell table:formula="of:=IF(MAX([.E57:.Q57]) = [.E57]; &quot;KNN&quot;;  IF(MAX([.E57:.Q57]) = [.G57]; &quot;DT&quot;;   IF(MAX([.E57:.Q57]) = [.I57]; &quot;RF&quot;;    IF(MAX([.E57:.Q57]) = [.K57]; &quot;SVM&quot;;     IF(MAX([.E57:.Q57]) = [.M57]; &quot;LDA&quot;;      IF(MAX([.E57:.Q57]) = [.O57]; &quot;LR&quot;;       IF(MAX([.E57:.Q57]) = [.Q57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6]" office:value-type="float" office:value="72.3809523809524" calcext:value-type="float">
            <text:p>72.38</text:p>
          </table:table-cell>
          <table:table-cell office:value-type="string" calcext:value-type="string">
            <text:p>&amp;</text:p>
          </table:table-cell>
          <table:table-cell table:formula="of:=[$ProgramsInfo_Metrics.J26]" office:value-type="float" office:value="86.5714285714286" calcext:value-type="float">
            <text:p>86.57</text:p>
          </table:table-cell>
          <table:table-cell office:value-type="string" calcext:value-type="string">
            <text:p>&amp;</text:p>
          </table:table-cell>
          <table:table-cell table:formula="of:=[$ProgramsInfo_Metrics.I26]" office:value-type="float" office:value="82.1666666666667" calcext:value-type="float">
            <text:p>82.17</text:p>
          </table:table-cell>
          <table:table-cell office:value-type="string" calcext:value-type="string">
            <text:p>&amp;</text:p>
          </table:table-cell>
          <table:table-cell table:formula="of:=[$ProgramsInfo_Metrics.L26]" office:value-type="float" office:value="66" calcext:value-type="float">
            <text:p>66.00</text:p>
          </table:table-cell>
          <table:table-cell office:value-type="string" calcext:value-type="string">
            <text:p>&amp;</text:p>
          </table:table-cell>
          <table:table-cell table:formula="of:=[$ProgramsInfo_Metrics.M26]" office:value-type="float" office:value="89.2142857142857" calcext:value-type="float">
            <text:p>89.21</text:p>
          </table:table-cell>
          <table:table-cell office:value-type="string" calcext:value-type="string">
            <text:p>&amp;</text:p>
          </table:table-cell>
          <table:table-cell table:formula="of:=[$ProgramsInfo_Metrics.N26]" office:value-type="float" office:value="80.6428571428572" calcext:value-type="float">
            <text:p>80.64</text:p>
          </table:table-cell>
          <table:table-cell office:value-type="string" calcext:value-type="string">
            <text:p>&amp;</text:p>
          </table:table-cell>
          <table:table-cell table:formula="of:=[$ProgramsInfo_Metrics.O26]" office:value-type="float" office:value="73.1904761904762" calcext:value-type="float">
            <text:p>73.19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58:.Q58]) = [.E58]; &quot;KNN&quot;;  IF(MAX([.E58:.Q58]) = [.G58]; &quot;DT&quot;;   IF(MAX([.E58:.Q58]) = [.I58]; &quot;RF&quot;;    IF(MAX([.E58:.Q58]) = [.K58]; &quot;SVM&quot;;     IF(MAX([.E58:.Q58]) = [.M58]; &quot;LDA&quot;;      IF(MAX([.E58:.Q58]) = [.O58]; &quot;LR&quot;;       IF(MAX([.E58:.Q58]) = [.Q58]; &quot;GNB&quot;;        &quot;&quot;       )      )     )    )   )  ) )" office:value-type="string" office:string-value="LDA" calcext:value-type="string">
            <text:p>L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7]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[$ProgramsInfo_Metrics.C27]" office:value-type="float" office:value="71.3333333333333" calcext:value-type="float">
            <text:p>71.33</text:p>
          </table:table-cell>
          <table:table-cell office:value-type="string" calcext:value-type="string">
            <text:p>&amp;</text:p>
          </table:table-cell>
          <table:table-cell table:formula="of:=[$ProgramsInfo_Metrics.B27]" office:value-type="float" office:value="71.6666666666667" calcext:value-type="float">
            <text:p>71.67</text:p>
          </table:table-cell>
          <table:table-cell office:value-type="string" calcext:value-type="string">
            <text:p>&amp;</text:p>
          </table:table-cell>
          <table:table-cell table:formula="of:=[$ProgramsInfo_Metrics.E27]" office:value-type="float" office:value="75" calcext:value-type="float">
            <text:p>75.00</text:p>
          </table:table-cell>
          <table:table-cell office:value-type="string" calcext:value-type="string">
            <text:p>&amp;</text:p>
          </table:table-cell>
          <table:table-cell table:formula="of:=[$ProgramsInfo_Metrics.F27]" office:value-type="float" office:value="69.3333333333333" calcext:value-type="float">
            <text:p>69.33</text:p>
          </table:table-cell>
          <table:table-cell office:value-type="string" calcext:value-type="string">
            <text:p>&amp;</text:p>
          </table:table-cell>
          <table:table-cell table:formula="of:=[$ProgramsInfo_Metrics.G27]" office:value-type="float" office:value="61" calcext:value-type="float">
            <text:p>61.00</text:p>
          </table:table-cell>
          <table:table-cell office:value-type="string" calcext:value-type="string">
            <text:p>&amp;</text:p>
          </table:table-cell>
          <table:table-cell table:formula="of:=[$ProgramsInfo_Metrics.H27]" office:value-type="float" office:value="76" calcext:value-type="float">
            <text:p>76.00</text:p>
          </table:table-cell>
          <table:table-cell office:value-type="string" calcext:value-type="string">
            <text:p>\\</text:p>
          </table:table-cell>
          <table:table-cell/>
          <table:table-cell table:formula="of:=IF(MAX([.E59:.Q59]) = [.E59]; &quot;KNN&quot;;  IF(MAX([.E59:.Q59]) = [.G59]; &quot;DT&quot;;   IF(MAX([.E59:.Q59]) = [.I59]; &quot;RF&quot;;    IF(MAX([.E59:.Q59]) = [.K59]; &quot;SVM&quot;;     IF(MAX([.E59:.Q59]) = [.M59]; &quot;LDA&quot;;      IF(MAX([.E59:.Q59]) = [.O59]; &quot;LR&quot;;       IF(MAX([.E59:.Q59]) = [.Q59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7]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[$ProgramsInfo_Metrics.J27]" office:value-type="float" office:value="75.3333333333333" calcext:value-type="float">
            <text:p>75.33</text:p>
          </table:table-cell>
          <table:table-cell office:value-type="string" calcext:value-type="string">
            <text:p>&amp;</text:p>
          </table:table-cell>
          <table:table-cell table:formula="of:=[$ProgramsInfo_Metrics.I27]" office:value-type="float" office:value="84" calcext:value-type="float">
            <text:p>84.00</text:p>
          </table:table-cell>
          <table:table-cell office:value-type="string" calcext:value-type="string">
            <text:p>&amp;</text:p>
          </table:table-cell>
          <table:table-cell table:formula="of:=[$ProgramsInfo_Metrics.L27]" office:value-type="float" office:value="76" calcext:value-type="float">
            <text:p>76.00</text:p>
          </table:table-cell>
          <table:table-cell office:value-type="string" calcext:value-type="string">
            <text:p>&amp;</text:p>
          </table:table-cell>
          <table:table-cell table:formula="of:=[$ProgramsInfo_Metrics.M27]" office:value-type="float" office:value="81.3333333333333" calcext:value-type="float">
            <text:p>81.33</text:p>
          </table:table-cell>
          <table:table-cell office:value-type="string" calcext:value-type="string">
            <text:p>&amp;</text:p>
          </table:table-cell>
          <table:table-cell table:formula="of:=[$ProgramsInfo_Metrics.N27]" office:value-type="float" office:value="84.3333333333333" calcext:value-type="float">
            <text:p>84.33</text:p>
          </table:table-cell>
          <table:table-cell office:value-type="string" calcext:value-type="string">
            <text:p>&amp;</text:p>
          </table:table-cell>
          <table:table-cell table:formula="of:=[$ProgramsInfo_Metrics.O27]" office:value-type="float" office:value="75.5" calcext:value-type="float">
            <text:p>75.50</text:p>
          </table:table-cell>
          <table:table-cell office:value-type="string" calcext:value-type="string">
            <text:p>\\ \hline</text:p>
          </table:table-cell>
          <table:table-cell/>
          <table:table-cell table:formula="of:=IF(MAX([.E60:.Q60]) = [.E60]; &quot;KNN&quot;;  IF(MAX([.E60:.Q60]) = [.G60]; &quot;DT&quot;;   IF(MAX([.E60:.Q60]) = [.I60]; &quot;RF&quot;;    IF(MAX([.E60:.Q60]) = [.K60]; &quot;SVM&quot;;     IF(MAX([.E60:.Q60]) = [.M60]; &quot;LDA&quot;;      IF(MAX([.E60:.Q60]) = [.O60]; &quot;LR&quot;;       IF(MAX([.E60:.Q60]) = [.Q60]; &quot;GNB&quot;;        &quot;&quot;       )      )     )    )   )  ) )" office:value-type="string" office:string-value="KNN" calcext:value-type="string">
            <text:p>K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ProgramsInfo_Metrics.K28]" office:value-type="float" office:value="74.5027167631125" calcext:value-type="float">
            <text:p>74.50</text:p>
          </table:table-cell>
          <table:table-cell office:value-type="string" calcext:value-type="string">
            <text:p>&amp;</text:p>
          </table:table-cell>
          <table:table-cell table:formula="of:=[$ProgramsInfo_Metrics.C28]" office:value-type="float" office:value="94.3839882169245" calcext:value-type="float">
            <text:p>94.38</text:p>
          </table:table-cell>
          <table:table-cell office:value-type="string" calcext:value-type="string">
            <text:p>&amp;</text:p>
          </table:table-cell>
          <table:table-cell table:formula="of:=[$ProgramsInfo_Metrics.B28]" office:value-type="float" office:value="93.4795675342866" calcext:value-type="float">
            <text:p>93.48</text:p>
          </table:table-cell>
          <table:table-cell office:value-type="string" calcext:value-type="string">
            <text:p>&amp;</text:p>
          </table:table-cell>
          <table:table-cell table:formula="of:=[$ProgramsInfo_Metrics.E28]" office:value-type="float" office:value="90.9648015725504" calcext:value-type="float">
            <text:p>90.96</text:p>
          </table:table-cell>
          <table:table-cell office:value-type="string" calcext:value-type="string">
            <text:p>&amp;</text:p>
          </table:table-cell>
          <table:table-cell table:formula="of:=[$ProgramsInfo_Metrics.F28]" office:value-type="float" office:value="91.6734424425891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[$ProgramsInfo_Metrics.G28]" office:value-type="float" office:value="93.6252386798169" calcext:value-type="float">
            <text:p>93.63</text:p>
          </table:table-cell>
          <table:table-cell office:value-type="string" calcext:value-type="string">
            <text:p>&amp;</text:p>
          </table:table-cell>
          <table:table-cell table:formula="of:=[$ProgramsInfo_Metrics.H28]" office:value-type="float" office:value="82.1858397343908" calcext:value-type="float">
            <text:p>82.19</text:p>
          </table:table-cell>
          <table:table-cell office:value-type="string" calcext:value-type="string">
            <text:p>\\</text:p>
          </table:table-cell>
          <table:table-cell/>
          <table:table-cell table:formula="of:=IF(MAX([.E61:.Q61]) = [.E61]; &quot;KNN&quot;;  IF(MAX([.E61:.Q61]) = [.G61]; &quot;DT&quot;;   IF(MAX([.E61:.Q61]) = [.I61]; &quot;RF&quot;;    IF(MAX([.E61:.Q61]) = [.K61]; &quot;SVM&quot;;     IF(MAX([.E61:.Q61]) = [.M61]; &quot;LDA&quot;;      IF(MAX([.E61:.Q61]) = [.O61]; &quot;LR&quot;;       IF(MAX([.E61:.Q61]) = [.Q61]; &quot;GNB&quot;;        &quot;&quot;       )      )     )    )   )  ) )" office:value-type="string" office:string-value="DT" calcext:value-type="string">
            <text:p>D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ProgramsInfo_Metrics.K28]" office:value-type="float" office:value="74.5027167631125" calcext:value-type="float">
            <text:p>74.50</text:p>
          </table:table-cell>
          <table:table-cell office:value-type="string" calcext:value-type="string">
            <text:p>&amp;</text:p>
          </table:table-cell>
          <table:table-cell table:formula="of:=[$ProgramsInfo_Metrics.J28]" office:value-type="float" office:value="79.3874233273626" calcext:value-type="float">
            <text:p>79.39</text:p>
          </table:table-cell>
          <table:table-cell office:value-type="string" calcext:value-type="string">
            <text:p>&amp;</text:p>
          </table:table-cell>
          <table:table-cell table:formula="of:=[$ProgramsInfo_Metrics.I28]" office:value-type="float" office:value="82.5454015752523" calcext:value-type="float">
            <text:p>82.55</text:p>
          </table:table-cell>
          <table:table-cell office:value-type="string" calcext:value-type="string">
            <text:p>&amp;</text:p>
          </table:table-cell>
          <table:table-cell table:formula="of:=[$ProgramsInfo_Metrics.L28]" office:value-type="float" office:value="73.9831622873021" calcext:value-type="float">
            <text:p>73.98</text:p>
          </table:table-cell>
          <table:table-cell office:value-type="string" calcext:value-type="string">
            <text:p>&amp;</text:p>
          </table:table-cell>
          <table:table-cell table:formula="of:=[$ProgramsInfo_Metrics.M28]" office:value-type="float" office:value="78.3913070974786" calcext:value-type="float">
            <text:p>78.39</text:p>
          </table:table-cell>
          <table:table-cell office:value-type="string" calcext:value-type="string">
            <text:p>&amp;</text:p>
          </table:table-cell>
          <table:table-cell table:formula="of:=[$ProgramsInfo_Metrics.N28]" office:value-type="float" office:value="78.3869101934578" calcext:value-type="float">
            <text:p>78.39</text:p>
          </table:table-cell>
          <table:table-cell office:value-type="string" calcext:value-type="string">
            <text:p>&amp;</text:p>
          </table:table-cell>
          <table:table-cell table:formula="of:=[$ProgramsInfo_Metrics.O28]" office:value-type="float" office:value="73.2979248132573" calcext:value-type="float">
            <text:p>73.30</text:p>
          </table:table-cell>
          <table:table-cell office:value-type="string" calcext:value-type="string">
            <text:p>\\ \hline \hline</text:p>
          </table:table-cell>
          <table:table-cell/>
          <table:table-cell table:formula="of:=IF(MAX([.E62:.Q62]) = [.E62]; &quot;KNN&quot;;  IF(MAX([.E62:.Q62]) = [.G62]; &quot;DT&quot;;   IF(MAX([.E62:.Q62]) = [.I62]; &quot;RF&quot;;    IF(MAX([.E62:.Q62]) = [.K62]; &quot;SVM&quot;;     IF(MAX([.E62:.Q62]) = [.M62]; &quot;LDA&quot;;      IF(MAX([.E62:.Q62]) = [.O62]; &quot;LR&quot;;       IF(MAX([.E62:.Q62]) = [.Q62]; &quot;GNB&quot;;        &quot;&quot;       )      )     )    )   )  ) )" office:value-type="string" office:string-value="RF" calcext:value-type="string">
            <text:p>R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INIFS([.E$9:.E$62]; [.$C$9:.$C$62]; &quot;Min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G$9:.G$62]; [.$C$9:.$C$62]; &quot;Min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I$9:.I$62]; [.$C$9:.$C$62]; &quot;Min&quot;)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COM.MICROSOFT.MINIFS([.K$9:.K$62]; [.$C$9:.$C$62]; &quot;Min&quot;)" office:value-type="float" office:value="26.6666666666667" calcext:value-type="float">
            <text:p>26.67</text:p>
          </table:table-cell>
          <table:table-cell office:value-type="string" calcext:value-type="string">
            <text:p>&amp;</text:p>
          </table:table-cell>
          <table:table-cell table:formula="of:=COM.MICROSOFT.MINIFS([.M$9:.M$62]; [.$C$9:.$C$62]; &quot;Min&quot;)" office:value-type="float" office:value="16.6666666666667" calcext:value-type="float">
            <text:p>16.67</text:p>
          </table:table-cell>
          <table:table-cell office:value-type="string" calcext:value-type="string">
            <text:p>&amp;</text:p>
          </table:table-cell>
          <table:table-cell table:formula="of:=COM.MICROSOFT.MINIFS([.O$9:.O$62]; [.$C$9:.$C$62]; &quot;Min&quot;)" office:value-type="float" office:value="8.33333333333333" calcext:value-type="float">
            <text:p>8.33</text:p>
          </table:table-cell>
          <table:table-cell office:value-type="string" calcext:value-type="string">
            <text:p>&amp;</text:p>
          </table:table-cell>
          <table:table-cell table:formula="of:=COM.MICROSOFT.MINIFS([.Q$9:.Q$62]; [.$C$9:.$C$62]; &quot;Min&quot;)" office:value-type="float" office:value="17.6734539969834" calcext:value-type="float">
            <text:p>17.67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INIFS([.E$9:.E$62]; [.$C$9:.$C$62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G$9:.G$62]; [.$C$9:.$C$62]; &quot;Equi&quot;)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MINIFS([.I$9:.I$62]; [.$C$9:.$C$62]; &quot;Equi&quot;)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COM.MICROSOFT.MINIFS([.K$9:.K$62]; [.$C$9:.$C$62]; &quot;Equi&quot;)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COM.MICROSOFT.MINIFS([.M$9:.M$62]; [.$C$9:.$C$62]; &quot;Equi&quot;)" office:value-type="float" office:value="33.3333333333333" calcext:value-type="float">
            <text:p>33.33</text:p>
          </table:table-cell>
          <table:table-cell office:value-type="string" calcext:value-type="string">
            <text:p>&amp;</text:p>
          </table:table-cell>
          <table:table-cell table:formula="of:=COM.MICROSOFT.MINIFS([.O$9:.O$62]; [.$C$9:.$C$62]; &quot;Equi&quot;)" office:value-type="float" office:value="54.1666666666667" calcext:value-type="float">
            <text:p>54.17</text:p>
          </table:table-cell>
          <table:table-cell office:value-type="string" calcext:value-type="string">
            <text:p>&amp;</text:p>
          </table:table-cell>
          <table:table-cell table:formula="of:=COM.MICROSOFT.MINIFS([.Q$9:.Q$62]; [.$C$9:.$C$62]; &quot;Equi&quot;)" office:value-type="float" office:value="44.4444444444444" calcext:value-type="float">
            <text:p>44.44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COM.MICROSOFT.MAXIFS([.E$9:.E$62]; [.$C$9:.$C$62]; &quot;Min&quot;)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COM.MICROSOFT.MAXIFS([.G$9:.G$62]; [.$C$9:.$C$62]; &quot;Min&quot;)" office:value-type="float" office:value="94.3839882169245" calcext:value-type="float">
            <text:p>94.38</text:p>
          </table:table-cell>
          <table:table-cell office:value-type="string" calcext:value-type="string">
            <text:p>&amp;</text:p>
          </table:table-cell>
          <table:table-cell table:formula="of:=COM.MICROSOFT.MAXIFS([.I$9:.I$62]; [.$C$9:.$C$62]; &quot;Min&quot;)" office:value-type="float" office:value="93.4795675342866" calcext:value-type="float">
            <text:p>93.48</text:p>
          </table:table-cell>
          <table:table-cell office:value-type="string" calcext:value-type="string">
            <text:p>&amp;</text:p>
          </table:table-cell>
          <table:table-cell table:formula="of:=COM.MICROSOFT.MAXIFS([.K$9:.K$62]; [.$C$9:.$C$62]; &quot;Min&quot;)" office:value-type="float" office:value="90.9648015725504" calcext:value-type="float">
            <text:p>90.96</text:p>
          </table:table-cell>
          <table:table-cell office:value-type="string" calcext:value-type="string">
            <text:p>&amp;</text:p>
          </table:table-cell>
          <table:table-cell table:formula="of:=COM.MICROSOFT.MAXIFS([.M$9:.M$62]; [.$C$9:.$C$62]; &quot;Min&quot;)" office:value-type="float" office:value="91.6734424425891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COM.MICROSOFT.MAXIFS([.O$9:.O$62]; [.$C$9:.$C$62]; &quot;Min&quot;)" office:value-type="float" office:value="93.6252386798169" calcext:value-type="float">
            <text:p>93.63</text:p>
          </table:table-cell>
          <table:table-cell office:value-type="string" calcext:value-type="string">
            <text:p>&amp;</text:p>
          </table:table-cell>
          <table:table-cell table:formula="of:=COM.MICROSOFT.MAXIFS([.Q$9:.Q$62]; [.$C$9:.$C$62]; &quot;Min&quot;)" office:value-type="float" office:value="84.8333333333333" calcext:value-type="float">
            <text:p>84.83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COM.MICROSOFT.MAXIFS([.E$9:.E$62]; [.$C$9:.$C$62]; &quot;Equi&quot;)" office:value-type="float" office:value="85.3333333333333" calcext:value-type="float">
            <text:p>85.33</text:p>
          </table:table-cell>
          <table:table-cell office:value-type="string" calcext:value-type="string">
            <text:p>&amp;</text:p>
          </table:table-cell>
          <table:table-cell table:formula="of:=COM.MICROSOFT.MAXIFS([.G$9:.G$62]; [.$C$9:.$C$62]; &quot;Equi&quot;)" office:value-type="float" office:value="89.3333333333333" calcext:value-type="float">
            <text:p>89.33</text:p>
          </table:table-cell>
          <table:table-cell office:value-type="string" calcext:value-type="string">
            <text:p>&amp;</text:p>
          </table:table-cell>
          <table:table-cell table:formula="of:=COM.MICROSOFT.MAXIFS([.I$9:.I$62]; [.$C$9:.$C$62]; &quot;Equi&quot;)" office:value-type="float" office:value="85.455266955267" calcext:value-type="float">
            <text:p>85.46</text:p>
          </table:table-cell>
          <table:table-cell office:value-type="string" calcext:value-type="string">
            <text:p>&amp;</text:p>
          </table:table-cell>
          <table:table-cell table:formula="of:=COM.MICROSOFT.MAXIFS([.K$9:.K$62]; [.$C$9:.$C$62]; &quot;Equi&quot;)" office:value-type="float" office:value="88.8888888888889" calcext:value-type="float">
            <text:p>88.89</text:p>
          </table:table-cell>
          <table:table-cell office:value-type="string" calcext:value-type="string">
            <text:p>&amp;</text:p>
          </table:table-cell>
          <table:table-cell table:formula="of:=COM.MICROSOFT.MAXIFS([.M$9:.M$62]; [.$C$9:.$C$62]; &quot;Equi&quot;)" office:value-type="float" office:value="94.4444444444444" calcext:value-type="float">
            <text:p>94.44</text:p>
          </table:table-cell>
          <table:table-cell office:value-type="string" calcext:value-type="string">
            <text:p>&amp;</text:p>
          </table:table-cell>
          <table:table-cell table:formula="of:=COM.MICROSOFT.MAXIFS([.O$9:.O$62]; [.$C$9:.$C$62]; &quot;Equi&quot;)" office:value-type="float" office:value="89.5042961854107" calcext:value-type="float">
            <text:p>89.50</text:p>
          </table:table-cell>
          <table:table-cell office:value-type="string" calcext:value-type="string">
            <text:p>&amp;</text:p>
          </table:table-cell>
          <table:table-cell table:formula="of:=COM.MICROSOFT.MAXIFS([.Q$9:.Q$62]; [.$C$9:.$C$62]; &quot;Equi&quot;)" office:value-type="float" office:value="94.4444444444444" calcext:value-type="float">
            <text:p>94.44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E$9:.E$62])" office:value-type="float" office:value="57.839539988095" calcext:value-type="float">
            <text:p>57.84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G$9:.G$62])" office:value-type="float" office:value="54.0458640649562" calcext:value-type="float">
            <text:p>54.05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I$9:.I$62])" office:value-type="float" office:value="66.4753962623913" calcext:value-type="float">
            <text:p>66.48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K$9:.K$62])" office:value-type="float" office:value="65.1544867978976" calcext:value-type="float">
            <text:p>65.15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M$9:.M$62])" office:value-type="float" office:value="66.3714129382342" calcext:value-type="float">
            <text:p>66.37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O$9:.O$62])" office:value-type="float" office:value="68.489386496974" calcext:value-type="float">
            <text:p>68.49</text:p>
          </table:table-cell>
          <table:table-cell office:value-type="string" calcext:value-type="string">
            <text:p>&amp;</text:p>
          </table:table-cell>
          <table:table-cell table:formula="of:=AVERAGEIF([.$C$9:.$C$62]; &quot;Min&quot;; [.Q$9:.Q$62])" office:value-type="float" office:value="65.679578819891" calcext:value-type="float">
            <text:p>65.68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E$9:.E$62])" office:value-type="float" office:value="55.3909970050609" calcext:value-type="float">
            <text:p>55.39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G$9:.G$62])" office:value-type="float" office:value="58.0584138574339" calcext:value-type="float">
            <text:p>58.06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I$9:.I$62])" office:value-type="float" office:value="67.4147471078827" calcext:value-type="float">
            <text:p>67.41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K$9:.K$62])" office:value-type="float" office:value="70.4887956543579" calcext:value-type="float">
            <text:p>70.49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M$9:.M$62])" office:value-type="float" office:value="68.3235435699586" calcext:value-type="float">
            <text:p>68.32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O$9:.O$62])" office:value-type="float" office:value="74.6334502327118" calcext:value-type="float">
            <text:p>74.63</text:p>
          </table:table-cell>
          <table:table-cell office:value-type="string" calcext:value-type="string">
            <text:p>&amp;</text:p>
          </table:table-cell>
          <table:table-cell table:formula="of:=AVERAGEIF([.$C$9:.$C$62]; &quot;Equi&quot;; [.Q$9:.Q$62])" office:value-type="float" office:value="71.0717568370279" calcext:value-type="float">
            <text:p>71.07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\multirow{2}{*}{\textbf{Bestclassifier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\\ 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ProgramsInfo_Info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ne of Code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Minimal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vale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est Ca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33" calcext:value-type="float">
            <text:p>133</text:p>
          </table:table-cell>
          <table:table-cell office:value-type="float" office:value="14.93" calcext:value-type="float">
            <text:p>14.93</text:p>
          </table:table-cell>
          <table:table-cell office:value-type="float" office:value="77" calcext:value-type="float">
            <text:p>77</text:p>
          </table:table-cell>
          <table:table-cell office:value-type="float" office:value="8.64" calcext:value-type="float">
            <text:p>8.64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28" calcext:value-type="float">
            <text:p>928</text:p>
          </table:table-cell>
          <table:table-cell office:value-type="float" office:value="74" calcext:value-type="float">
            <text:p>74</text:p>
          </table:table-cell>
          <table:table-cell office:value-type="float" office:value="7.97" calcext:value-type="float">
            <text:p>7.97</text:p>
          </table:table-cell>
          <table:table-cell office:value-type="float" office:value="86" calcext:value-type="float">
            <text:p>86</text:p>
          </table:table-cell>
          <table:table-cell office:value-type="float" office:value="9.27" calcext:value-type="float">
            <text:p>9.27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30.77" calcext:value-type="float">
            <text:p>30.77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7.83" calcext:value-type="float">
            <text:p>7.83</text:p>
          </table:table-cell>
          <table:table-cell office:value-type="float" office:value="20" calcext:value-type="float">
            <text:p>20</text:p>
          </table:table-cell>
          <table:table-cell office:value-type="float" office:value="12.05" calcext:value-type="float">
            <text:p>12.05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412" calcext:value-type="float">
            <text:p>2412</text:p>
          </table:table-cell>
          <table:table-cell office:value-type="float" office:value="320" calcext:value-type="float">
            <text:p>320</text:p>
          </table:table-cell>
          <table:table-cell office:value-type="float" office:value="13.27" calcext:value-type="float">
            <text:p>13.27</text:p>
          </table:table-cell>
          <table:table-cell office:value-type="float" office:value="170" calcext:value-type="float">
            <text:p>170</text:p>
          </table:table-cell>
          <table:table-cell office:value-type="float" office:value="7.05" calcext:value-type="float">
            <text:p>7.05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  <table:table-cell office:value-type="float" office:value="43" calcext:value-type="float">
            <text:p>43</text:p>
          </table:table-cell>
          <table:table-cell office:value-type="float" office:value="8.67" calcext:value-type="float">
            <text:p>8.67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office:value-type="float" office:value="16.16" calcext:value-type="float">
            <text:p>16.16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4.74" calcext:value-type="float">
            <text:p>4.74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2.69" calcext:value-type="float">
            <text:p>2.69</text:p>
          </table:table-cell>
          <table:table-cell office:value-type="float" office:value="95" calcext:value-type="float">
            <text:p>95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0.42" calcext:value-type="float">
            <text:p>10.42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821" calcext:value-type="float">
            <text:p>2821</text:p>
          </table:table-cell>
          <table:table-cell office:value-type="float" office:value="117" calcext:value-type="float">
            <text:p>117</text:p>
          </table:table-cell>
          <table:table-cell office:value-type="float" office:value="4.15" calcext:value-type="float">
            <text:p>4.15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865" calcext:value-type="float">
            <text:p>865</text:p>
          </table:table-cell>
          <table:table-cell office:value-type="float" office:value="126" calcext:value-type="float">
            <text:p>126</text:p>
          </table:table-cell>
          <table:table-cell office:value-type="float" office:value="14.57" calcext:value-type="float">
            <text:p>14.57</text:p>
          </table:table-cell>
          <table:table-cell office:value-type="float" office:value="139" calcext:value-type="float">
            <text:p>139</text:p>
          </table:table-cell>
          <table:table-cell office:value-type="float" office:value="16.07" calcext:value-type="float">
            <text:p>16.07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float" office:value="2.83" calcext:value-type="float">
            <text:p>2.83</text:p>
          </table:table-cell>
          <table:table-cell office:value-type="float" office:value="33" calcext:value-type="float">
            <text:p>33</text:p>
          </table:table-cell>
          <table:table-cell office:value-type="float" office:value="3.33" calcext:value-type="float">
            <text:p>3.33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.97" calcext:value-type="float">
            <text:p>3.97</text:p>
          </table:table-cell>
          <table:table-cell office:value-type="float" office:value="10" calcext:value-type="float">
            <text:p>10</text:p>
          </table:table-cell>
          <table:table-cell office:value-type="float" office:value="6.62" calcext:value-type="float">
            <text:p>6.6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2.22" calcext:value-type="float">
            <text:p>2.22</text:p>
          </table:table-cell>
          <table:table-cell office:value-type="float" office:value="70" calcext:value-type="float">
            <text:p>70</text:p>
          </table:table-cell>
          <table:table-cell office:value-type="float" office:value="19.39" calcext:value-type="float">
            <text:p>19.39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3.36" calcext:value-type="float">
            <text:p>3.36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15" calcext:value-type="float">
            <text:p>715</text:p>
          </table:table-cell>
          <table:table-cell office:value-type="float" office:value="23" calcext:value-type="float">
            <text:p>23</text:p>
          </table:table-cell>
          <table:table-cell office:value-type="float" office:value="3.22" calcext:value-type="float">
            <text:p>3.22</text:p>
          </table:table-cell>
          <table:table-cell office:value-type="float" office:value="72" calcext:value-type="float">
            <text:p>72</text:p>
          </table:table-cell>
          <table:table-cell office:value-type="float" office:value="10.07" calcext:value-type="float">
            <text:p>10.0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26" calcext:value-type="float">
            <text:p>1026</text:p>
          </table:table-cell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office:value-type="float" office:value="82" calcext:value-type="float">
            <text:p>82</text:p>
          </table:table-cell>
          <table:table-cell office:value-type="float" office:value="7.99" calcext:value-type="float">
            <text:p>7.99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2.52" calcext:value-type="float">
            <text:p>2.52</text:p>
          </table:table-cell>
          <table:table-cell office:value-type="float" office:value="35" calcext:value-type="float">
            <text:p>35</text:p>
          </table:table-cell>
          <table:table-cell office:value-type="float" office:value="6.31" calcext:value-type="float">
            <text:p>6.31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11" calcext:value-type="float">
            <text:p>11</text:p>
          </table:table-cell>
          <table:table-cell office:value-type="float" office:value="6.67" calcext:value-type="float">
            <text:p>6.67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90" calcext:value-type="float">
            <text:p>90</text:p>
          </table:table-cell>
          <table:table-cell office:value-type="float" office:value="4.62" calcext:value-type="float">
            <text:p>4.62</text:p>
          </table:table-cell>
          <table:table-cell office:value-type="float" office:value="414" calcext:value-type="float">
            <text:p>414</text:p>
          </table:table-cell>
          <table:table-cell office:value-type="float" office:value="21.25" calcext:value-type="float">
            <text:p>21.25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29" calcext:value-type="float">
            <text:p>629</text:p>
          </table:table-cell>
          <table:table-cell office:value-type="float" office:value="54" calcext:value-type="float">
            <text:p>54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9.06" calcext:value-type="float">
            <text:p>9.0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99" calcext:value-type="float">
            <text:p>599</text:p>
          </table:table-cell>
          <table:table-cell office:value-type="float" office:value="94" calcext:value-type="float">
            <text:p>94</text:p>
          </table:table-cell>
          <table:table-cell office:value-type="float" office:value="15.69" calcext:value-type="float">
            <text:p>15.69</text:p>
          </table:table-cell>
          <table:table-cell office:value-type="float" office:value="27" calcext:value-type="float">
            <text:p>27</text:p>
          </table:table-cell>
          <table:table-cell office:value-type="float" office:value="4.51" calcext:value-type="float">
            <text:p>4.51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24" calcext:value-type="float">
            <text:p>24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855" calcext:value-type="float">
            <text:p>4855</text:p>
          </table:table-cell>
          <table:table-cell office:value-type="float" office:value="354" calcext:value-type="float">
            <text:p>354</text:p>
          </table:table-cell>
          <table:table-cell office:value-type="float" office:value="7.29" calcext:value-type="float">
            <text:p>7.29</text:p>
          </table:table-cell>
          <table:table-cell office:value-type="float" office:value="342" calcext:value-type="float">
            <text:p>342</text:p>
          </table:table-cell>
          <table:table-cell office:value-type="float" office:value="7.04" calcext:value-type="float">
            <text:p>7.04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</table:table>
      <table:table table:name="Sheet4" table:style-name="ta1"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caption{Programs used in the experiment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label{table:ProgramsInfo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resizebox{\columnwidth}{!}{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begin{tabular}{l|r|r|r|rr|rr|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hline 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textbf{Program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Fu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LOC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ut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TC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formula="of:=[$ProgramsInfo_Info.A2]" office:value-type="string" office:string-value="cal" calcext:value-type="string">
            <text:p>cal</text:p>
          </table:table-cell>
          <table:table-cell office:value-type="string" calcext:value-type="string">
            <text:p>&amp;</text:p>
          </table:table-cell>
          <table:table-cell table:formula="of:=[$ProgramsInfo_Info.B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]"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table:formula="of:=[$ProgramsInfo_Info.D2]"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table:formula="of:=[$ProgramsInfo_Info.E2]" office:value-type="float" office:value="133" calcext:value-type="float">
            <text:p>133</text:p>
          </table:table-cell>
          <table:table-cell office:value-type="string" calcext:value-type="string">
            <text:p>&amp;</text:p>
          </table:table-cell>
          <table:table-cell table:formula="of:=[$ProgramsInfo_Info.F2]" office:value-type="float" office:value="14.93" calcext:value-type="float">
            <text:p>14.93</text:p>
          </table:table-cell>
          <table:table-cell office:value-type="string" calcext:value-type="string">
            <text:p>&amp;</text:p>
          </table:table-cell>
          <table:table-cell table:formula="of:=[$ProgramsInfo_Info.G2]"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table:formula="of:=[$ProgramsInfo_Info.H2]" office:value-type="float" office:value="8.64" calcext:value-type="float">
            <text:p>8.64</text:p>
          </table:table-cell>
          <table:table-cell office:value-type="string" calcext:value-type="string">
            <text:p>&amp;</text:p>
          </table:table-cell>
          <table:table-cell table:formula="of:=[$ProgramsInfo_Info.I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3]" office:value-type="string" office:string-value="Calculation" calcext:value-type="string">
            <text:p>Calculation</text:p>
          </table:table-cell>
          <table:table-cell office:value-type="string" calcext:value-type="string">
            <text:p>&amp;</text:p>
          </table:table-cell>
          <table:table-cell table:formula="of:=[$ProgramsInfo_Info.B3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[$ProgramsInfo_Info.C3]"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table:formula="of:=[$ProgramsInfo_Info.D3]"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table:formula="of:=[$ProgramsInfo_Info.E3]"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table:formula="of:=[$ProgramsInfo_Info.F3]" office:value-type="float" office:value="7.97" calcext:value-type="float">
            <text:p>7.97</text:p>
          </table:table-cell>
          <table:table-cell office:value-type="string" calcext:value-type="string">
            <text:p>&amp;</text:p>
          </table:table-cell>
          <table:table-cell table:formula="of:=[$ProgramsInfo_Info.G3]"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table:formula="of:=[$ProgramsInfo_Info.H3]" office:value-type="float" office:value="9.27" calcext:value-type="float">
            <text:p>9.27</text:p>
          </table:table-cell>
          <table:table-cell office:value-type="string" calcext:value-type="string">
            <text:p>&amp;</text:p>
          </table:table-cell>
          <table:table-cell table:formula="of:=[$ProgramsInfo_Info.I3]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4]" office:value-type="string" office:string-value="checkIt" calcext:value-type="string">
            <text:p>checkIt</text:p>
          </table:table-cell>
          <table:table-cell office:value-type="string" calcext:value-type="string">
            <text:p>&amp;</text:p>
          </table:table-cell>
          <table:table-cell table:formula="of:=[$ProgramsInfo_Info.B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4]" office:value-type="float" office:value="104" calcext:value-type="float">
            <text:p>104</text:p>
          </table:table-cell>
          <table:table-cell office:value-type="string" calcext:value-type="string">
            <text:p>&amp;</text:p>
          </table:table-cell>
          <table:table-cell table:formula="of:=[$ProgramsInfo_Info.E4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4]" office:value-type="float" office:value="30.77" calcext:value-type="float">
            <text:p>30.77</text:p>
          </table:table-cell>
          <table:table-cell office:value-type="string" calcext:value-type="string">
            <text:p>&amp;</text:p>
          </table:table-cell>
          <table:table-cell table:formula="of:=[$ProgramsInfo_Info.G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H4]" office:value-type="float" office:value="2.88" calcext:value-type="float">
            <text:p>2.88</text:p>
          </table:table-cell>
          <table:table-cell office:value-type="string" calcext:value-type="string">
            <text:p>&amp;</text:p>
          </table:table-cell>
          <table:table-cell table:formula="of:=[$ProgramsInfo_Info.I4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5]" office:value-type="string" office:string-value="CheckPalindrome" calcext:value-type="string">
            <text:p>CheckPalindrome</text:p>
          </table:table-cell>
          <table:table-cell office:value-type="string" calcext:value-type="string">
            <text:p>&amp;</text:p>
          </table:table-cell>
          <table:table-cell table:formula="of:=[$ProgramsInfo_Info.B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5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5]" office:value-type="float" office:value="166" calcext:value-type="float">
            <text:p>166</text:p>
          </table:table-cell>
          <table:table-cell office:value-type="string" calcext:value-type="string">
            <text:p>&amp;</text:p>
          </table:table-cell>
          <table:table-cell table:formula="of:=[$ProgramsInfo_Info.E5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F5]" office:value-type="float" office:value="7.83" calcext:value-type="float">
            <text:p>7.83</text:p>
          </table:table-cell>
          <table:table-cell office:value-type="string" calcext:value-type="string">
            <text:p>&amp;</text:p>
          </table:table-cell>
          <table:table-cell table:formula="of:=[$ProgramsInfo_Info.G5]"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table:formula="of:=[$ProgramsInfo_Info.H5]" office:value-type="float" office:value="12.05" calcext:value-type="float">
            <text:p>12.05</text:p>
          </table:table-cell>
          <table:table-cell office:value-type="string" calcext:value-type="string">
            <text:p>&amp;</text:p>
          </table:table-cell>
          <table:table-cell table:formula="of:=[$ProgramsInfo_Info.I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6]" office:value-type="string" office:string-value="countPositive" calcext:value-type="string">
            <text:p>countPositive</text:p>
          </table:table-cell>
          <table:table-cell office:value-type="string" calcext:value-type="string">
            <text:p>&amp;</text:p>
          </table:table-cell>
          <table:table-cell table:formula="of:=[$ProgramsInfo_Info.B6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6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6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6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6]" office:value-type="float" office:value="5.3" calcext:value-type="float">
            <text:p>5.3</text:p>
          </table:table-cell>
          <table:table-cell office:value-type="string" calcext:value-type="string">
            <text:p>&amp;</text:p>
          </table:table-cell>
          <table:table-cell table:formula="of:=[$ProgramsInfo_Info.G6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6]" office:value-type="float" office:value="5.96" calcext:value-type="float">
            <text:p>5.96</text:p>
          </table:table-cell>
          <table:table-cell office:value-type="string" calcext:value-type="string">
            <text:p>&amp;</text:p>
          </table:table-cell>
          <table:table-cell table:formula="of:=[$ProgramsInfo_Info.I6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7]" office:value-type="string" office:string-value="date-plus" calcext:value-type="string">
            <text:p>date-plus</text:p>
          </table:table-cell>
          <table:table-cell office:value-type="string" calcext:value-type="string">
            <text:p>&amp;</text:p>
          </table:table-cell>
          <table:table-cell table:formula="of:=[$ProgramsInfo_Info.B7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7]" office:value-type="float" office:value="141" calcext:value-type="float">
            <text:p>141</text:p>
          </table:table-cell>
          <table:table-cell office:value-type="string" calcext:value-type="string">
            <text:p>&amp;</text:p>
          </table:table-cell>
          <table:table-cell table:formula="of:=[$ProgramsInfo_Info.D7]"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table:formula="of:=[$ProgramsInfo_Info.E7]" office:value-type="float" office:value="320" calcext:value-type="float">
            <text:p>320</text:p>
          </table:table-cell>
          <table:table-cell office:value-type="string" calcext:value-type="string">
            <text:p>&amp;</text:p>
          </table:table-cell>
          <table:table-cell table:formula="of:=[$ProgramsInfo_Info.F7]" office:value-type="float" office:value="13.27" calcext:value-type="float">
            <text:p>13.27</text:p>
          </table:table-cell>
          <table:table-cell office:value-type="string" calcext:value-type="string">
            <text:p>&amp;</text:p>
          </table:table-cell>
          <table:table-cell table:formula="of:=[$ProgramsInfo_Info.G7]" office:value-type="float" office:value="170" calcext:value-type="float">
            <text:p>170</text:p>
          </table:table-cell>
          <table:table-cell office:value-type="string" calcext:value-type="string">
            <text:p>&amp;</text:p>
          </table:table-cell>
          <table:table-cell table:formula="of:=[$ProgramsInfo_Info.H7]" office:value-type="float" office:value="7.05" calcext:value-type="float">
            <text:p>7.05</text:p>
          </table:table-cell>
          <table:table-cell office:value-type="string" calcext:value-type="string">
            <text:p>&amp;</text:p>
          </table:table-cell>
          <table:table-cell table:formula="of:=[$ProgramsInfo_Info.I7]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8]" office:value-type="string" office:string-value="DigitReverser" calcext:value-type="string">
            <text:p>DigitReverser</text:p>
          </table:table-cell>
          <table:table-cell office:value-type="string" calcext:value-type="string">
            <text:p>&amp;</text:p>
          </table:table-cell>
          <table:table-cell table:formula="of:=[$ProgramsInfo_Info.B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8]"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table:formula="of:=[$ProgramsInfo_Info.D8]" office:value-type="float" office:value="496" calcext:value-type="float">
            <text:p>496</text:p>
          </table:table-cell>
          <table:table-cell office:value-type="string" calcext:value-type="string">
            <text:p>&amp;</text:p>
          </table:table-cell>
          <table:table-cell table:formula="of:=[$ProgramsInfo_Info.E8]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formula="of:=[$ProgramsInfo_Info.F8]" office:value-type="float" office:value="1.41" calcext:value-type="float">
            <text:p>1.41</text:p>
          </table:table-cell>
          <table:table-cell office:value-type="string" calcext:value-type="string">
            <text:p>&amp;</text:p>
          </table:table-cell>
          <table:table-cell table:formula="of:=[$ProgramsInfo_Info.G8]"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table:formula="of:=[$ProgramsInfo_Info.H8]" office:value-type="float" office:value="8.67" calcext:value-type="float">
            <text:p>8.67</text:p>
          </table:table-cell>
          <table:table-cell office:value-type="string" calcext:value-type="string">
            <text:p>&amp;</text:p>
          </table:table-cell>
          <table:table-cell table:formula="of:=[$ProgramsInfo_Info.I8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9]" office:value-type="string" office:string-value="findLast" calcext:value-type="string">
            <text:p>findLast</text:p>
          </table:table-cell>
          <table:table-cell office:value-type="string" calcext:value-type="string">
            <text:p>&amp;</text:p>
          </table:table-cell>
          <table:table-cell table:formula="of:=[$ProgramsInfo_Info.B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9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9]" office:value-type="float" office:value="198" calcext:value-type="float">
            <text:p>198</text:p>
          </table:table-cell>
          <table:table-cell office:value-type="string" calcext:value-type="string">
            <text:p>&amp;</text:p>
          </table:table-cell>
          <table:table-cell table:formula="of:=[$ProgramsInfo_Info.E9]"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table:formula="of:=[$ProgramsInfo_Info.F9]" office:value-type="float" office:value="16.16" calcext:value-type="float">
            <text:p>16.16</text:p>
          </table:table-cell>
          <table:table-cell office:value-type="string" calcext:value-type="string">
            <text:p>&amp;</text:p>
          </table:table-cell>
          <table:table-cell table:formula="of:=[$ProgramsInfo_Info.G9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H9]" office:value-type="float" office:value="4.04" calcext:value-type="float">
            <text:p>4.04</text:p>
          </table:table-cell>
          <table:table-cell office:value-type="string" calcext:value-type="string">
            <text:p>&amp;</text:p>
          </table:table-cell>
          <table:table-cell table:formula="of:=[$ProgramsInfo_Info.I9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0]" office:value-type="string" office:string-value="findVal" calcext:value-type="string">
            <text:p>findVal</text:p>
          </table:table-cell>
          <table:table-cell office:value-type="string" calcext:value-type="string">
            <text:p>&amp;</text:p>
          </table:table-cell>
          <table:table-cell table:formula="of:=[$ProgramsInfo_Info.B10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10]" office:value-type="float" office:value="190" calcext:value-type="float">
            <text:p>190</text:p>
          </table:table-cell>
          <table:table-cell office:value-type="string" calcext:value-type="string">
            <text:p>&amp;</text:p>
          </table:table-cell>
          <table:table-cell table:formula="of:=[$ProgramsInfo_Info.E10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0]" office:value-type="float" office:value="4.74" calcext:value-type="float">
            <text:p>4.74</text:p>
          </table:table-cell>
          <table:table-cell office:value-type="string" calcext:value-type="string">
            <text:p>&amp;</text:p>
          </table:table-cell>
          <table:table-cell table:formula="of:=[$ProgramsInfo_Info.G10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0]" office:value-type="float" office:value="5.26" calcext:value-type="float">
            <text:p>5.26</text:p>
          </table:table-cell>
          <table:table-cell office:value-type="string" calcext:value-type="string">
            <text:p>&amp;</text:p>
          </table:table-cell>
          <table:table-cell table:formula="of:=[$ProgramsInfo_Info.I1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1]" office:value-type="string" office:string-value="Heap" calcext:value-type="string">
            <text:p>Heap</text:p>
          </table:table-cell>
          <table:table-cell office:value-type="string" calcext:value-type="string">
            <text:p>&amp;</text:p>
          </table:table-cell>
          <table:table-cell table:formula="of:=[$ProgramsInfo_Info.B11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C11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D11]" office:value-type="float" office:value="931" calcext:value-type="float">
            <text:p>931</text:p>
          </table:table-cell>
          <table:table-cell office:value-type="string" calcext:value-type="string">
            <text:p>&amp;</text:p>
          </table:table-cell>
          <table:table-cell table:formula="of:=[$ProgramsInfo_Info.E11]"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table:formula="of:=[$ProgramsInfo_Info.F11]" office:value-type="float" office:value="2.69" calcext:value-type="float">
            <text:p>2.69</text:p>
          </table:table-cell>
          <table:table-cell office:value-type="string" calcext:value-type="string">
            <text:p>&amp;</text:p>
          </table:table-cell>
          <table:table-cell table:formula="of:=[$ProgramsInfo_Info.G11]"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table:formula="of:=[$ProgramsInfo_Info.H11]" office:value-type="float" office:value="10.2" calcext:value-type="float">
            <text:p>10.2</text:p>
          </table:table-cell>
          <table:table-cell office:value-type="string" calcext:value-type="string">
            <text:p>&amp;</text:p>
          </table:table-cell>
          <table:table-cell table:formula="of:=[$ProgramsInfo_Info.I11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2]" office:value-type="string" office:string-value="InversePermutation" calcext:value-type="string">
            <text:p>InversePermutation</text:p>
          </table:table-cell>
          <table:table-cell office:value-type="string" calcext:value-type="string">
            <text:p>&amp;</text:p>
          </table:table-cell>
          <table:table-cell table:formula="of:=[$ProgramsInfo_Info.B1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12]" office:value-type="float" office:value="576" calcext:value-type="float">
            <text:p>576</text:p>
          </table:table-cell>
          <table:table-cell office:value-type="string" calcext:value-type="string">
            <text:p>&amp;</text:p>
          </table:table-cell>
          <table:table-cell table:formula="of:=[$ProgramsInfo_Info.E12]"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formula="of:=[$ProgramsInfo_Info.F12]" office:value-type="float" office:value="6.6" calcext:value-type="float">
            <text:p>6.6</text:p>
          </table:table-cell>
          <table:table-cell office:value-type="string" calcext:value-type="string">
            <text:p>&amp;</text:p>
          </table:table-cell>
          <table:table-cell table:formula="of:=[$ProgramsInfo_Info.G12]"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table:formula="of:=[$ProgramsInfo_Info.H12]" office:value-type="float" office:value="10.42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ProgramsInfo_Info.I12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3]" office:value-type="string" office:string-value="jday-jdate" calcext:value-type="string">
            <text:p>jday-jdate</text:p>
          </table:table-cell>
          <table:table-cell office:value-type="string" calcext:value-type="string">
            <text:p>&amp;</text:p>
          </table:table-cell>
          <table:table-cell table:formula="of:=[$ProgramsInfo_Info.B13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13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3]" office:value-type="float" office:value="2821" calcext:value-type="float">
            <text:p>2821</text:p>
          </table:table-cell>
          <table:table-cell office:value-type="string" calcext:value-type="string">
            <text:p>&amp;</text:p>
          </table:table-cell>
          <table:table-cell table:formula="of:=[$ProgramsInfo_Info.E13]" office:value-type="float" office:value="117" calcext:value-type="float">
            <text:p>117</text:p>
          </table:table-cell>
          <table:table-cell office:value-type="string" calcext:value-type="string">
            <text:p>&amp;</text:p>
          </table:table-cell>
          <table:table-cell table:formula="of:=[$ProgramsInfo_Info.F13]" office:value-type="float" office:value="4.15" calcext:value-type="float">
            <text:p>4.15</text:p>
          </table:table-cell>
          <table:table-cell office:value-type="string" calcext:value-type="string">
            <text:p>&amp;</text:p>
          </table:table-cell>
          <table:table-cell table:formula="of:=[$ProgramsInfo_Info.G13]"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table:formula="of:=[$ProgramsInfo_Info.H13]"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table:formula="of:=[$ProgramsInfo_Info.I13]" office:value-type="float" office:value="27" calcext:value-type="float">
            <text:p>2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4]" office:value-type="string" office:string-value="lastZero" calcext:value-type="string">
            <text:p>lastZero</text:p>
          </table:table-cell>
          <table:table-cell office:value-type="string" calcext:value-type="string">
            <text:p>&amp;</text:p>
          </table:table-cell>
          <table:table-cell table:formula="of:=[$ProgramsInfo_Info.B14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4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4]" office:value-type="float" office:value="173" calcext:value-type="float">
            <text:p>173</text:p>
          </table:table-cell>
          <table:table-cell office:value-type="string" calcext:value-type="string">
            <text:p>&amp;</text:p>
          </table:table-cell>
          <table:table-cell table:formula="of:=[$ProgramsInfo_Info.E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G14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H14]" office:value-type="float" office:value="5.2" calcext:value-type="float">
            <text:p>5.2</text:p>
          </table:table-cell>
          <table:table-cell office:value-type="string" calcext:value-type="string">
            <text:p>&amp;</text:p>
          </table:table-cell>
          <table:table-cell table:formula="of:=[$ProgramsInfo_Info.I14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5]" office:value-type="string" office:string-value="LRS" calcext:value-type="string">
            <text:p>LRS</text:p>
          </table:table-cell>
          <table:table-cell office:value-type="string" calcext:value-type="string">
            <text:p>&amp;</text:p>
          </table:table-cell>
          <table:table-cell table:formula="of:=[$ProgramsInfo_Info.B15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5]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$ProgramsInfo_Info.D15]" office:value-type="float" office:value="865" calcext:value-type="float">
            <text:p>865</text:p>
          </table:table-cell>
          <table:table-cell office:value-type="string" calcext:value-type="string">
            <text:p>&amp;</text:p>
          </table:table-cell>
          <table:table-cell table:formula="of:=[$ProgramsInfo_Info.E15]"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table:formula="of:=[$ProgramsInfo_Info.F15]" office:value-type="float" office:value="14.57" calcext:value-type="float">
            <text:p>14.57</text:p>
          </table:table-cell>
          <table:table-cell office:value-type="string" calcext:value-type="string">
            <text:p>&amp;</text:p>
          </table:table-cell>
          <table:table-cell table:formula="of:=[$ProgramsInfo_Info.G15]"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table:formula="of:=[$ProgramsInfo_Info.H15]" office:value-type="float" office:value="16.07" calcext:value-type="float">
            <text:p>16.07</text:p>
          </table:table-cell>
          <table:table-cell office:value-type="string" calcext:value-type="string">
            <text:p>&amp;</text:p>
          </table:table-cell>
          <table:table-cell table:formula="of:=[$ProgramsInfo_Info.I15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6]" office:value-type="string" office:string-value="MergeSort" calcext:value-type="string">
            <text:p>MergeSort</text:p>
          </table:table-cell>
          <table:table-cell office:value-type="string" calcext:value-type="string">
            <text:p>&amp;</text:p>
          </table:table-cell>
          <table:table-cell table:formula="of:=[$ProgramsInfo_Info.B16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16]"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table:formula="of:=[$ProgramsInfo_Info.D16]" office:value-type="float" office:value="991" calcext:value-type="float">
            <text:p>991</text:p>
          </table:table-cell>
          <table:table-cell office:value-type="string" calcext:value-type="string">
            <text:p>&amp;</text:p>
          </table:table-cell>
          <table:table-cell table:formula="of:=[$ProgramsInfo_Info.E16]"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table:formula="of:=[$ProgramsInfo_Info.F16]" office:value-type="float" office:value="2.83" calcext:value-type="float">
            <text:p>2.83</text:p>
          </table:table-cell>
          <table:table-cell office:value-type="string" calcext:value-type="string">
            <text:p>&amp;</text:p>
          </table:table-cell>
          <table:table-cell table:formula="of:=[$ProgramsInfo_Info.G16]"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table:formula="of:=[$ProgramsInfo_Info.H16]" office:value-type="float" office:value="3.33" calcext:value-type="float">
            <text:p>3.33</text:p>
          </table:table-cell>
          <table:table-cell office:value-type="string" calcext:value-type="string">
            <text:p>&amp;</text:p>
          </table:table-cell>
          <table:table-cell table:formula="of:=[$ProgramsInfo_Info.I16]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7]" office:value-type="string" office:string-value="numZero" calcext:value-type="string">
            <text:p>numZero</text:p>
          </table:table-cell>
          <table:table-cell office:value-type="string" calcext:value-type="string">
            <text:p>&amp;</text:p>
          </table:table-cell>
          <table:table-cell table:formula="of:=[$ProgramsInfo_Info.B1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17]" office:value-type="float" office:value="151" calcext:value-type="float">
            <text:p>151</text:p>
          </table:table-cell>
          <table:table-cell office:value-type="string" calcext:value-type="string">
            <text:p>&amp;</text:p>
          </table:table-cell>
          <table:table-cell table:formula="of:=[$ProgramsInfo_Info.E17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F17]" office:value-type="float" office:value="3.97" calcext:value-type="float">
            <text:p>3.97</text:p>
          </table:table-cell>
          <table:table-cell office:value-type="string" calcext:value-type="string">
            <text:p>&amp;</text:p>
          </table:table-cell>
          <table:table-cell table:formula="of:=[$ProgramsInfo_Info.G17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H17]" office:value-type="float" office:value="6.62" calcext:value-type="float">
            <text:p>6.62</text:p>
          </table:table-cell>
          <table:table-cell office:value-type="string" calcext:value-type="string">
            <text:p>&amp;</text:p>
          </table:table-cell>
          <table:table-cell table:formula="of:=[$ProgramsInfo_Info.I17]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8]" office:value-type="string" office:string-value="oddOrPos" calcext:value-type="string">
            <text:p>oddOrPos</text:p>
          </table:table-cell>
          <table:table-cell office:value-type="string" calcext:value-type="string">
            <text:p>&amp;</text:p>
          </table:table-cell>
          <table:table-cell table:formula="of:=[$ProgramsInfo_Info.B18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8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D18]" office:value-type="float" office:value="361" calcext:value-type="float">
            <text:p>361</text:p>
          </table:table-cell>
          <table:table-cell office:value-type="string" calcext:value-type="string">
            <text:p>&amp;</text:p>
          </table:table-cell>
          <table:table-cell table:formula="of:=[$ProgramsInfo_Info.E18]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formula="of:=[$ProgramsInfo_Info.F18]" office:value-type="float" office:value="2.22" calcext:value-type="float">
            <text:p>2.22</text:p>
          </table:table-cell>
          <table:table-cell office:value-type="string" calcext:value-type="string">
            <text:p>&amp;</text:p>
          </table:table-cell>
          <table:table-cell table:formula="of:=[$ProgramsInfo_Info.G18]"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table:formula="of:=[$ProgramsInfo_Info.H18]" office:value-type="float" office:value="19.39" calcext:value-type="float">
            <text:p>19.39</text:p>
          </table:table-cell>
          <table:table-cell office:value-type="string" calcext:value-type="string">
            <text:p>&amp;</text:p>
          </table:table-cell>
          <table:table-cell table:formula="of:=[$ProgramsInfo_Info.I18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19]" office:value-type="string" office:string-value="power" calcext:value-type="string">
            <text:p>power</text:p>
          </table:table-cell>
          <table:table-cell office:value-type="string" calcext:value-type="string">
            <text:p>&amp;</text:p>
          </table:table-cell>
          <table:table-cell table:formula="of:=[$ProgramsInfo_Info.B19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19]"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[$ProgramsInfo_Info.D19]" office:value-type="float" office:value="268" calcext:value-type="float">
            <text:p>268</text:p>
          </table:table-cell>
          <table:table-cell office:value-type="string" calcext:value-type="string">
            <text:p>&amp;</text:p>
          </table:table-cell>
          <table:table-cell table:formula="of:=[$ProgramsInfo_Info.E19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F19]" office:value-type="float" office:value="3.36" calcext:value-type="float">
            <text:p>3.36</text:p>
          </table:table-cell>
          <table:table-cell office:value-type="string" calcext:value-type="string">
            <text:p>&amp;</text:p>
          </table:table-cell>
          <table:table-cell table:formula="of:=[$ProgramsInfo_Info.G19]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formula="of:=[$ProgramsInfo_Info.H19]" office:value-type="float" office:value="2.24" calcext:value-type="float">
            <text:p>2.24</text:p>
          </table:table-cell>
          <table:table-cell office:value-type="string" calcext:value-type="string">
            <text:p>&amp;</text:p>
          </table:table-cell>
          <table:table-cell table:formula="of:=[$ProgramsInfo_Info.I19]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0]" office:value-type="string" office:string-value="printPrimes" calcext:value-type="string">
            <text:p>printPrimes</text:p>
          </table:table-cell>
          <table:table-cell office:value-type="string" calcext:value-type="string">
            <text:p>&amp;</text:p>
          </table:table-cell>
          <table:table-cell table:formula="of:=[$ProgramsInfo_Info.B20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0]"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formula="of:=[$ProgramsInfo_Info.D20]" office:value-type="float" office:value="715" calcext:value-type="float">
            <text:p>715</text:p>
          </table:table-cell>
          <table:table-cell office:value-type="string" calcext:value-type="string">
            <text:p>&amp;</text:p>
          </table:table-cell>
          <table:table-cell table:formula="of:=[$ProgramsInfo_Info.E20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F20]" office:value-type="float" office:value="3.22" calcext:value-type="float">
            <text:p>3.22</text:p>
          </table:table-cell>
          <table:table-cell office:value-type="string" calcext:value-type="string">
            <text:p>&amp;</text:p>
          </table:table-cell>
          <table:table-cell table:formula="of:=[$ProgramsInfo_Info.G20]"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[$ProgramsInfo_Info.H20]" office:value-type="float" office:value="10.07" calcext:value-type="float">
            <text:p>10.07</text:p>
          </table:table-cell>
          <table:table-cell office:value-type="string" calcext:value-type="string">
            <text:p>&amp;</text:p>
          </table:table-cell>
          <table:table-cell table:formula="of:=[$ProgramsInfo_Info.I20]" office:value-type="float" office:value="7" calcext:value-type="float">
            <text:p>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1]" office:value-type="string" office:string-value="quicksort" calcext:value-type="string">
            <text:p>quicksort</text:p>
          </table:table-cell>
          <table:table-cell office:value-type="string" calcext:value-type="string">
            <text:p>&amp;</text:p>
          </table:table-cell>
          <table:table-cell table:formula="of:=[$ProgramsInfo_Info.B21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1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D21]" office:value-type="float" office:value="1026" calcext:value-type="float">
            <text:p>1026</text:p>
          </table:table-cell>
          <table:table-cell office:value-type="string" calcext:value-type="string">
            <text:p>&amp;</text:p>
          </table:table-cell>
          <table:table-cell table:formula="of:=[$ProgramsInfo_Info.E21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F21]" office:value-type="float" office:value="1.17" calcext:value-type="float">
            <text:p>1.17</text:p>
          </table:table-cell>
          <table:table-cell office:value-type="string" calcext:value-type="string">
            <text:p>&amp;</text:p>
          </table:table-cell>
          <table:table-cell table:formula="of:=[$ProgramsInfo_Info.G21]"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table:formula="of:=[$ProgramsInfo_Info.H21]" office:value-type="float" office:value="7.99" calcext:value-type="float">
            <text:p>7.99</text:p>
          </table:table-cell>
          <table:table-cell office:value-type="string" calcext:value-type="string">
            <text:p>&amp;</text:p>
          </table:table-cell>
          <table:table-cell table:formula="of:=[$ProgramsInfo_Info.I21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2]" office:value-type="string" office:string-value="RecursiveSelectionSort" calcext:value-type="string">
            <text:p>RecursiveSelectionSort</text:p>
          </table:table-cell>
          <table:table-cell office:value-type="string" calcext:value-type="string">
            <text:p>&amp;</text:p>
          </table:table-cell>
          <table:table-cell table:formula="of:=[$ProgramsInfo_Info.B22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2]"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table:formula="of:=[$ProgramsInfo_Info.D22]" office:value-type="float" office:value="555" calcext:value-type="float">
            <text:p>555</text:p>
          </table:table-cell>
          <table:table-cell office:value-type="string" calcext:value-type="string">
            <text:p>&amp;</text:p>
          </table:table-cell>
          <table:table-cell table:formula="of:=[$ProgramsInfo_Info.E22]"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table:formula="of:=[$ProgramsInfo_Info.F22]" office:value-type="float" office:value="2.52" calcext:value-type="float">
            <text:p>2.52</text:p>
          </table:table-cell>
          <table:table-cell office:value-type="string" calcext:value-type="string">
            <text:p>&amp;</text:p>
          </table:table-cell>
          <table:table-cell table:formula="of:=[$ProgramsInfo_Info.G22]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$ProgramsInfo_Info.H22]" office:value-type="float" office:value="6.31" calcext:value-type="float">
            <text:p>6.31</text:p>
          </table:table-cell>
          <table:table-cell office:value-type="string" calcext:value-type="string">
            <text:p>&amp;</text:p>
          </table:table-cell>
          <table:table-cell table:formula="of:=[$ProgramsInfo_Info.I22]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3]" office:value-type="string" office:string-value="sum" calcext:value-type="string">
            <text:p>sum</text:p>
          </table:table-cell>
          <table:table-cell office:value-type="string" calcext:value-type="string">
            <text:p>&amp;</text:p>
          </table:table-cell>
          <table:table-cell table:formula="of:=[$ProgramsInfo_Info.B23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3]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formula="of:=[$ProgramsInfo_Info.D23]" office:value-type="float" office:value="165" calcext:value-type="float">
            <text:p>165</text:p>
          </table:table-cell>
          <table:table-cell office:value-type="string" calcext:value-type="string">
            <text:p>&amp;</text:p>
          </table:table-cell>
          <table:table-cell table:formula="of:=[$ProgramsInfo_Info.E23]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[$ProgramsInfo_Info.F23]" office:value-type="float" office:value="6.06" calcext:value-type="float">
            <text:p>6.06</text:p>
          </table:table-cell>
          <table:table-cell office:value-type="string" calcext:value-type="string">
            <text:p>&amp;</text:p>
          </table:table-cell>
          <table:table-cell table:formula="of:=[$ProgramsInfo_Info.G23]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formula="of:=[$ProgramsInfo_Info.H23]" office:value-type="float" office:value="6.67" calcext:value-type="float">
            <text:p>6.67</text:p>
          </table:table-cell>
          <table:table-cell office:value-type="string" calcext:value-type="string">
            <text:p>&amp;</text:p>
          </table:table-cell>
          <table:table-cell table:formula="of:=[$ProgramsInfo_Info.I23]" office:value-type="float" office:value="6" calcext:value-type="float">
            <text:p>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4]" office:value-type="string" office:string-value="tcas" calcext:value-type="string">
            <text:p>tcas</text:p>
          </table:table-cell>
          <table:table-cell office:value-type="string" calcext:value-type="string">
            <text:p>&amp;</text:p>
          </table:table-cell>
          <table:table-cell table:formula="of:=[$ProgramsInfo_Info.B24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formula="of:=[$ProgramsInfo_Info.C24]"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table:formula="of:=[$ProgramsInfo_Info.D24]" office:value-type="float" office:value="1948" calcext:value-type="float">
            <text:p>1948</text:p>
          </table:table-cell>
          <table:table-cell office:value-type="string" calcext:value-type="string">
            <text:p>&amp;</text:p>
          </table:table-cell>
          <table:table-cell table:formula="of:=[$ProgramsInfo_Info.E24]"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table:formula="of:=[$ProgramsInfo_Info.F24]" office:value-type="float" office:value="4.62" calcext:value-type="float">
            <text:p>4.62</text:p>
          </table:table-cell>
          <table:table-cell office:value-type="string" calcext:value-type="string">
            <text:p>&amp;</text:p>
          </table:table-cell>
          <table:table-cell table:formula="of:=[$ProgramsInfo_Info.G24]" office:value-type="float" office:value="414" calcext:value-type="float">
            <text:p>414</text:p>
          </table:table-cell>
          <table:table-cell office:value-type="string" calcext:value-type="string">
            <text:p>&amp;</text:p>
          </table:table-cell>
          <table:table-cell table:formula="of:=[$ProgramsInfo_Info.H24]" office:value-type="float" office:value="21.25" calcext:value-type="float">
            <text:p>21.25</text:p>
          </table:table-cell>
          <table:table-cell office:value-type="string" calcext:value-type="string">
            <text:p>&amp;</text:p>
          </table:table-cell>
          <table:table-cell table:formula="of:=[$ProgramsInfo_Info.I24]" office:value-type="float" office:value="62" calcext:value-type="float">
            <text:p>6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5]" office:value-type="string" office:string-value="testPad" calcext:value-type="string">
            <text:p>testPad</text:p>
          </table:table-cell>
          <table:table-cell office:value-type="string" calcext:value-type="string">
            <text:p>&amp;</text:p>
          </table:table-cell>
          <table:table-cell table:formula="of:=[$ProgramsInfo_Info.B25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5]"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table:formula="of:=[$ProgramsInfo_Info.D25]" office:value-type="float" office:value="629" calcext:value-type="float">
            <text:p>629</text:p>
          </table:table-cell>
          <table:table-cell office:value-type="string" calcext:value-type="string">
            <text:p>&amp;</text:p>
          </table:table-cell>
          <table:table-cell table:formula="of:=[$ProgramsInfo_Info.E25]"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table:formula="of:=[$ProgramsInfo_Info.F25]" office:value-type="float" office:value="8.59" calcext:value-type="float">
            <text:p>8.59</text:p>
          </table:table-cell>
          <table:table-cell office:value-type="string" calcext:value-type="string">
            <text:p>&amp;</text:p>
          </table:table-cell>
          <table:table-cell table:formula="of:=[$ProgramsInfo_Info.G25]"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table:formula="of:=[$ProgramsInfo_Info.H25]" office:value-type="float" office:value="9.06" calcext:value-type="float">
            <text:p>9.06</text:p>
          </table:table-cell>
          <table:table-cell office:value-type="string" calcext:value-type="string">
            <text:p>&amp;</text:p>
          </table:table-cell>
          <table:table-cell table:formula="of:=[$ProgramsInfo_Info.I25]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6]" office:value-type="string" office:string-value="trashAndTakeOut" calcext:value-type="string">
            <text:p>trashAndTakeOut</text:p>
          </table:table-cell>
          <table:table-cell office:value-type="string" calcext:value-type="string">
            <text:p>&amp;</text:p>
          </table:table-cell>
          <table:table-cell table:formula="of:=[$ProgramsInfo_Info.B26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formula="of:=[$ProgramsInfo_Info.C26]"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table:formula="of:=[$ProgramsInfo_Info.D26]" office:value-type="float" office:value="599" calcext:value-type="float">
            <text:p>599</text:p>
          </table:table-cell>
          <table:table-cell office:value-type="string" calcext:value-type="string">
            <text:p>&amp;</text:p>
          </table:table-cell>
          <table:table-cell table:formula="of:=[$ProgramsInfo_Info.E26]"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[$ProgramsInfo_Info.F26]" office:value-type="float" office:value="15.69" calcext:value-type="float">
            <text:p>15.69</text:p>
          </table:table-cell>
          <table:table-cell office:value-type="string" calcext:value-type="string">
            <text:p>&amp;</text:p>
          </table:table-cell>
          <table:table-cell table:formula="of:=[$ProgramsInfo_Info.G26]"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[$ProgramsInfo_Info.H26]" office:value-type="float" office:value="4.51" calcext:value-type="float">
            <text:p>4.51</text:p>
          </table:table-cell>
          <table:table-cell office:value-type="string" calcext:value-type="string">
            <text:p>&amp;</text:p>
          </table:table-cell>
          <table:table-cell table:formula="of:=[$ProgramsInfo_Info.I26]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7]" office:value-type="string" office:string-value="twoPred" calcext:value-type="string">
            <text:p>twoPred</text:p>
          </table:table-cell>
          <table:table-cell office:value-type="string" calcext:value-type="string">
            <text:p>&amp;</text:p>
          </table:table-cell>
          <table:table-cell table:formula="of:=[$ProgramsInfo_Info.B27]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formula="of:=[$ProgramsInfo_Info.C27]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formula="of:=[$ProgramsInfo_Info.D27]" office:value-type="float" office:value="246" calcext:value-type="float">
            <text:p>246</text:p>
          </table:table-cell>
          <table:table-cell office:value-type="string" calcext:value-type="string">
            <text:p>&amp;</text:p>
          </table:table-cell>
          <table:table-cell table:formula="of:=[$ProgramsInfo_Info.E27]"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table:formula="of:=[$ProgramsInfo_Info.F27]" office:value-type="float" office:value="6.5" calcext:value-type="float">
            <text:p>6.5</text:p>
          </table:table-cell>
          <table:table-cell office:value-type="string" calcext:value-type="string">
            <text:p>&amp;</text:p>
          </table:table-cell>
          <table:table-cell table:formula="of:=[$ProgramsInfo_Info.G27]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table:formula="of:=[$ProgramsInfo_Info.H27]" office:value-type="float" office:value="9.76" calcext:value-type="float">
            <text:p>9.76</text:p>
          </table:table-cell>
          <table:table-cell office:value-type="string" calcext:value-type="string">
            <text:p>&amp;</text:p>
          </table:table-cell>
          <table:table-cell table:formula="of:=[$ProgramsInfo_Info.I27]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formula="of:=[$ProgramsInfo_Info.A28]" office:value-type="string" office:string-value="UnixCal" calcext:value-type="string">
            <text:p>UnixCal</text:p>
          </table:table-cell>
          <table:table-cell office:value-type="string" calcext:value-type="string">
            <text:p>&amp;</text:p>
          </table:table-cell>
          <table:table-cell table:formula="of:=[$ProgramsInfo_Info.B28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formula="of:=[$ProgramsInfo_Info.C28]" office:value-type="float" office:value="142" calcext:value-type="float">
            <text:p>142</text:p>
          </table:table-cell>
          <table:table-cell office:value-type="string" calcext:value-type="string">
            <text:p>&amp;</text:p>
          </table:table-cell>
          <table:table-cell table:formula="of:=[$ProgramsInfo_Info.D28]" office:value-type="float" office:value="4855" calcext:value-type="float">
            <text:p>4855</text:p>
          </table:table-cell>
          <table:table-cell office:value-type="string" calcext:value-type="string">
            <text:p>&amp;</text:p>
          </table:table-cell>
          <table:table-cell table:formula="of:=[$ProgramsInfo_Info.E28]" office:value-type="float" office:value="354" calcext:value-type="float">
            <text:p>354</text:p>
          </table:table-cell>
          <table:table-cell office:value-type="string" calcext:value-type="string">
            <text:p>&amp;</text:p>
          </table:table-cell>
          <table:table-cell table:formula="of:=[$ProgramsInfo_Info.F28]" office:value-type="float" office:value="7.29" calcext:value-type="float">
            <text:p>7.29</text:p>
          </table:table-cell>
          <table:table-cell office:value-type="string" calcext:value-type="string">
            <text:p>&amp;</text:p>
          </table:table-cell>
          <table:table-cell table:formula="of:=[$ProgramsInfo_Info.G28]" office:value-type="float" office:value="342" calcext:value-type="float">
            <text:p>342</text:p>
          </table:table-cell>
          <table:table-cell office:value-type="string" calcext:value-type="string">
            <text:p>&amp;</text:p>
          </table:table-cell>
          <table:table-cell table:formula="of:=[$ProgramsInfo_Info.H28]" office:value-type="float" office:value="7.04" calcext:value-type="float">
            <text:p>7.04</text:p>
          </table:table-cell>
          <table:table-cell office:value-type="string" calcext:value-type="string">
            <text:p>&amp;</text:p>
          </table:table-cell>
          <table:table-cell table:formula="of:=[$ProgramsInfo_Info.I28]" office:value-type="float" office:value="29" calcext:value-type="float">
            <text:p>29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textbf{Minimum} </text:p>
          </table:table-cell>
          <table:table-cell office:value-type="string" calcext:value-type="string">
            <text:p>&amp;</text:p>
          </table:table-cell>
          <table:table-cell table:formula="of:= &quot;\textbf{&quot; &amp; MIN([.C$10:.C$36]) &amp; &quot;}&quot;" office:value-type="string" office:string-value="\textbf{1}" calcext:value-type="string">
            <text:p>\textbf{1}</text:p>
          </table:table-cell>
          <table:table-cell office:value-type="string" calcext:value-type="string">
            <text:p>&amp;</text:p>
          </table:table-cell>
          <table:table-cell table:formula="of:= &quot;\textbf{&quot; &amp; MIN([.E$10:.E$36]) &amp; &quot;}&quot;" office:value-type="string" office:string-value="\textbf{9}" calcext:value-type="string">
            <text:p>\textbf{9}</text:p>
          </table:table-cell>
          <table:table-cell office:value-type="string" calcext:value-type="string">
            <text:p>&amp;</text:p>
          </table:table-cell>
          <table:table-cell table:formula="of:= &quot;\textbf{&quot; &amp; MIN([.G$10:.G$36]) &amp; &quot;}&quot;" office:value-type="string" office:string-value="\textbf{104}" calcext:value-type="string">
            <text:p>\textbf{104}</text:p>
          </table:table-cell>
          <table:table-cell office:value-type="string" calcext:value-type="string">
            <text:p>&amp;</text:p>
          </table:table-cell>
          <table:table-cell table:formula="of:= &quot;\textbf{&quot; &amp; MIN([.I$10:.I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IN([.K$10:.K$36]) &amp; &quot;}&quot;" office:value-type="string" office:string-value="\textbf{1.17}" calcext:value-type="string">
            <text:p>\textbf{1.17}</text:p>
          </table:table-cell>
          <table:table-cell office:value-type="string" calcext:value-type="string">
            <text:p>&amp;</text:p>
          </table:table-cell>
          <table:table-cell table:formula="of:= &quot;\textbf{&quot; &amp; MIN([.M$10:.M$36]) &amp; &quot;}&quot;" office:value-type="string" office:string-value="\textbf{3}" calcext:value-type="string">
            <text:p>\textbf{3}</text:p>
          </table:table-cell>
          <table:table-cell office:value-type="string" calcext:value-type="string">
            <text:p>&amp;</text:p>
          </table:table-cell>
          <table:table-cell table:formula="of:= &quot;\textbf{&quot; &amp; MIN([.O$10:.O$36]) &amp; &quot;}&quot;" office:value-type="string" office:string-value="\textbf{2.24}" calcext:value-type="string">
            <text:p>\textbf{2.24}</text:p>
          </table:table-cell>
          <table:table-cell office:value-type="string" calcext:value-type="string">
            <text:p>&amp;</text:p>
          </table:table-cell>
          <table:table-cell table:formula="of:= &quot;\textbf{&quot; &amp; MIN([.Q$10:.Q$36]) &amp; &quot;}&quot;" office:value-type="string" office:string-value="\textbf{5}" calcext:value-type="string">
            <text:p>\textbf{5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textbf{Maximum} </text:p>
          </table:table-cell>
          <table:table-cell office:value-type="string" calcext:value-type="string">
            <text:p>&amp;</text:p>
          </table:table-cell>
          <table:table-cell table:formula="of:= &quot;\textbf{&quot; &amp; MAX([.C$10:.C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textbf{Mean} </text:p>
          </table:table-cell>
          <table:table-cell office:value-type="string" calcext:value-type="string">
            <text:p>&amp;</text:p>
          </table:table-cell>
          <table:table-cell table:formula="of:= &quot;\textbf{&quot; &amp; AVERAGE([.C$10:.C$36]) &amp; &quot;}&quot;" office:value-type="string" office:string-value="\textbf{1.81481481481482}" calcext:value-type="string">
            <text:p>\textbf{1.81481481481482}</text:p>
          </table:table-cell>
          <table:table-cell office:value-type="string" calcext:value-type="string">
            <text:p>&amp;</text:p>
          </table:table-cell>
          <table:table-cell table:formula="of:= &quot;\textbf{&quot; &amp; AVERAGE([.E$10:.E$36]) &amp; &quot;}&quot;" office:value-type="string" office:string-value="\textbf{31.7777777777778}" calcext:value-type="string">
            <text:p>\textbf{31.7777777777778}</text:p>
          </table:table-cell>
          <table:table-cell office:value-type="string" calcext:value-type="string">
            <text:p>&amp;</text:p>
          </table:table-cell>
          <table:table-cell table:formula="of:= &quot;\textbf{&quot; &amp; AVERAGE([.G$10:.G$36]) &amp; &quot;}&quot;" office:value-type="string" office:string-value="\textbf{867.074074074074}" calcext:value-type="string">
            <text:p>\textbf{867.074074074074}</text:p>
          </table:table-cell>
          <table:table-cell office:value-type="string" calcext:value-type="string">
            <text:p>&amp;</text:p>
          </table:table-cell>
          <table:table-cell table:formula="of:= &quot;\textbf{&quot; &amp; AVERAGE([.I$10:.I$36]) &amp; &quot;}&quot;" office:value-type="string" office:string-value="\textbf{61.5185185185185}" calcext:value-type="string">
            <text:p>\textbf{61.5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K$10:.K$36]) &amp; &quot;}&quot;" office:value-type="string" office:string-value="\textbf{7.54185185185185}" calcext:value-type="string">
            <text:p>\textbf{7.54185185185185}</text:p>
          </table:table-cell>
          <table:table-cell office:value-type="string" calcext:value-type="string">
            <text:p>&amp;</text:p>
          </table:table-cell>
          <table:table-cell table:formula="of:= &quot;\textbf{&quot; &amp; AVERAGE([.M$10:.M$36]) &amp; &quot;}&quot;" office:value-type="string" office:string-value="\textbf{74.2592592592593}" calcext:value-type="string">
            <text:p>\textbf{74.2592592592593}</text:p>
          </table:table-cell>
          <table:table-cell office:value-type="string" calcext:value-type="string">
            <text:p>&amp;</text:p>
          </table:table-cell>
          <table:table-cell table:formula="of:= &quot;\textbf{&quot; &amp; AVERAGE([.O$10:.O$36]) &amp; &quot;}&quot;" office:value-type="string" office:string-value="\textbf{8.26851851851852}" calcext:value-type="string">
            <text:p>\textbf{8.26851851851852}</text:p>
          </table:table-cell>
          <table:table-cell office:value-type="string" calcext:value-type="string">
            <text:p>&amp;</text:p>
          </table:table-cell>
          <table:table-cell table:formula="of:= &quot;\textbf{&quot; &amp; AVERAGE([.Q$10:.Q$36]) &amp; &quot;}&quot;" office:value-type="string" office:string-value="\textbf{13.7777777777778}" calcext:value-type="string">
            <text:p>\textbf{13.7777777777778}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\textbf{Total} </text:p>
          </table:table-cell>
          <table:table-cell office:value-type="string" calcext:value-type="string">
            <text:p>&amp;</text:p>
          </table:table-cell>
          <table:table-cell table:formula="of:= &quot;\textbf{&quot; &amp; MAX([.C$10:.C$36]) &amp; &quot;}&quot;" office:value-type="string" office:string-value="\textbf{6}" calcext:value-type="string">
            <text:p>\textbf{6}</text:p>
          </table:table-cell>
          <table:table-cell office:value-type="string" calcext:value-type="string">
            <text:p>&amp;</text:p>
          </table:table-cell>
          <table:table-cell table:formula="of:= &quot;\textbf{&quot; &amp; MAX([.E$10:.E$36]) &amp; &quot;}&quot;" office:value-type="string" office:string-value="\textbf{142}" calcext:value-type="string">
            <text:p>\textbf{142}</text:p>
          </table:table-cell>
          <table:table-cell office:value-type="string" calcext:value-type="string">
            <text:p>&amp;</text:p>
          </table:table-cell>
          <table:table-cell table:formula="of:= &quot;\textbf{&quot; &amp; MAX([.G$10:.G$36]) &amp; &quot;}&quot;" office:value-type="string" office:string-value="\textbf{4855}" calcext:value-type="string">
            <text:p>\textbf{4855}</text:p>
          </table:table-cell>
          <table:table-cell office:value-type="string" calcext:value-type="string">
            <text:p>&amp;</text:p>
          </table:table-cell>
          <table:table-cell table:formula="of:= &quot;\textbf{&quot; &amp; MAX([.I$10:.I$36]) &amp; &quot;}&quot;" office:value-type="string" office:string-value="\textbf{354}" calcext:value-type="string">
            <text:p>\textbf{354}</text:p>
          </table:table-cell>
          <table:table-cell office:value-type="string" calcext:value-type="string">
            <text:p>&amp;</text:p>
          </table:table-cell>
          <table:table-cell table:formula="of:= &quot;\textbf{&quot; &amp; MAX([.K$10:.K$36]) &amp; &quot;}&quot;" office:value-type="string" office:string-value="\textbf{30.77}" calcext:value-type="string">
            <text:p>\textbf{30.77}</text:p>
          </table:table-cell>
          <table:table-cell office:value-type="string" calcext:value-type="string">
            <text:p>&amp;</text:p>
          </table:table-cell>
          <table:table-cell table:formula="of:= &quot;\textbf{&quot; &amp; MAX([.M$10:.M$36]) &amp; &quot;}&quot;" office:value-type="string" office:string-value="\textbf{414}" calcext:value-type="string">
            <text:p>\textbf{414}</text:p>
          </table:table-cell>
          <table:table-cell office:value-type="string" calcext:value-type="string">
            <text:p>&amp;</text:p>
          </table:table-cell>
          <table:table-cell table:formula="of:= &quot;\textbf{&quot; &amp; MAX([.O$10:.O$36]) &amp; &quot;}&quot;" office:value-type="string" office:string-value="\textbf{21.25}" calcext:value-type="string">
            <text:p>\textbf{21.25}</text:p>
          </table:table-cell>
          <table:table-cell office:value-type="string" calcext:value-type="string">
            <text:p>&amp;</text:p>
          </table:table-cell>
          <table:table-cell table:formula="of:= &quot;\textbf{&quot; &amp; MAX([.Q$10:.Q$36]) &amp; &quot;}&quot;" office:value-type="string" office:string-value="\textbf{62}" calcext:value-type="string">
            <text:p>\textbf{62}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1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9:30:22.01333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31:20.862115008</meta:creation-date>
    <dc:date>2020-01-17T13:13:10.952292093</dc:date>
    <meta:editing-duration>PT4H14M11S</meta:editing-duration>
    <meta:editing-cycles>9</meta:editing-cycles>
    <meta:generator>LibreOffice/6.2.8.2$Linux_X86_64 LibreOffice_project/20$Build-2</meta:generator>
    <meta:document-statistic meta:table-count="4" meta:cell-count="2480" meta:object-count="0"/>
  </office:meta>
</office:document-meta>
</file>